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3.828cm"/>
    </style:style>
    <style:style style:name="co7" style:family="table-column">
      <style:table-column-properties fo:break-before="auto" style:column-width="3.489cm"/>
    </style:style>
    <style:style style:name="co8" style:family="table-column">
      <style:table-column-properties fo:break-before="auto" style:column-width="3.78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Run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Load Elapsed'</text:p>
          </table:table-cell>
          <table:table-cell office:value-type="string" calcext:value-type="string">
            <text:p><text:s/>'COMPLETE Elapsed'</text:p>
          </table:table-cell>
          <table:table-cell office:value-type="string" calcext:value-type="string">
            <text:p><text:s/>'COMPLETE Count'</text:p>
          </table:table-cell>
          <table:table-cell office:value-type="string" calcext:value-type="string">
            <text:p><text:s/>'HIGHCARD Elapsed'</text:p>
          </table:table-cell>
          <table:table-cell office:value-type="string" calcext:value-type="string">
            <text:p><text:s/>'HIGHCARD Count'</text:p>
          </table:table-cell>
          <table:table-cell office:value-type="string" calcext:value-type="string">
            <text:p><text:s/>'LOWCARD Elapsed'</text:p>
          </table:table-cell>
          <table:table-cell office:value-type="string" calcext:value-type="string">
            <text:p><text:s/>'LOWCARD Count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7912" calcext:value-type="float">
            <text:p>47912</text:p>
          </table:table-cell>
          <table:table-cell office:value-type="float" office:value="0.125592295" calcext:value-type="float">
            <text:p>0.125592295</text:p>
          </table:table-cell>
          <table:table-cell office:value-type="float" office:value="3" calcext:value-type="float">
            <text:p>3</text:p>
          </table:table-cell>
          <table:table-cell office:value-type="float" office:value="0.112719619" calcext:value-type="float">
            <text:p>0.112719619</text:p>
          </table:table-cell>
          <table:table-cell office:value-type="float" office:value="2477" calcext:value-type="float">
            <text:p>2477</text:p>
          </table:table-cell>
          <table:table-cell office:value-type="float" office:value="0.096755677" calcext:value-type="float">
            <text:p>0.09675567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7912" calcext:value-type="float">
            <text:p>47912</text:p>
          </table:table-cell>
          <table:table-cell office:value-type="float" office:value="0.131193188" calcext:value-type="float">
            <text:p>0.131193188</text:p>
          </table:table-cell>
          <table:table-cell office:value-type="float" office:value="1" calcext:value-type="float">
            <text:p>1</text:p>
          </table:table-cell>
          <table:table-cell office:value-type="float" office:value="0.103045096" calcext:value-type="float">
            <text:p>0.103045096</text:p>
          </table:table-cell>
          <table:table-cell office:value-type="float" office:value="0" calcext:value-type="float">
            <text:p>0</text:p>
          </table:table-cell>
          <table:table-cell office:value-type="float" office:value="0.118186668" calcext:value-type="float">
            <text:p>0.118186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7820" calcext:value-type="float">
            <text:p>127820</text:p>
          </table:table-cell>
          <table:table-cell office:value-type="float" office:value="0.095640163" calcext:value-type="float">
            <text:p>0.095640163</text:p>
          </table:table-cell>
          <table:table-cell office:value-type="float" office:value="3" calcext:value-type="float">
            <text:p>3</text:p>
          </table:table-cell>
          <table:table-cell office:value-type="float" office:value="0.085528999" calcext:value-type="float">
            <text:p>0.085528999</text:p>
          </table:table-cell>
          <table:table-cell office:value-type="float" office:value="2477" calcext:value-type="float">
            <text:p>2477</text:p>
          </table:table-cell>
          <table:table-cell office:value-type="float" office:value="0.079949381" calcext:value-type="float">
            <text:p>0.079949381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7820" calcext:value-type="float">
            <text:p>127820</text:p>
          </table:table-cell>
          <table:table-cell office:value-type="float" office:value="0.107515392" calcext:value-type="float">
            <text:p>0.107515392</text:p>
          </table:table-cell>
          <table:table-cell office:value-type="float" office:value="1" calcext:value-type="float">
            <text:p>1</text:p>
          </table:table-cell>
          <table:table-cell office:value-type="float" office:value="0.078730012" calcext:value-type="float">
            <text:p>0.078730012</text:p>
          </table:table-cell>
          <table:table-cell office:value-type="float" office:value="0" calcext:value-type="float">
            <text:p>0</text:p>
          </table:table-cell>
          <table:table-cell office:value-type="float" office:value="0.126020582" calcext:value-type="float">
            <text:p>0.126020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1044" calcext:value-type="float">
            <text:p>31044</text:p>
          </table:table-cell>
          <table:table-cell office:value-type="float" office:value="0.091455024" calcext:value-type="float">
            <text:p>0.091455024</text:p>
          </table:table-cell>
          <table:table-cell office:value-type="float" office:value="3" calcext:value-type="float">
            <text:p>3</text:p>
          </table:table-cell>
          <table:table-cell office:value-type="float" office:value="0.088897618" calcext:value-type="float">
            <text:p>0.088897618</text:p>
          </table:table-cell>
          <table:table-cell office:value-type="float" office:value="2477" calcext:value-type="float">
            <text:p>2477</text:p>
          </table:table-cell>
          <table:table-cell office:value-type="float" office:value="0.080158519" calcext:value-type="float">
            <text:p>0.08015851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1044" calcext:value-type="float">
            <text:p>31044</text:p>
          </table:table-cell>
          <table:table-cell office:value-type="float" office:value="0.101152473" calcext:value-type="float">
            <text:p>0.101152473</text:p>
          </table:table-cell>
          <table:table-cell office:value-type="float" office:value="1" calcext:value-type="float">
            <text:p>1</text:p>
          </table:table-cell>
          <table:table-cell office:value-type="float" office:value="0.093560768" calcext:value-type="float">
            <text:p>0.093560768</text:p>
          </table:table-cell>
          <table:table-cell office:value-type="float" office:value="0" calcext:value-type="float">
            <text:p>0</text:p>
          </table:table-cell>
          <table:table-cell office:value-type="float" office:value="0.083375197" calcext:value-type="float">
            <text:p>0.08337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8431" calcext:value-type="float">
            <text:p>48431</text:p>
          </table:table-cell>
          <table:table-cell office:value-type="float" office:value="0.108738313" calcext:value-type="float">
            <text:p>0.108738313</text:p>
          </table:table-cell>
          <table:table-cell office:value-type="float" office:value="3" calcext:value-type="float">
            <text:p>3</text:p>
          </table:table-cell>
          <table:table-cell office:value-type="float" office:value="0.084367103" calcext:value-type="float">
            <text:p>0.084367103</text:p>
          </table:table-cell>
          <table:table-cell office:value-type="float" office:value="2477" calcext:value-type="float">
            <text:p>2477</text:p>
          </table:table-cell>
          <table:table-cell office:value-type="float" office:value="0.080324796" calcext:value-type="float">
            <text:p>0.08032479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8431" calcext:value-type="float">
            <text:p>48431</text:p>
          </table:table-cell>
          <table:table-cell office:value-type="float" office:value="0.078951939" calcext:value-type="float">
            <text:p>0.078951939</text:p>
          </table:table-cell>
          <table:table-cell office:value-type="float" office:value="1" calcext:value-type="float">
            <text:p>1</text:p>
          </table:table-cell>
          <table:table-cell office:value-type="float" office:value="0.078803074" calcext:value-type="float">
            <text:p>0.078803074</text:p>
          </table:table-cell>
          <table:table-cell office:value-type="float" office:value="0" calcext:value-type="float">
            <text:p>0</text:p>
          </table:table-cell>
          <table:table-cell office:value-type="float" office:value="0.083546842" calcext:value-type="float">
            <text:p>0.08354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5765" calcext:value-type="float">
            <text:p>35765</text:p>
          </table:table-cell>
          <table:table-cell office:value-type="float" office:value="0.090518409" calcext:value-type="float">
            <text:p>0.090518409</text:p>
          </table:table-cell>
          <table:table-cell office:value-type="float" office:value="3" calcext:value-type="float">
            <text:p>3</text:p>
          </table:table-cell>
          <table:table-cell office:value-type="float" office:value="0.084311202" calcext:value-type="float">
            <text:p>0.084311202</text:p>
          </table:table-cell>
          <table:table-cell office:value-type="float" office:value="2477" calcext:value-type="float">
            <text:p>2477</text:p>
          </table:table-cell>
          <table:table-cell office:value-type="float" office:value="0.079981265" calcext:value-type="float">
            <text:p>0.07998126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5765" calcext:value-type="float">
            <text:p>35765</text:p>
          </table:table-cell>
          <table:table-cell office:value-type="float" office:value="0.078496453" calcext:value-type="float">
            <text:p>0.078496453</text:p>
          </table:table-cell>
          <table:table-cell office:value-type="float" office:value="1" calcext:value-type="float">
            <text:p>1</text:p>
          </table:table-cell>
          <table:table-cell office:value-type="float" office:value="0.079289642" calcext:value-type="float">
            <text:p>0.079289642</text:p>
          </table:table-cell>
          <table:table-cell office:value-type="float" office:value="0" calcext:value-type="float">
            <text:p>0</text:p>
          </table:table-cell>
          <table:table-cell office:value-type="float" office:value="0.096980552" calcext:value-type="float">
            <text:p>0.09698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8983" calcext:value-type="float">
            <text:p>158983</text:p>
          </table:table-cell>
          <table:table-cell office:value-type="float" office:value="0.873330319" calcext:value-type="float">
            <text:p>0.873330319</text:p>
          </table:table-cell>
          <table:table-cell office:value-type="float" office:value="48" calcext:value-type="float">
            <text:p>48</text:p>
          </table:table-cell>
          <table:table-cell office:value-type="float" office:value="0.834473075" calcext:value-type="float">
            <text:p>0.834473075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8362518" calcext:value-type="float">
            <text:p>0.798362518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8983" calcext:value-type="float">
            <text:p>158983</text:p>
          </table:table-cell>
          <table:table-cell office:value-type="float" office:value="0.836514456" calcext:value-type="float">
            <text:p>0.836514456</text:p>
          </table:table-cell>
          <table:table-cell office:value-type="float" office:value="2" calcext:value-type="float">
            <text:p>2</text:p>
          </table:table-cell>
          <table:table-cell office:value-type="float" office:value="0.834864717" calcext:value-type="float">
            <text:p>0.834864717</text:p>
          </table:table-cell>
          <table:table-cell office:value-type="float" office:value="0" calcext:value-type="float">
            <text:p>0</text:p>
          </table:table-cell>
          <table:table-cell office:value-type="float" office:value="0.831038183" calcext:value-type="float">
            <text:p>0.83103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42204" calcext:value-type="float">
            <text:p>142204</text:p>
          </table:table-cell>
          <table:table-cell office:value-type="float" office:value="0.879483296" calcext:value-type="float">
            <text:p>0.879483296</text:p>
          </table:table-cell>
          <table:table-cell office:value-type="float" office:value="48" calcext:value-type="float">
            <text:p>48</text:p>
          </table:table-cell>
          <table:table-cell office:value-type="float" office:value="0.828931294" calcext:value-type="float">
            <text:p>0.828931294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8175106" calcext:value-type="float">
            <text:p>0.798175106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42204" calcext:value-type="float">
            <text:p>142204</text:p>
          </table:table-cell>
          <table:table-cell office:value-type="float" office:value="0.835358966" calcext:value-type="float">
            <text:p>0.835358966</text:p>
          </table:table-cell>
          <table:table-cell office:value-type="float" office:value="2" calcext:value-type="float">
            <text:p>2</text:p>
          </table:table-cell>
          <table:table-cell office:value-type="float" office:value="0.83384891" calcext:value-type="float">
            <text:p>0.83384891</text:p>
          </table:table-cell>
          <table:table-cell office:value-type="float" office:value="0" calcext:value-type="float">
            <text:p>0</text:p>
          </table:table-cell>
          <table:table-cell office:value-type="float" office:value="0.835763893" calcext:value-type="float">
            <text:p>0.835763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41557" calcext:value-type="float">
            <text:p>141557</text:p>
          </table:table-cell>
          <table:table-cell office:value-type="float" office:value="0.858299371" calcext:value-type="float">
            <text:p>0.858299371</text:p>
          </table:table-cell>
          <table:table-cell office:value-type="float" office:value="48" calcext:value-type="float">
            <text:p>48</text:p>
          </table:table-cell>
          <table:table-cell office:value-type="float" office:value="0.827854447" calcext:value-type="float">
            <text:p>0.827854447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7681077" calcext:value-type="float">
            <text:p>0.797681077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41557" calcext:value-type="float">
            <text:p>141557</text:p>
          </table:table-cell>
          <table:table-cell office:value-type="float" office:value="0.934218389" calcext:value-type="float">
            <text:p>0.934218389</text:p>
          </table:table-cell>
          <table:table-cell office:value-type="float" office:value="2" calcext:value-type="float">
            <text:p>2</text:p>
          </table:table-cell>
          <table:table-cell office:value-type="float" office:value="0.832724308" calcext:value-type="float">
            <text:p>0.832724308</text:p>
          </table:table-cell>
          <table:table-cell office:value-type="float" office:value="0" calcext:value-type="float">
            <text:p>0</text:p>
          </table:table-cell>
          <table:table-cell office:value-type="float" office:value="0.836660333" calcext:value-type="float">
            <text:p>0.83666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1834" calcext:value-type="float">
            <text:p>151834</text:p>
          </table:table-cell>
          <table:table-cell office:value-type="float" office:value="0.868697547" calcext:value-type="float">
            <text:p>0.868697547</text:p>
          </table:table-cell>
          <table:table-cell office:value-type="float" office:value="48" calcext:value-type="float">
            <text:p>48</text:p>
          </table:table-cell>
          <table:table-cell office:value-type="float" office:value="0.830946306" calcext:value-type="float">
            <text:p>0.830946306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2659985" calcext:value-type="float">
            <text:p>0.79265998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1834" calcext:value-type="float">
            <text:p>151834</text:p>
          </table:table-cell>
          <table:table-cell office:value-type="float" office:value="0.893864672" calcext:value-type="float">
            <text:p>0.893864672</text:p>
          </table:table-cell>
          <table:table-cell office:value-type="float" office:value="2" calcext:value-type="float">
            <text:p>2</text:p>
          </table:table-cell>
          <table:table-cell office:value-type="float" office:value="0.833843447" calcext:value-type="float">
            <text:p>0.833843447</text:p>
          </table:table-cell>
          <table:table-cell office:value-type="float" office:value="0" calcext:value-type="float">
            <text:p>0</text:p>
          </table:table-cell>
          <table:table-cell office:value-type="float" office:value="0.83624589" calcext:value-type="float">
            <text:p>0.8362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70530" calcext:value-type="float">
            <text:p>170530</text:p>
          </table:table-cell>
          <table:table-cell office:value-type="float" office:value="0.864032542" calcext:value-type="float">
            <text:p>0.864032542</text:p>
          </table:table-cell>
          <table:table-cell office:value-type="float" office:value="48" calcext:value-type="float">
            <text:p>48</text:p>
          </table:table-cell>
          <table:table-cell office:value-type="float" office:value="0.872177587" calcext:value-type="float">
            <text:p>0.872177587</text:p>
          </table:table-cell>
          <table:table-cell office:value-type="float" office:value="23569" calcext:value-type="float">
            <text:p>23569</text:p>
          </table:table-cell>
          <table:table-cell office:value-type="float" office:value="0.800199448" calcext:value-type="float">
            <text:p>0.800199448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70530" calcext:value-type="float">
            <text:p>170530</text:p>
          </table:table-cell>
          <table:table-cell office:value-type="float" office:value="0.839385726" calcext:value-type="float">
            <text:p>0.839385726</text:p>
          </table:table-cell>
          <table:table-cell office:value-type="float" office:value="2" calcext:value-type="float">
            <text:p>2</text:p>
          </table:table-cell>
          <table:table-cell office:value-type="float" office:value="0.835161858" calcext:value-type="float">
            <text:p>0.835161858</text:p>
          </table:table-cell>
          <table:table-cell office:value-type="float" office:value="0" calcext:value-type="float">
            <text:p>0</text:p>
          </table:table-cell>
          <table:table-cell office:value-type="float" office:value="0.834486093" calcext:value-type="float">
            <text:p>0.83448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912508" calcext:value-type="float">
            <text:p>912508</text:p>
          </table:table-cell>
          <table:table-cell office:value-type="float" office:value="8.527729782" calcext:value-type="float">
            <text:p>8.527729782</text:p>
          </table:table-cell>
          <table:table-cell office:value-type="float" office:value="4186" calcext:value-type="float">
            <text:p>4186</text:p>
          </table:table-cell>
          <table:table-cell office:value-type="float" office:value="8.456288165" calcext:value-type="float">
            <text:p>8.45628816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49490984" calcext:value-type="float">
            <text:p>7.249490984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912508" calcext:value-type="float">
            <text:p>912508</text:p>
          </table:table-cell>
          <table:table-cell office:value-type="float" office:value="8.330091426" calcext:value-type="float">
            <text:p>8.330091426</text:p>
          </table:table-cell>
          <table:table-cell office:value-type="float" office:value="10" calcext:value-type="float">
            <text:p>10</text:p>
          </table:table-cell>
          <table:table-cell office:value-type="float" office:value="8.582964879" calcext:value-type="float">
            <text:p>8.582964879</text:p>
          </table:table-cell>
          <table:table-cell office:value-type="float" office:value="0" calcext:value-type="float">
            <text:p>0</text:p>
          </table:table-cell>
          <table:table-cell office:value-type="float" office:value="8.70757284" calcext:value-type="float">
            <text:p>8.7075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59072" calcext:value-type="float">
            <text:p>859072</text:p>
          </table:table-cell>
          <table:table-cell office:value-type="float" office:value="8.745684167" calcext:value-type="float">
            <text:p>8.745684167</text:p>
          </table:table-cell>
          <table:table-cell office:value-type="float" office:value="4186" calcext:value-type="float">
            <text:p>4186</text:p>
          </table:table-cell>
          <table:table-cell office:value-type="float" office:value="8.314592091" calcext:value-type="float">
            <text:p>8.314592091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83133318" calcext:value-type="float">
            <text:p>6.98313331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59072" calcext:value-type="float">
            <text:p>859072</text:p>
          </table:table-cell>
          <table:table-cell office:value-type="float" office:value="8.565645287" calcext:value-type="float">
            <text:p>8.565645287</text:p>
          </table:table-cell>
          <table:table-cell office:value-type="float" office:value="10" calcext:value-type="float">
            <text:p>10</text:p>
          </table:table-cell>
          <table:table-cell office:value-type="float" office:value="8.421718554" calcext:value-type="float">
            <text:p>8.421718554</text:p>
          </table:table-cell>
          <table:table-cell office:value-type="float" office:value="0" calcext:value-type="float">
            <text:p>0</text:p>
          </table:table-cell>
          <table:table-cell office:value-type="float" office:value="8.321166103" calcext:value-type="float">
            <text:p>8.321166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78129" calcext:value-type="float">
            <text:p>878129</text:p>
          </table:table-cell>
          <table:table-cell office:value-type="float" office:value="8.543132538" calcext:value-type="float">
            <text:p>8.543132538</text:p>
          </table:table-cell>
          <table:table-cell office:value-type="float" office:value="4186" calcext:value-type="float">
            <text:p>4186</text:p>
          </table:table-cell>
          <table:table-cell office:value-type="float" office:value="8.348339293" calcext:value-type="float">
            <text:p>8.348339293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45008003" calcext:value-type="float">
            <text:p>6.94500800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78129" calcext:value-type="float">
            <text:p>878129</text:p>
          </table:table-cell>
          <table:table-cell office:value-type="float" office:value="8.359776525" calcext:value-type="float">
            <text:p>8.359776525</text:p>
          </table:table-cell>
          <table:table-cell office:value-type="float" office:value="10" calcext:value-type="float">
            <text:p>10</text:p>
          </table:table-cell>
          <table:table-cell office:value-type="float" office:value="8.305327833" calcext:value-type="float">
            <text:p>8.305327833</text:p>
          </table:table-cell>
          <table:table-cell office:value-type="float" office:value="0" calcext:value-type="float">
            <text:p>0</text:p>
          </table:table-cell>
          <table:table-cell office:value-type="float" office:value="8.421465904" calcext:value-type="float">
            <text:p>8.421465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19100" calcext:value-type="float">
            <text:p>819100</text:p>
          </table:table-cell>
          <table:table-cell office:value-type="float" office:value="8.731515492" calcext:value-type="float">
            <text:p>8.731515492</text:p>
          </table:table-cell>
          <table:table-cell office:value-type="float" office:value="4186" calcext:value-type="float">
            <text:p>4186</text:p>
          </table:table-cell>
          <table:table-cell office:value-type="float" office:value="8.566229701" calcext:value-type="float">
            <text:p>8.566229701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130147238" calcext:value-type="float">
            <text:p>7.13014723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19100" calcext:value-type="float">
            <text:p>819100</text:p>
          </table:table-cell>
          <table:table-cell office:value-type="float" office:value="8.768971757" calcext:value-type="float">
            <text:p>8.768971757</text:p>
          </table:table-cell>
          <table:table-cell office:value-type="float" office:value="10" calcext:value-type="float">
            <text:p>10</text:p>
          </table:table-cell>
          <table:table-cell office:value-type="float" office:value="8.55041578" calcext:value-type="float">
            <text:p>8.55041578</text:p>
          </table:table-cell>
          <table:table-cell office:value-type="float" office:value="0" calcext:value-type="float">
            <text:p>0</text:p>
          </table:table-cell>
          <table:table-cell office:value-type="float" office:value="8.299760156" calcext:value-type="float">
            <text:p>8.29976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42824" calcext:value-type="float">
            <text:p>842824</text:p>
          </table:table-cell>
          <table:table-cell office:value-type="float" office:value="8.52633287" calcext:value-type="float">
            <text:p>8.52633287</text:p>
          </table:table-cell>
          <table:table-cell office:value-type="float" office:value="4186" calcext:value-type="float">
            <text:p>4186</text:p>
          </table:table-cell>
          <table:table-cell office:value-type="float" office:value="8.34650543" calcext:value-type="float">
            <text:p>8.34650543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44863393" calcext:value-type="float">
            <text:p>6.94486339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42824" calcext:value-type="float">
            <text:p>842824</text:p>
          </table:table-cell>
          <table:table-cell office:value-type="float" office:value="8.307447013" calcext:value-type="float">
            <text:p>8.307447013</text:p>
          </table:table-cell>
          <table:table-cell office:value-type="float" office:value="10" calcext:value-type="float">
            <text:p>10</text:p>
          </table:table-cell>
          <table:table-cell office:value-type="float" office:value="8.305821549" calcext:value-type="float">
            <text:p>8.305821549</text:p>
          </table:table-cell>
          <table:table-cell office:value-type="float" office:value="0" calcext:value-type="float">
            <text:p>0</text:p>
          </table:table-cell>
          <table:table-cell office:value-type="float" office:value="8.283373786" calcext:value-type="float">
            <text:p>8.283373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6808" calcext:value-type="float">
            <text:p>9886808</text:p>
          </table:table-cell>
          <table:table-cell office:value-type="float" office:value="86.262145137" calcext:value-type="float">
            <text:p>86.262145137</text:p>
          </table:table-cell>
          <table:table-cell office:value-type="float" office:value="26349" calcext:value-type="float">
            <text:p>26349</text:p>
          </table:table-cell>
          <table:table-cell office:value-type="float" office:value="83.840043218" calcext:value-type="float">
            <text:p>83.84004321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27808838" calcext:value-type="float">
            <text:p>74.2780883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6808" calcext:value-type="float">
            <text:p>9886808</text:p>
          </table:table-cell>
          <table:table-cell office:value-type="float" office:value="82.502754306" calcext:value-type="float">
            <text:p>82.502754306</text:p>
          </table:table-cell>
          <table:table-cell office:value-type="float" office:value="41" calcext:value-type="float">
            <text:p>41</text:p>
          </table:table-cell>
          <table:table-cell office:value-type="float" office:value="81.917968522" calcext:value-type="float">
            <text:p>81.917968522</text:p>
          </table:table-cell>
          <table:table-cell office:value-type="float" office:value="2" calcext:value-type="float">
            <text:p>2</text:p>
          </table:table-cell>
          <table:table-cell office:value-type="float" office:value="81.997280777" calcext:value-type="float">
            <text:p>81.997280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9852" calcext:value-type="float">
            <text:p>7699852</text:p>
          </table:table-cell>
          <table:table-cell office:value-type="float" office:value="85.881142709" calcext:value-type="float">
            <text:p>85.881142709</text:p>
          </table:table-cell>
          <table:table-cell office:value-type="float" office:value="26349" calcext:value-type="float">
            <text:p>26349</text:p>
          </table:table-cell>
          <table:table-cell office:value-type="float" office:value="83.711721522" calcext:value-type="float">
            <text:p>83.71172152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421516713" calcext:value-type="float">
            <text:p>73.421516713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9852" calcext:value-type="float">
            <text:p>7699852</text:p>
          </table:table-cell>
          <table:table-cell office:value-type="float" office:value="81.491349743" calcext:value-type="float">
            <text:p>81.491349743</text:p>
          </table:table-cell>
          <table:table-cell office:value-type="float" office:value="41" calcext:value-type="float">
            <text:p>41</text:p>
          </table:table-cell>
          <table:table-cell office:value-type="float" office:value="82.175332279" calcext:value-type="float">
            <text:p>82.175332279</text:p>
          </table:table-cell>
          <table:table-cell office:value-type="float" office:value="2" calcext:value-type="float">
            <text:p>2</text:p>
          </table:table-cell>
          <table:table-cell office:value-type="float" office:value="82.177640392" calcext:value-type="float">
            <text:p>82.177640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79319" calcext:value-type="float">
            <text:p>9479319</text:p>
          </table:table-cell>
          <table:table-cell office:value-type="float" office:value="85.800198709" calcext:value-type="float">
            <text:p>85.800198709</text:p>
          </table:table-cell>
          <table:table-cell office:value-type="float" office:value="26349" calcext:value-type="float">
            <text:p>26349</text:p>
          </table:table-cell>
          <table:table-cell office:value-type="float" office:value="85.042048053" calcext:value-type="float">
            <text:p>85.04204805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616832029" calcext:value-type="float">
            <text:p>73.616832029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79319" calcext:value-type="float">
            <text:p>9479319</text:p>
          </table:table-cell>
          <table:table-cell office:value-type="float" office:value="80.209299938" calcext:value-type="float">
            <text:p>80.209299938</text:p>
          </table:table-cell>
          <table:table-cell office:value-type="float" office:value="41" calcext:value-type="float">
            <text:p>41</text:p>
          </table:table-cell>
          <table:table-cell office:value-type="float" office:value="81.913434093" calcext:value-type="float">
            <text:p>81.913434093</text:p>
          </table:table-cell>
          <table:table-cell office:value-type="float" office:value="2" calcext:value-type="float">
            <text:p>2</text:p>
          </table:table-cell>
          <table:table-cell office:value-type="float" office:value="82.188285355" calcext:value-type="float">
            <text:p>82.188285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1292" calcext:value-type="float">
            <text:p>10891292</text:p>
          </table:table-cell>
          <table:table-cell office:value-type="float" office:value="86.359444046" calcext:value-type="float">
            <text:p>86.359444046</text:p>
          </table:table-cell>
          <table:table-cell office:value-type="float" office:value="26349" calcext:value-type="float">
            <text:p>26349</text:p>
          </table:table-cell>
          <table:table-cell office:value-type="float" office:value="84.432437997" calcext:value-type="float">
            <text:p>84.43243799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751611328" calcext:value-type="float">
            <text:p>73.75161132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1292" calcext:value-type="float">
            <text:p>10891292</text:p>
          </table:table-cell>
          <table:table-cell office:value-type="float" office:value="81.035909061" calcext:value-type="float">
            <text:p>81.035909061</text:p>
          </table:table-cell>
          <table:table-cell office:value-type="float" office:value="41" calcext:value-type="float">
            <text:p>41</text:p>
          </table:table-cell>
          <table:table-cell office:value-type="float" office:value="82.521390548" calcext:value-type="float">
            <text:p>82.521390548</text:p>
          </table:table-cell>
          <table:table-cell office:value-type="float" office:value="2" calcext:value-type="float">
            <text:p>2</text:p>
          </table:table-cell>
          <table:table-cell office:value-type="float" office:value="82.297022826" calcext:value-type="float">
            <text:p>82.297022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83667" calcext:value-type="float">
            <text:p>10783667</text:p>
          </table:table-cell>
          <table:table-cell office:value-type="float" office:value="86.009320183" calcext:value-type="float">
            <text:p>86.009320183</text:p>
          </table:table-cell>
          <table:table-cell office:value-type="float" office:value="26349" calcext:value-type="float">
            <text:p>26349</text:p>
          </table:table-cell>
          <table:table-cell office:value-type="float" office:value="84.494885907" calcext:value-type="float">
            <text:p>84.49488590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028847415" calcext:value-type="float">
            <text:p>73.028847415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83667" calcext:value-type="float">
            <text:p>10783667</text:p>
          </table:table-cell>
          <table:table-cell office:value-type="float" office:value="80.086977726" calcext:value-type="float">
            <text:p>80.086977726</text:p>
          </table:table-cell>
          <table:table-cell office:value-type="float" office:value="41" calcext:value-type="float">
            <text:p>41</text:p>
          </table:table-cell>
          <table:table-cell office:value-type="float" office:value="81.992369032" calcext:value-type="float">
            <text:p>81.992369032</text:p>
          </table:table-cell>
          <table:table-cell office:value-type="float" office:value="2" calcext:value-type="float">
            <text:p>2</text:p>
          </table:table-cell>
          <table:table-cell office:value-type="float" office:value="81.912039421" calcext:value-type="float">
            <text:p>81.912039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414778" calcext:value-type="float">
            <text:p>98414778</text:p>
          </table:table-cell>
          <table:table-cell office:value-type="float" office:value="885.205253498" calcext:value-type="float">
            <text:p>885.20525349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2.143048847" calcext:value-type="float">
            <text:p>842.14304884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8.93620795" calcext:value-type="float">
            <text:p>688.93620795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414778" calcext:value-type="float">
            <text:p>98414778</text:p>
          </table:table-cell>
          <table:table-cell office:value-type="float" office:value="574.35701237" calcext:value-type="float">
            <text:p>574.35701237</text:p>
          </table:table-cell>
          <table:table-cell office:value-type="float" office:value="520" calcext:value-type="float">
            <text:p>520</text:p>
          </table:table-cell>
          <table:table-cell office:value-type="float" office:value="821.040198783" calcext:value-type="float">
            <text:p>821.040198783</text:p>
          </table:table-cell>
          <table:table-cell office:value-type="float" office:value="13" calcext:value-type="float">
            <text:p>13</text:p>
          </table:table-cell>
          <table:table-cell office:value-type="float" office:value="826.233693568" calcext:value-type="float">
            <text:p>826.2336935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128630" calcext:value-type="float">
            <text:p>97128630</text:p>
          </table:table-cell>
          <table:table-cell office:value-type="float" office:value="864.164442809" calcext:value-type="float">
            <text:p>864.16444280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39.73679893" calcext:value-type="float">
            <text:p>839.73679893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7.285879005" calcext:value-type="float">
            <text:p>687.285879005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128630" calcext:value-type="float">
            <text:p>97128630</text:p>
          </table:table-cell>
          <table:table-cell office:value-type="float" office:value="574.329489987" calcext:value-type="float">
            <text:p>574.329489987</text:p>
          </table:table-cell>
          <table:table-cell office:value-type="float" office:value="520" calcext:value-type="float">
            <text:p>520</text:p>
          </table:table-cell>
          <table:table-cell office:value-type="float" office:value="821.761475478" calcext:value-type="float">
            <text:p>821.761475478</text:p>
          </table:table-cell>
          <table:table-cell office:value-type="float" office:value="13" calcext:value-type="float">
            <text:p>13</text:p>
          </table:table-cell>
          <table:table-cell office:value-type="float" office:value="823.556716443" calcext:value-type="float">
            <text:p>823.556716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975282" calcext:value-type="float">
            <text:p>84975282</text:p>
          </table:table-cell>
          <table:table-cell office:value-type="float" office:value="858.103532963" calcext:value-type="float">
            <text:p>858.10353296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0.002391075" calcext:value-type="float">
            <text:p>840.00239107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4.757418696" calcext:value-type="float">
            <text:p>694.75741869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975282" calcext:value-type="float">
            <text:p>84975282</text:p>
          </table:table-cell>
          <table:table-cell office:value-type="float" office:value="576.498116637" calcext:value-type="float">
            <text:p>576.498116637</text:p>
          </table:table-cell>
          <table:table-cell office:value-type="float" office:value="520" calcext:value-type="float">
            <text:p>520</text:p>
          </table:table-cell>
          <table:table-cell office:value-type="float" office:value="826.562769541" calcext:value-type="float">
            <text:p>826.562769541</text:p>
          </table:table-cell>
          <table:table-cell office:value-type="float" office:value="13" calcext:value-type="float">
            <text:p>13</text:p>
          </table:table-cell>
          <table:table-cell office:value-type="float" office:value="823.965719639" calcext:value-type="float">
            <text:p>823.9657196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754236" calcext:value-type="float">
            <text:p>79754236</text:p>
          </table:table-cell>
          <table:table-cell office:value-type="float" office:value="854.495904948" calcext:value-type="float">
            <text:p>854.49590494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1.520597134" calcext:value-type="float">
            <text:p>841.52059713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6.846630099" calcext:value-type="float">
            <text:p>686.846630099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754236" calcext:value-type="float">
            <text:p>79754236</text:p>
          </table:table-cell>
          <table:table-cell office:value-type="float" office:value="582.468294458" calcext:value-type="float">
            <text:p>582.468294458</text:p>
          </table:table-cell>
          <table:table-cell office:value-type="float" office:value="520" calcext:value-type="float">
            <text:p>520</text:p>
          </table:table-cell>
          <table:table-cell office:value-type="float" office:value="820.555623941" calcext:value-type="float">
            <text:p>820.555623941</text:p>
          </table:table-cell>
          <table:table-cell office:value-type="float" office:value="13" calcext:value-type="float">
            <text:p>13</text:p>
          </table:table-cell>
          <table:table-cell office:value-type="float" office:value="823.653481338" calcext:value-type="float">
            <text:p>823.6534813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611659" calcext:value-type="float">
            <text:p>78611659</text:p>
          </table:table-cell>
          <table:table-cell office:value-type="float" office:value="851.04649509" calcext:value-type="float">
            <text:p>851.0464950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2.897564516" calcext:value-type="float">
            <text:p>842.89756451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6.457448331" calcext:value-type="float">
            <text:p>686.457448331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611659" calcext:value-type="float">
            <text:p>78611659</text:p>
          </table:table-cell>
          <table:table-cell office:value-type="float" office:value="579.264707484" calcext:value-type="float">
            <text:p>579.264707484</text:p>
          </table:table-cell>
          <table:table-cell office:value-type="float" office:value="520" calcext:value-type="float">
            <text:p>520</text:p>
          </table:table-cell>
          <table:table-cell office:value-type="float" office:value="821.000121671" calcext:value-type="float">
            <text:p>821.000121671</text:p>
          </table:table-cell>
          <table:table-cell office:value-type="float" office:value="13" calcext:value-type="float">
            <text:p>13</text:p>
          </table:table-cell>
          <table:table-cell office:value-type="float" office:value="832.444354233" calcext:value-type="float">
            <text:p>832.4443542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977590" calcext:value-type="float">
            <text:p>1977590</text:p>
          </table:table-cell>
          <table:table-cell office:value-type="float" office:value="0.010815668" calcext:value-type="float">
            <text:p>0.010815668</text:p>
          </table:table-cell>
          <table:table-cell office:value-type="float" office:value="3" calcext:value-type="float">
            <text:p>3</text:p>
          </table:table-cell>
          <table:table-cell office:value-type="float" office:value="0.023580034" calcext:value-type="float">
            <text:p>0.023580034</text:p>
          </table:table-cell>
          <table:table-cell office:value-type="float" office:value="2477" calcext:value-type="float">
            <text:p>2477</text:p>
          </table:table-cell>
          <table:table-cell office:value-type="float" office:value="0.011234068" calcext:value-type="float">
            <text:p>0.01123406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977590" calcext:value-type="float">
            <text:p>1977590</text:p>
          </table:table-cell>
          <table:table-cell office:value-type="float" office:value="0.000668713" calcext:value-type="float">
            <text:p>0.000668713</text:p>
          </table:table-cell>
          <table:table-cell office:value-type="float" office:value="1" calcext:value-type="float">
            <text:p>1</text:p>
          </table:table-cell>
          <table:table-cell office:value-type="float" office:value="0.00025289" calcext:value-type="float">
            <text:p>0.00025289</text:p>
          </table:table-cell>
          <table:table-cell office:value-type="float" office:value="0" calcext:value-type="float">
            <text:p>0</text:p>
          </table:table-cell>
          <table:table-cell office:value-type="float" office:value="0.000279758" calcext:value-type="float">
            <text:p>0.000279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26877" calcext:value-type="float">
            <text:p>426877</text:p>
          </table:table-cell>
          <table:table-cell office:value-type="float" office:value="0.001860393" calcext:value-type="float">
            <text:p>0.001860393</text:p>
          </table:table-cell>
          <table:table-cell office:value-type="float" office:value="3" calcext:value-type="float">
            <text:p>3</text:p>
          </table:table-cell>
          <table:table-cell office:value-type="float" office:value="0.011740589" calcext:value-type="float">
            <text:p>0.011740589</text:p>
          </table:table-cell>
          <table:table-cell office:value-type="float" office:value="2477" calcext:value-type="float">
            <text:p>2477</text:p>
          </table:table-cell>
          <table:table-cell office:value-type="float" office:value="0.011318948" calcext:value-type="float">
            <text:p>0.01131894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26877" calcext:value-type="float">
            <text:p>426877</text:p>
          </table:table-cell>
          <table:table-cell office:value-type="float" office:value="0.000363029" calcext:value-type="float">
            <text:p>0.000363029</text:p>
          </table:table-cell>
          <table:table-cell office:value-type="float" office:value="1" calcext:value-type="float">
            <text:p>1</text:p>
          </table:table-cell>
          <table:table-cell office:value-type="float" office:value="0.000195073" calcext:value-type="float">
            <text:p>0.000195073</text:p>
          </table:table-cell>
          <table:table-cell office:value-type="float" office:value="0" calcext:value-type="float">
            <text:p>0</text:p>
          </table:table-cell>
          <table:table-cell office:value-type="float" office:value="0.000217833" calcext:value-type="float">
            <text:p>0.000217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46819" calcext:value-type="float">
            <text:p>246819</text:p>
          </table:table-cell>
          <table:table-cell office:value-type="float" office:value="0.001662206" calcext:value-type="float">
            <text:p>0.001662206</text:p>
          </table:table-cell>
          <table:table-cell office:value-type="float" office:value="3" calcext:value-type="float">
            <text:p>3</text:p>
          </table:table-cell>
          <table:table-cell office:value-type="float" office:value="0.013174896" calcext:value-type="float">
            <text:p>0.013174896</text:p>
          </table:table-cell>
          <table:table-cell office:value-type="float" office:value="2477" calcext:value-type="float">
            <text:p>2477</text:p>
          </table:table-cell>
          <table:table-cell office:value-type="float" office:value="0.011034172" calcext:value-type="float">
            <text:p>0.011034172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46819" calcext:value-type="float">
            <text:p>246819</text:p>
          </table:table-cell>
          <table:table-cell office:value-type="float" office:value="0.000179087" calcext:value-type="float">
            <text:p>0.000179087</text:p>
          </table:table-cell>
          <table:table-cell office:value-type="float" office:value="1" calcext:value-type="float">
            <text:p>1</text:p>
          </table:table-cell>
          <table:table-cell office:value-type="float" office:value="0.000178392" calcext:value-type="float">
            <text:p>0.000178392</text:p>
          </table:table-cell>
          <table:table-cell office:value-type="float" office:value="0" calcext:value-type="float">
            <text:p>0</text:p>
          </table:table-cell>
          <table:table-cell office:value-type="float" office:value="0.000157186" calcext:value-type="float">
            <text:p>0.000157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21536" calcext:value-type="float">
            <text:p>321536</text:p>
          </table:table-cell>
          <table:table-cell office:value-type="float" office:value="0.001599193" calcext:value-type="float">
            <text:p>0.001599193</text:p>
          </table:table-cell>
          <table:table-cell office:value-type="float" office:value="3" calcext:value-type="float">
            <text:p>3</text:p>
          </table:table-cell>
          <table:table-cell office:value-type="float" office:value="0.009717878" calcext:value-type="float">
            <text:p>0.009717878</text:p>
          </table:table-cell>
          <table:table-cell office:value-type="float" office:value="2477" calcext:value-type="float">
            <text:p>2477</text:p>
          </table:table-cell>
          <table:table-cell office:value-type="float" office:value="0.010801294" calcext:value-type="float">
            <text:p>0.01080129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21536" calcext:value-type="float">
            <text:p>321536</text:p>
          </table:table-cell>
          <table:table-cell office:value-type="float" office:value="0.000150699" calcext:value-type="float">
            <text:p>0.000150699</text:p>
          </table:table-cell>
          <table:table-cell office:value-type="float" office:value="1" calcext:value-type="float">
            <text:p>1</text:p>
          </table:table-cell>
          <table:table-cell office:value-type="float" office:value="0.000180756" calcext:value-type="float">
            <text:p>0.000180756</text:p>
          </table:table-cell>
          <table:table-cell office:value-type="float" office:value="0" calcext:value-type="float">
            <text:p>0</text:p>
          </table:table-cell>
          <table:table-cell office:value-type="float" office:value="0.000148252" calcext:value-type="float">
            <text:p>0.000148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14652" calcext:value-type="float">
            <text:p>314652</text:p>
          </table:table-cell>
          <table:table-cell office:value-type="float" office:value="0.001573253" calcext:value-type="float">
            <text:p>0.001573253</text:p>
          </table:table-cell>
          <table:table-cell office:value-type="float" office:value="3" calcext:value-type="float">
            <text:p>3</text:p>
          </table:table-cell>
          <table:table-cell office:value-type="float" office:value="0.007826514" calcext:value-type="float">
            <text:p>0.007826514</text:p>
          </table:table-cell>
          <table:table-cell office:value-type="float" office:value="2477" calcext:value-type="float">
            <text:p>2477</text:p>
          </table:table-cell>
          <table:table-cell office:value-type="float" office:value="0.010451638" calcext:value-type="float">
            <text:p>0.01045163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14652" calcext:value-type="float">
            <text:p>314652</text:p>
          </table:table-cell>
          <table:table-cell office:value-type="float" office:value="0.000159906" calcext:value-type="float">
            <text:p>0.000159906</text:p>
          </table:table-cell>
          <table:table-cell office:value-type="float" office:value="1" calcext:value-type="float">
            <text:p>1</text:p>
          </table:table-cell>
          <table:table-cell office:value-type="float" office:value="0.000151848" calcext:value-type="float">
            <text:p>0.000151848</text:p>
          </table:table-cell>
          <table:table-cell office:value-type="float" office:value="0" calcext:value-type="float">
            <text:p>0</text:p>
          </table:table-cell>
          <table:table-cell office:value-type="float" office:value="0.000150007" calcext:value-type="float">
            <text:p>0.00015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53682" calcext:value-type="float">
            <text:p>753682</text:p>
          </table:table-cell>
          <table:table-cell office:value-type="float" office:value="0.002039301" calcext:value-type="float">
            <text:p>0.002039301</text:p>
          </table:table-cell>
          <table:table-cell office:value-type="float" office:value="48" calcext:value-type="float">
            <text:p>48</text:p>
          </table:table-cell>
          <table:table-cell office:value-type="float" office:value="0.050548202" calcext:value-type="float">
            <text:p>0.050548202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3129606" calcext:value-type="float">
            <text:p>0.053129606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53682" calcext:value-type="float">
            <text:p>753682</text:p>
          </table:table-cell>
          <table:table-cell office:value-type="float" office:value="0.00034449" calcext:value-type="float">
            <text:p>0.00034449</text:p>
          </table:table-cell>
          <table:table-cell office:value-type="float" office:value="2" calcext:value-type="float">
            <text:p>2</text:p>
          </table:table-cell>
          <table:table-cell office:value-type="float" office:value="0.000333023" calcext:value-type="float">
            <text:p>0.000333023</text:p>
          </table:table-cell>
          <table:table-cell office:value-type="float" office:value="0" calcext:value-type="float">
            <text:p>0</text:p>
          </table:table-cell>
          <table:table-cell office:value-type="float" office:value="0.000305914" calcext:value-type="float">
            <text:p>0.000305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84336" calcext:value-type="float">
            <text:p>784336</text:p>
          </table:table-cell>
          <table:table-cell office:value-type="float" office:value="0.001796031" calcext:value-type="float">
            <text:p>0.001796031</text:p>
          </table:table-cell>
          <table:table-cell office:value-type="float" office:value="48" calcext:value-type="float">
            <text:p>48</text:p>
          </table:table-cell>
          <table:table-cell office:value-type="float" office:value="0.040896543" calcext:value-type="float">
            <text:p>0.040896543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2749497" calcext:value-type="float">
            <text:p>0.052749497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84336" calcext:value-type="float">
            <text:p>784336</text:p>
          </table:table-cell>
          <table:table-cell office:value-type="float" office:value="0.000327938" calcext:value-type="float">
            <text:p>0.000327938</text:p>
          </table:table-cell>
          <table:table-cell office:value-type="float" office:value="2" calcext:value-type="float">
            <text:p>2</text:p>
          </table:table-cell>
          <table:table-cell office:value-type="float" office:value="0.000277172" calcext:value-type="float">
            <text:p>0.000277172</text:p>
          </table:table-cell>
          <table:table-cell office:value-type="float" office:value="0" calcext:value-type="float">
            <text:p>0</text:p>
          </table:table-cell>
          <table:table-cell office:value-type="float" office:value="0.00023586" calcext:value-type="float">
            <text:p>0.00023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35736" calcext:value-type="float">
            <text:p>735736</text:p>
          </table:table-cell>
          <table:table-cell office:value-type="float" office:value="0.001781853" calcext:value-type="float">
            <text:p>0.001781853</text:p>
          </table:table-cell>
          <table:table-cell office:value-type="float" office:value="48" calcext:value-type="float">
            <text:p>48</text:p>
          </table:table-cell>
          <table:table-cell office:value-type="float" office:value="0.041087771" calcext:value-type="float">
            <text:p>0.041087771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2872774" calcext:value-type="float">
            <text:p>0.052872774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35736" calcext:value-type="float">
            <text:p>735736</text:p>
          </table:table-cell>
          <table:table-cell office:value-type="float" office:value="0.000276757" calcext:value-type="float">
            <text:p>0.000276757</text:p>
          </table:table-cell>
          <table:table-cell office:value-type="float" office:value="2" calcext:value-type="float">
            <text:p>2</text:p>
          </table:table-cell>
          <table:table-cell office:value-type="float" office:value="0.000224215" calcext:value-type="float">
            <text:p>0.000224215</text:p>
          </table:table-cell>
          <table:table-cell office:value-type="float" office:value="0" calcext:value-type="float">
            <text:p>0</text:p>
          </table:table-cell>
          <table:table-cell office:value-type="float" office:value="0.000186067" calcext:value-type="float">
            <text:p>0.000186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65235" calcext:value-type="float">
            <text:p>765235</text:p>
          </table:table-cell>
          <table:table-cell office:value-type="float" office:value="0.00173119" calcext:value-type="float">
            <text:p>0.00173119</text:p>
          </table:table-cell>
          <table:table-cell office:value-type="float" office:value="48" calcext:value-type="float">
            <text:p>48</text:p>
          </table:table-cell>
          <table:table-cell office:value-type="float" office:value="0.040725651" calcext:value-type="float">
            <text:p>0.040725651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4161989" calcext:value-type="float">
            <text:p>0.05416198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65235" calcext:value-type="float">
            <text:p>765235</text:p>
          </table:table-cell>
          <table:table-cell office:value-type="float" office:value="0.000242028" calcext:value-type="float">
            <text:p>0.000242028</text:p>
          </table:table-cell>
          <table:table-cell office:value-type="float" office:value="2" calcext:value-type="float">
            <text:p>2</text:p>
          </table:table-cell>
          <table:table-cell office:value-type="float" office:value="0.000189144" calcext:value-type="float">
            <text:p>0.000189144</text:p>
          </table:table-cell>
          <table:table-cell office:value-type="float" office:value="0" calcext:value-type="float">
            <text:p>0</text:p>
          </table:table-cell>
          <table:table-cell office:value-type="float" office:value="0.000197949" calcext:value-type="float">
            <text:p>0.00019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39327" calcext:value-type="float">
            <text:p>739327</text:p>
          </table:table-cell>
          <table:table-cell office:value-type="float" office:value="0.001731542" calcext:value-type="float">
            <text:p>0.001731542</text:p>
          </table:table-cell>
          <table:table-cell office:value-type="float" office:value="48" calcext:value-type="float">
            <text:p>48</text:p>
          </table:table-cell>
          <table:table-cell office:value-type="float" office:value="0.042565951" calcext:value-type="float">
            <text:p>0.042565951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2092725" calcext:value-type="float">
            <text:p>0.05209272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39327" calcext:value-type="float">
            <text:p>739327</text:p>
          </table:table-cell>
          <table:table-cell office:value-type="float" office:value="0.000243101" calcext:value-type="float">
            <text:p>0.000243101</text:p>
          </table:table-cell>
          <table:table-cell office:value-type="float" office:value="2" calcext:value-type="float">
            <text:p>2</text:p>
          </table:table-cell>
          <table:table-cell office:value-type="float" office:value="0.000212826" calcext:value-type="float">
            <text:p>0.000212826</text:p>
          </table:table-cell>
          <table:table-cell office:value-type="float" office:value="0" calcext:value-type="float">
            <text:p>0</text:p>
          </table:table-cell>
          <table:table-cell office:value-type="float" office:value="0.000179584" calcext:value-type="float">
            <text:p>0.000179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462373" calcext:value-type="float">
            <text:p>7462373</text:p>
          </table:table-cell>
          <table:table-cell office:value-type="float" office:value="0.017491736" calcext:value-type="float">
            <text:p>0.017491736</text:p>
          </table:table-cell>
          <table:table-cell office:value-type="float" office:value="4186" calcext:value-type="float">
            <text:p>4186</text:p>
          </table:table-cell>
          <table:table-cell office:value-type="float" office:value="0.361512472" calcext:value-type="float">
            <text:p>0.361512472</text:p>
          </table:table-cell>
          <table:table-cell office:value-type="float" office:value="247757" calcext:value-type="float">
            <text:p>247757</text:p>
          </table:table-cell>
          <table:table-cell office:value-type="float" office:value="1.04013285" calcext:value-type="float">
            <text:p>1.04013285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462373" calcext:value-type="float">
            <text:p>7462373</text:p>
          </table:table-cell>
          <table:table-cell office:value-type="float" office:value="0.00031389" calcext:value-type="float">
            <text:p>0.00031389</text:p>
          </table:table-cell>
          <table:table-cell office:value-type="float" office:value="10" calcext:value-type="float">
            <text:p>10</text:p>
          </table:table-cell>
          <table:table-cell office:value-type="float" office:value="0.000290202" calcext:value-type="float">
            <text:p>0.000290202</text:p>
          </table:table-cell>
          <table:table-cell office:value-type="float" office:value="0" calcext:value-type="float">
            <text:p>0</text:p>
          </table:table-cell>
          <table:table-cell office:value-type="float" office:value="0.000218343" calcext:value-type="float">
            <text:p>0.000218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192200" calcext:value-type="float">
            <text:p>7192200</text:p>
          </table:table-cell>
          <table:table-cell office:value-type="float" office:value="0.016795093" calcext:value-type="float">
            <text:p>0.016795093</text:p>
          </table:table-cell>
          <table:table-cell office:value-type="float" office:value="4186" calcext:value-type="float">
            <text:p>4186</text:p>
          </table:table-cell>
          <table:table-cell office:value-type="float" office:value="0.37205775" calcext:value-type="float">
            <text:p>0.37205775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936788072" calcext:value-type="float">
            <text:p>0.936788072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192200" calcext:value-type="float">
            <text:p>7192200</text:p>
          </table:table-cell>
          <table:table-cell office:value-type="float" office:value="0.000325605" calcext:value-type="float">
            <text:p>0.000325605</text:p>
          </table:table-cell>
          <table:table-cell office:value-type="float" office:value="10" calcext:value-type="float">
            <text:p>10</text:p>
          </table:table-cell>
          <table:table-cell office:value-type="float" office:value="0.000238286" calcext:value-type="float">
            <text:p>0.000238286</text:p>
          </table:table-cell>
          <table:table-cell office:value-type="float" office:value="0" calcext:value-type="float">
            <text:p>0</text:p>
          </table:table-cell>
          <table:table-cell office:value-type="float" office:value="0.000214905" calcext:value-type="float">
            <text:p>0.000214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3639645" calcext:value-type="float">
            <text:p>43639645</text:p>
          </table:table-cell>
          <table:table-cell office:value-type="float" office:value="0.016864627" calcext:value-type="float">
            <text:p>0.016864627</text:p>
          </table:table-cell>
          <table:table-cell office:value-type="float" office:value="4186" calcext:value-type="float">
            <text:p>4186</text:p>
          </table:table-cell>
          <table:table-cell office:value-type="float" office:value="0.36747733" calcext:value-type="float">
            <text:p>0.36747733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892158717" calcext:value-type="float">
            <text:p>0.892158717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3639645" calcext:value-type="float">
            <text:p>43639645</text:p>
          </table:table-cell>
          <table:table-cell office:value-type="float" office:value="0.000217832" calcext:value-type="float">
            <text:p>0.000217832</text:p>
          </table:table-cell>
          <table:table-cell office:value-type="float" office:value="10" calcext:value-type="float">
            <text:p>10</text:p>
          </table:table-cell>
          <table:table-cell office:value-type="float" office:value="0.000249725" calcext:value-type="float">
            <text:p>0.000249725</text:p>
          </table:table-cell>
          <table:table-cell office:value-type="float" office:value="0" calcext:value-type="float">
            <text:p>0</text:p>
          </table:table-cell>
          <table:table-cell office:value-type="float" office:value="0.000212299" calcext:value-type="float">
            <text:p>0.00021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393765" calcext:value-type="float">
            <text:p>7393765</text:p>
          </table:table-cell>
          <table:table-cell office:value-type="float" office:value="0.016906107" calcext:value-type="float">
            <text:p>0.016906107</text:p>
          </table:table-cell>
          <table:table-cell office:value-type="float" office:value="4186" calcext:value-type="float">
            <text:p>4186</text:p>
          </table:table-cell>
          <table:table-cell office:value-type="float" office:value="0.384415944" calcext:value-type="float">
            <text:p>0.384415944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915694783" calcext:value-type="float">
            <text:p>0.91569478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393765" calcext:value-type="float">
            <text:p>7393765</text:p>
          </table:table-cell>
          <table:table-cell office:value-type="float" office:value="0.00021089" calcext:value-type="float">
            <text:p>0.00021089</text:p>
          </table:table-cell>
          <table:table-cell office:value-type="float" office:value="10" calcext:value-type="float">
            <text:p>10</text:p>
          </table:table-cell>
          <table:table-cell office:value-type="float" office:value="0.000223677" calcext:value-type="float">
            <text:p>0.000223677</text:p>
          </table:table-cell>
          <table:table-cell office:value-type="float" office:value="0" calcext:value-type="float">
            <text:p>0</text:p>
          </table:table-cell>
          <table:table-cell office:value-type="float" office:value="0.000213195" calcext:value-type="float">
            <text:p>0.00021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767551" calcext:value-type="float">
            <text:p>4767551</text:p>
          </table:table-cell>
          <table:table-cell office:value-type="float" office:value="0.016820324" calcext:value-type="float">
            <text:p>0.016820324</text:p>
          </table:table-cell>
          <table:table-cell office:value-type="float" office:value="4186" calcext:value-type="float">
            <text:p>4186</text:p>
          </table:table-cell>
          <table:table-cell office:value-type="float" office:value="0.411559135" calcext:value-type="float">
            <text:p>0.411559135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901812492" calcext:value-type="float">
            <text:p>0.901812492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767551" calcext:value-type="float">
            <text:p>4767551</text:p>
          </table:table-cell>
          <table:table-cell office:value-type="float" office:value="0.000210379" calcext:value-type="float">
            <text:p>0.000210379</text:p>
          </table:table-cell>
          <table:table-cell office:value-type="float" office:value="10" calcext:value-type="float">
            <text:p>10</text:p>
          </table:table-cell>
          <table:table-cell office:value-type="float" office:value="0.000217653" calcext:value-type="float">
            <text:p>0.000217653</text:p>
          </table:table-cell>
          <table:table-cell office:value-type="float" office:value="0" calcext:value-type="float">
            <text:p>0</text:p>
          </table:table-cell>
          <table:table-cell office:value-type="float" office:value="0.000206084" calcext:value-type="float">
            <text:p>0.000206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833374" calcext:value-type="float">
            <text:p>121833374</text:p>
          </table:table-cell>
          <table:table-cell office:value-type="float" office:value="0.095342352" calcext:value-type="float">
            <text:p>0.095342352</text:p>
          </table:table-cell>
          <table:table-cell office:value-type="float" office:value="26349" calcext:value-type="float">
            <text:p>26349</text:p>
          </table:table-cell>
          <table:table-cell office:value-type="float" office:value="2.79972731" calcext:value-type="float">
            <text:p>2.7997273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211030911" calcext:value-type="float">
            <text:p>8.21103091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833374" calcext:value-type="float">
            <text:p>121833374</text:p>
          </table:table-cell>
          <table:table-cell office:value-type="float" office:value="0.00034776" calcext:value-type="float">
            <text:p>0.00034776</text:p>
          </table:table-cell>
          <table:table-cell office:value-type="float" office:value="41" calcext:value-type="float">
            <text:p>41</text:p>
          </table:table-cell>
          <table:table-cell office:value-type="float" office:value="0.000314385" calcext:value-type="float">
            <text:p>0.000314385</text:p>
          </table:table-cell>
          <table:table-cell office:value-type="float" office:value="2" calcext:value-type="float">
            <text:p>2</text:p>
          </table:table-cell>
          <table:table-cell office:value-type="float" office:value="0.000190334" calcext:value-type="float">
            <text:p>0.000190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05067" calcext:value-type="float">
            <text:p>74805067</text:p>
          </table:table-cell>
          <table:table-cell office:value-type="float" office:value="0.091428223" calcext:value-type="float">
            <text:p>0.091428223</text:p>
          </table:table-cell>
          <table:table-cell office:value-type="float" office:value="26349" calcext:value-type="float">
            <text:p>26349</text:p>
          </table:table-cell>
          <table:table-cell office:value-type="float" office:value="2.777433022" calcext:value-type="float">
            <text:p>2.77743302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368289526" calcext:value-type="float">
            <text:p>8.368289526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05067" calcext:value-type="float">
            <text:p>74805067</text:p>
          </table:table-cell>
          <table:table-cell office:value-type="float" office:value="0.000313193" calcext:value-type="float">
            <text:p>0.000313193</text:p>
          </table:table-cell>
          <table:table-cell office:value-type="float" office:value="41" calcext:value-type="float">
            <text:p>41</text:p>
          </table:table-cell>
          <table:table-cell office:value-type="float" office:value="0.000245249" calcext:value-type="float">
            <text:p>0.000245249</text:p>
          </table:table-cell>
          <table:table-cell office:value-type="float" office:value="2" calcext:value-type="float">
            <text:p>2</text:p>
          </table:table-cell>
          <table:table-cell office:value-type="float" office:value="0.000208144" calcext:value-type="float">
            <text:p>0.000208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12862" calcext:value-type="float">
            <text:p>75512862</text:p>
          </table:table-cell>
          <table:table-cell office:value-type="float" office:value="0.09232399" calcext:value-type="float">
            <text:p>0.09232399</text:p>
          </table:table-cell>
          <table:table-cell office:value-type="float" office:value="26349" calcext:value-type="float">
            <text:p>26349</text:p>
          </table:table-cell>
          <table:table-cell office:value-type="float" office:value="2.677436412" calcext:value-type="float">
            <text:p>2.67743641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445048852" calcext:value-type="float">
            <text:p>8.44504885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12862" calcext:value-type="float">
            <text:p>75512862</text:p>
          </table:table-cell>
          <table:table-cell office:value-type="float" office:value="0.000328645" calcext:value-type="float">
            <text:p>0.000328645</text:p>
          </table:table-cell>
          <table:table-cell office:value-type="float" office:value="41" calcext:value-type="float">
            <text:p>41</text:p>
          </table:table-cell>
          <table:table-cell office:value-type="float" office:value="0.000251481" calcext:value-type="float">
            <text:p>0.000251481</text:p>
          </table:table-cell>
          <table:table-cell office:value-type="float" office:value="2" calcext:value-type="float">
            <text:p>2</text:p>
          </table:table-cell>
          <table:table-cell office:value-type="float" office:value="0.000069349" calcext:value-type="float">
            <text:p>6.93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99004" calcext:value-type="float">
            <text:p>73899004</text:p>
          </table:table-cell>
          <table:table-cell office:value-type="float" office:value="0.082477206" calcext:value-type="float">
            <text:p>0.082477206</text:p>
          </table:table-cell>
          <table:table-cell office:value-type="float" office:value="26349" calcext:value-type="float">
            <text:p>26349</text:p>
          </table:table-cell>
          <table:table-cell office:value-type="float" office:value="2.692622554" calcext:value-type="float">
            <text:p>2.692622554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300682635" calcext:value-type="float">
            <text:p>8.300682635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99004" calcext:value-type="float">
            <text:p>73899004</text:p>
          </table:table-cell>
          <table:table-cell office:value-type="float" office:value="0.000301936" calcext:value-type="float">
            <text:p>0.000301936</text:p>
          </table:table-cell>
          <table:table-cell office:value-type="float" office:value="41" calcext:value-type="float">
            <text:p>41</text:p>
          </table:table-cell>
          <table:table-cell office:value-type="float" office:value="0.000109082" calcext:value-type="float">
            <text:p>0.000109082</text:p>
          </table:table-cell>
          <table:table-cell office:value-type="float" office:value="2" calcext:value-type="float">
            <text:p>2</text:p>
          </table:table-cell>
          <table:table-cell office:value-type="float" office:value="0.000078866" calcext:value-type="float">
            <text:p>7.88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850794" calcext:value-type="float">
            <text:p>150850794</text:p>
          </table:table-cell>
          <table:table-cell office:value-type="float" office:value="0.070557747" calcext:value-type="float">
            <text:p>0.070557747</text:p>
          </table:table-cell>
          <table:table-cell office:value-type="float" office:value="26349" calcext:value-type="float">
            <text:p>26349</text:p>
          </table:table-cell>
          <table:table-cell office:value-type="float" office:value="2.656125399" calcext:value-type="float">
            <text:p>2.65612539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417918219" calcext:value-type="float">
            <text:p>8.417918219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850794" calcext:value-type="float">
            <text:p>150850794</text:p>
          </table:table-cell>
          <table:table-cell office:value-type="float" office:value="0.000560556" calcext:value-type="float">
            <text:p>0.000560556</text:p>
          </table:table-cell>
          <table:table-cell office:value-type="float" office:value="41" calcext:value-type="float">
            <text:p>41</text:p>
          </table:table-cell>
          <table:table-cell office:value-type="float" office:value="0.000090611" calcext:value-type="float">
            <text:p>9.0611E-05</text:p>
          </table:table-cell>
          <table:table-cell office:value-type="float" office:value="2" calcext:value-type="float">
            <text:p>2</text:p>
          </table:table-cell>
          <table:table-cell office:value-type="float" office:value="0.00006705" calcext:value-type="float">
            <text:p>6.70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69454578" calcext:value-type="float">
            <text:p>2069454578</text:p>
          </table:table-cell>
          <table:table-cell office:value-type="float" office:value="1.253265163" calcext:value-type="float">
            <text:p>1.25326516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295531037" calcext:value-type="float">
            <text:p>21.29553103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5.036382011" calcext:value-type="float">
            <text:p>125.036382011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69454578" calcext:value-type="float">
            <text:p>2069454578</text:p>
          </table:table-cell>
          <table:table-cell office:value-type="float" office:value="0.001714039" calcext:value-type="float">
            <text:p>0.001714039</text:p>
          </table:table-cell>
          <table:table-cell office:value-type="float" office:value="520" calcext:value-type="float">
            <text:p>520</text:p>
          </table:table-cell>
          <table:table-cell office:value-type="float" office:value="0.000217296" calcext:value-type="float">
            <text:p>0.000217296</text:p>
          </table:table-cell>
          <table:table-cell office:value-type="float" office:value="13" calcext:value-type="float">
            <text:p>13</text:p>
          </table:table-cell>
          <table:table-cell office:value-type="float" office:value="0.000132083" calcext:value-type="float">
            <text:p>0.0001320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75130157" calcext:value-type="float">
            <text:p>2775130157</text:p>
          </table:table-cell>
          <table:table-cell office:value-type="float" office:value="1.359597591" calcext:value-type="float">
            <text:p>1.35959759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280189683" calcext:value-type="float">
            <text:p>21.280189683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3.77846933" calcext:value-type="float">
            <text:p>123.7784693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75130157" calcext:value-type="float">
            <text:p>2775130157</text:p>
          </table:table-cell>
          <table:table-cell office:value-type="float" office:value="0.001442257" calcext:value-type="float">
            <text:p>0.001442257</text:p>
          </table:table-cell>
          <table:table-cell office:value-type="float" office:value="520" calcext:value-type="float">
            <text:p>520</text:p>
          </table:table-cell>
          <table:table-cell office:value-type="float" office:value="0.000228986" calcext:value-type="float">
            <text:p>0.000228986</text:p>
          </table:table-cell>
          <table:table-cell office:value-type="float" office:value="13" calcext:value-type="float">
            <text:p>13</text:p>
          </table:table-cell>
          <table:table-cell office:value-type="float" office:value="0.000124916" calcext:value-type="float">
            <text:p>0.0001249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85833986" calcext:value-type="float">
            <text:p>2385833986</text:p>
          </table:table-cell>
          <table:table-cell office:value-type="float" office:value="1.331190184" calcext:value-type="float">
            <text:p>1.33119018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375288024" calcext:value-type="float">
            <text:p>21.37528802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3.181131416" calcext:value-type="float">
            <text:p>123.18113141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85833986" calcext:value-type="float">
            <text:p>2385833986</text:p>
          </table:table-cell>
          <table:table-cell office:value-type="float" office:value="0.009513794" calcext:value-type="float">
            <text:p>0.009513794</text:p>
          </table:table-cell>
          <table:table-cell office:value-type="float" office:value="520" calcext:value-type="float">
            <text:p>520</text:p>
          </table:table-cell>
          <table:table-cell office:value-type="float" office:value="0.000222144" calcext:value-type="float">
            <text:p>0.000222144</text:p>
          </table:table-cell>
          <table:table-cell office:value-type="float" office:value="13" calcext:value-type="float">
            <text:p>13</text:p>
          </table:table-cell>
          <table:table-cell office:value-type="float" office:value="0.000125137" calcext:value-type="float">
            <text:p>0.0001251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99640157" calcext:value-type="float">
            <text:p>2499640157</text:p>
          </table:table-cell>
          <table:table-cell office:value-type="float" office:value="1.134250701" calcext:value-type="float">
            <text:p>1.13425070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535225008" calcext:value-type="float">
            <text:p>21.53522500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3.125981394" calcext:value-type="float">
            <text:p>123.125981394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99640157" calcext:value-type="float">
            <text:p>2499640157</text:p>
          </table:table-cell>
          <table:table-cell office:value-type="float" office:value="0.002745228" calcext:value-type="float">
            <text:p>0.002745228</text:p>
          </table:table-cell>
          <table:table-cell office:value-type="float" office:value="520" calcext:value-type="float">
            <text:p>520</text:p>
          </table:table-cell>
          <table:table-cell office:value-type="float" office:value="0.000231474" calcext:value-type="float">
            <text:p>0.000231474</text:p>
          </table:table-cell>
          <table:table-cell office:value-type="float" office:value="13" calcext:value-type="float">
            <text:p>13</text:p>
          </table:table-cell>
          <table:table-cell office:value-type="float" office:value="0.000140328" calcext:value-type="float">
            <text:p>0.0001403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07079325" calcext:value-type="float">
            <text:p>2407079325</text:p>
          </table:table-cell>
          <table:table-cell office:value-type="float" office:value="1.090135313" calcext:value-type="float">
            <text:p>1.09013531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577030116" calcext:value-type="float">
            <text:p>21.57703011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3.698490123" calcext:value-type="float">
            <text:p>123.69849012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07079325" calcext:value-type="float">
            <text:p>2407079325</text:p>
          </table:table-cell>
          <table:table-cell office:value-type="float" office:value="0.001455533" calcext:value-type="float">
            <text:p>0.001455533</text:p>
          </table:table-cell>
          <table:table-cell office:value-type="float" office:value="520" calcext:value-type="float">
            <text:p>520</text:p>
          </table:table-cell>
          <table:table-cell office:value-type="float" office:value="0.000226943" calcext:value-type="float">
            <text:p>0.000226943</text:p>
          </table:table-cell>
          <table:table-cell office:value-type="float" office:value="13" calcext:value-type="float">
            <text:p>13</text:p>
          </table:table-cell>
          <table:table-cell office:value-type="float" office:value="0.000129687" calcext:value-type="float">
            <text:p>0.0001296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8930253" calcext:value-type="float">
            <text:p>38930253</text:p>
          </table:table-cell>
          <table:table-cell office:value-type="float" office:value="0.157136547" calcext:value-type="float">
            <text:p>0.157136547</text:p>
          </table:table-cell>
          <table:table-cell office:value-type="float" office:value="3" calcext:value-type="float">
            <text:p>3</text:p>
          </table:table-cell>
          <table:table-cell office:value-type="float" office:value="0.114506685" calcext:value-type="float">
            <text:p>0.114506685</text:p>
          </table:table-cell>
          <table:table-cell office:value-type="float" office:value="2477" calcext:value-type="float">
            <text:p>2477</text:p>
          </table:table-cell>
          <table:table-cell office:value-type="float" office:value="0.109671796" calcext:value-type="float">
            <text:p>0.10967179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8930253" calcext:value-type="float">
            <text:p>38930253</text:p>
          </table:table-cell>
          <table:table-cell office:value-type="float" office:value="0.125372206" calcext:value-type="float">
            <text:p>0.125372206</text:p>
          </table:table-cell>
          <table:table-cell office:value-type="float" office:value="1" calcext:value-type="float">
            <text:p>1</text:p>
          </table:table-cell>
          <table:table-cell office:value-type="float" office:value="0.10041847" calcext:value-type="float">
            <text:p>0.10041847</text:p>
          </table:table-cell>
          <table:table-cell office:value-type="float" office:value="0" calcext:value-type="float">
            <text:p>0</text:p>
          </table:table-cell>
          <table:table-cell office:value-type="float" office:value="0.145778128" calcext:value-type="float">
            <text:p>0.14577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943717" calcext:value-type="float">
            <text:p>2943717</text:p>
          </table:table-cell>
          <table:table-cell office:value-type="float" office:value="0.083025096" calcext:value-type="float">
            <text:p>0.083025096</text:p>
          </table:table-cell>
          <table:table-cell office:value-type="float" office:value="3" calcext:value-type="float">
            <text:p>3</text:p>
          </table:table-cell>
          <table:table-cell office:value-type="float" office:value="0.103296841" calcext:value-type="float">
            <text:p>0.103296841</text:p>
          </table:table-cell>
          <table:table-cell office:value-type="float" office:value="2477" calcext:value-type="float">
            <text:p>2477</text:p>
          </table:table-cell>
          <table:table-cell office:value-type="float" office:value="0.10929574" calcext:value-type="float">
            <text:p>0.1092957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943717" calcext:value-type="float">
            <text:p>2943717</text:p>
          </table:table-cell>
          <table:table-cell office:value-type="float" office:value="0.087869666" calcext:value-type="float">
            <text:p>0.087869666</text:p>
          </table:table-cell>
          <table:table-cell office:value-type="float" office:value="1" calcext:value-type="float">
            <text:p>1</text:p>
          </table:table-cell>
          <table:table-cell office:value-type="float" office:value="0.122969528" calcext:value-type="float">
            <text:p>0.122969528</text:p>
          </table:table-cell>
          <table:table-cell office:value-type="float" office:value="0" calcext:value-type="float">
            <text:p>0</text:p>
          </table:table-cell>
          <table:table-cell office:value-type="float" office:value="0.075053267" calcext:value-type="float">
            <text:p>0.07505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008293" calcext:value-type="float">
            <text:p>3008293</text:p>
          </table:table-cell>
          <table:table-cell office:value-type="float" office:value="0.066826714" calcext:value-type="float">
            <text:p>0.066826714</text:p>
          </table:table-cell>
          <table:table-cell office:value-type="float" office:value="3" calcext:value-type="float">
            <text:p>3</text:p>
          </table:table-cell>
          <table:table-cell office:value-type="float" office:value="0.101616883" calcext:value-type="float">
            <text:p>0.101616883</text:p>
          </table:table-cell>
          <table:table-cell office:value-type="float" office:value="2477" calcext:value-type="float">
            <text:p>2477</text:p>
          </table:table-cell>
          <table:table-cell office:value-type="float" office:value="0.108299328" calcext:value-type="float">
            <text:p>0.10829932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008293" calcext:value-type="float">
            <text:p>3008293</text:p>
          </table:table-cell>
          <table:table-cell office:value-type="float" office:value="0.11246168" calcext:value-type="float">
            <text:p>0.11246168</text:p>
          </table:table-cell>
          <table:table-cell office:value-type="float" office:value="1" calcext:value-type="float">
            <text:p>1</text:p>
          </table:table-cell>
          <table:table-cell office:value-type="float" office:value="0.193578356" calcext:value-type="float">
            <text:p>0.193578356</text:p>
          </table:table-cell>
          <table:table-cell office:value-type="float" office:value="0" calcext:value-type="float">
            <text:p>0</text:p>
          </table:table-cell>
          <table:table-cell office:value-type="float" office:value="0.058139559" calcext:value-type="float">
            <text:p>0.058139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2059298" calcext:value-type="float">
            <text:p>22059298</text:p>
          </table:table-cell>
          <table:table-cell office:value-type="float" office:value="0.066803833" calcext:value-type="float">
            <text:p>0.066803833</text:p>
          </table:table-cell>
          <table:table-cell office:value-type="float" office:value="3" calcext:value-type="float">
            <text:p>3</text:p>
          </table:table-cell>
          <table:table-cell office:value-type="float" office:value="0.102077961" calcext:value-type="float">
            <text:p>0.102077961</text:p>
          </table:table-cell>
          <table:table-cell office:value-type="float" office:value="2477" calcext:value-type="float">
            <text:p>2477</text:p>
          </table:table-cell>
          <table:table-cell office:value-type="float" office:value="0.10471029" calcext:value-type="float">
            <text:p>0.1047102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2059298" calcext:value-type="float">
            <text:p>22059298</text:p>
          </table:table-cell>
          <table:table-cell office:value-type="float" office:value="0.129812889" calcext:value-type="float">
            <text:p>0.129812889</text:p>
          </table:table-cell>
          <table:table-cell office:value-type="float" office:value="1" calcext:value-type="float">
            <text:p>1</text:p>
          </table:table-cell>
          <table:table-cell office:value-type="float" office:value="0.108814433" calcext:value-type="float">
            <text:p>0.108814433</text:p>
          </table:table-cell>
          <table:table-cell office:value-type="float" office:value="0" calcext:value-type="float">
            <text:p>0</text:p>
          </table:table-cell>
          <table:table-cell office:value-type="float" office:value="0.058329638" calcext:value-type="float">
            <text:p>0.058329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328880" calcext:value-type="float">
            <text:p>3328880</text:p>
          </table:table-cell>
          <table:table-cell office:value-type="float" office:value="0.066961287" calcext:value-type="float">
            <text:p>0.066961287</text:p>
          </table:table-cell>
          <table:table-cell office:value-type="float" office:value="3" calcext:value-type="float">
            <text:p>3</text:p>
          </table:table-cell>
          <table:table-cell office:value-type="float" office:value="0.102847112" calcext:value-type="float">
            <text:p>0.102847112</text:p>
          </table:table-cell>
          <table:table-cell office:value-type="float" office:value="2477" calcext:value-type="float">
            <text:p>2477</text:p>
          </table:table-cell>
          <table:table-cell office:value-type="float" office:value="0.105160087" calcext:value-type="float">
            <text:p>0.10516008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328880" calcext:value-type="float">
            <text:p>3328880</text:p>
          </table:table-cell>
          <table:table-cell office:value-type="float" office:value="0.082643201" calcext:value-type="float">
            <text:p>0.082643201</text:p>
          </table:table-cell>
          <table:table-cell office:value-type="float" office:value="1" calcext:value-type="float">
            <text:p>1</text:p>
          </table:table-cell>
          <table:table-cell office:value-type="float" office:value="0.089616634" calcext:value-type="float">
            <text:p>0.089616634</text:p>
          </table:table-cell>
          <table:table-cell office:value-type="float" office:value="0" calcext:value-type="float">
            <text:p>0</text:p>
          </table:table-cell>
          <table:table-cell office:value-type="float" office:value="0.058662867" calcext:value-type="float">
            <text:p>0.05866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677689" calcext:value-type="float">
            <text:p>10677689</text:p>
          </table:table-cell>
          <table:table-cell office:value-type="float" office:value="0.380351115" calcext:value-type="float">
            <text:p>0.380351115</text:p>
          </table:table-cell>
          <table:table-cell office:value-type="float" office:value="48" calcext:value-type="float">
            <text:p>48</text:p>
          </table:table-cell>
          <table:table-cell office:value-type="float" office:value="0.447674105" calcext:value-type="float">
            <text:p>0.447674105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7965543" calcext:value-type="float">
            <text:p>0.46796554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677689" calcext:value-type="float">
            <text:p>10677689</text:p>
          </table:table-cell>
          <table:table-cell office:value-type="float" office:value="0.37465947" calcext:value-type="float">
            <text:p>0.37465947</text:p>
          </table:table-cell>
          <table:table-cell office:value-type="float" office:value="2" calcext:value-type="float">
            <text:p>2</text:p>
          </table:table-cell>
          <table:table-cell office:value-type="float" office:value="0.481154051" calcext:value-type="float">
            <text:p>0.481154051</text:p>
          </table:table-cell>
          <table:table-cell office:value-type="float" office:value="0" calcext:value-type="float">
            <text:p>0</text:p>
          </table:table-cell>
          <table:table-cell office:value-type="float" office:value="0.596622725" calcext:value-type="float">
            <text:p>0.59662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289088" calcext:value-type="float">
            <text:p>10289088</text:p>
          </table:table-cell>
          <table:table-cell office:value-type="float" office:value="0.333059082" calcext:value-type="float">
            <text:p>0.333059082</text:p>
          </table:table-cell>
          <table:table-cell office:value-type="float" office:value="48" calcext:value-type="float">
            <text:p>48</text:p>
          </table:table-cell>
          <table:table-cell office:value-type="float" office:value="0.444157832" calcext:value-type="float">
            <text:p>0.444157832</text:p>
          </table:table-cell>
          <table:table-cell office:value-type="float" office:value="23569" calcext:value-type="float">
            <text:p>23569</text:p>
          </table:table-cell>
          <table:table-cell office:value-type="float" office:value="0.655349758" calcext:value-type="float">
            <text:p>0.655349758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289088" calcext:value-type="float">
            <text:p>10289088</text:p>
          </table:table-cell>
          <table:table-cell office:value-type="float" office:value="0.209055521" calcext:value-type="float">
            <text:p>0.209055521</text:p>
          </table:table-cell>
          <table:table-cell office:value-type="float" office:value="2" calcext:value-type="float">
            <text:p>2</text:p>
          </table:table-cell>
          <table:table-cell office:value-type="float" office:value="0.475743204" calcext:value-type="float">
            <text:p>0.475743204</text:p>
          </table:table-cell>
          <table:table-cell office:value-type="float" office:value="0" calcext:value-type="float">
            <text:p>0</text:p>
          </table:table-cell>
          <table:table-cell office:value-type="float" office:value="0.520811491" calcext:value-type="float">
            <text:p>0.52081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227761" calcext:value-type="float">
            <text:p>9227761</text:p>
          </table:table-cell>
          <table:table-cell office:value-type="float" office:value="0.195904625" calcext:value-type="float">
            <text:p>0.195904625</text:p>
          </table:table-cell>
          <table:table-cell office:value-type="float" office:value="48" calcext:value-type="float">
            <text:p>48</text:p>
          </table:table-cell>
          <table:table-cell office:value-type="float" office:value="0.451146074" calcext:value-type="float">
            <text:p>0.451146074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5102784" calcext:value-type="float">
            <text:p>0.465102784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227761" calcext:value-type="float">
            <text:p>9227761</text:p>
          </table:table-cell>
          <table:table-cell office:value-type="float" office:value="0.199117219" calcext:value-type="float">
            <text:p>0.199117219</text:p>
          </table:table-cell>
          <table:table-cell office:value-type="float" office:value="2" calcext:value-type="float">
            <text:p>2</text:p>
          </table:table-cell>
          <table:table-cell office:value-type="float" office:value="0.4762577" calcext:value-type="float">
            <text:p>0.4762577</text:p>
          </table:table-cell>
          <table:table-cell office:value-type="float" office:value="0" calcext:value-type="float">
            <text:p>0</text:p>
          </table:table-cell>
          <table:table-cell office:value-type="float" office:value="0.610732979" calcext:value-type="float">
            <text:p>0.61073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8958768" calcext:value-type="float">
            <text:p>8958768</text:p>
          </table:table-cell>
          <table:table-cell office:value-type="float" office:value="0.1963643" calcext:value-type="float">
            <text:p>0.1963643</text:p>
          </table:table-cell>
          <table:table-cell office:value-type="float" office:value="48" calcext:value-type="float">
            <text:p>48</text:p>
          </table:table-cell>
          <table:table-cell office:value-type="float" office:value="0.444721859" calcext:value-type="float">
            <text:p>0.444721859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2293795" calcext:value-type="float">
            <text:p>0.46229379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8958768" calcext:value-type="float">
            <text:p>8958768</text:p>
          </table:table-cell>
          <table:table-cell office:value-type="float" office:value="0.19654246" calcext:value-type="float">
            <text:p>0.19654246</text:p>
          </table:table-cell>
          <table:table-cell office:value-type="float" office:value="2" calcext:value-type="float">
            <text:p>2</text:p>
          </table:table-cell>
          <table:table-cell office:value-type="float" office:value="0.471559954" calcext:value-type="float">
            <text:p>0.471559954</text:p>
          </table:table-cell>
          <table:table-cell office:value-type="float" office:value="0" calcext:value-type="float">
            <text:p>0</text:p>
          </table:table-cell>
          <table:table-cell office:value-type="float" office:value="0.540762331" calcext:value-type="float">
            <text:p>0.54076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412913" calcext:value-type="float">
            <text:p>9412913</text:p>
          </table:table-cell>
          <table:table-cell office:value-type="float" office:value="0.1960339" calcext:value-type="float">
            <text:p>0.1960339</text:p>
          </table:table-cell>
          <table:table-cell office:value-type="float" office:value="48" calcext:value-type="float">
            <text:p>48</text:p>
          </table:table-cell>
          <table:table-cell office:value-type="float" office:value="0.444750888" calcext:value-type="float">
            <text:p>0.444750888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5518775" calcext:value-type="float">
            <text:p>0.46551877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412913" calcext:value-type="float">
            <text:p>9412913</text:p>
          </table:table-cell>
          <table:table-cell office:value-type="float" office:value="0.19694413" calcext:value-type="float">
            <text:p>0.19694413</text:p>
          </table:table-cell>
          <table:table-cell office:value-type="float" office:value="2" calcext:value-type="float">
            <text:p>2</text:p>
          </table:table-cell>
          <table:table-cell office:value-type="float" office:value="0.467737808" calcext:value-type="float">
            <text:p>0.467737808</text:p>
          </table:table-cell>
          <table:table-cell office:value-type="float" office:value="0" calcext:value-type="float">
            <text:p>0</text:p>
          </table:table-cell>
          <table:table-cell office:value-type="float" office:value="0.528841075" calcext:value-type="float">
            <text:p>0.52884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982221" calcext:value-type="float">
            <text:p>121982221</text:p>
          </table:table-cell>
          <table:table-cell office:value-type="float" office:value="2.244761631" calcext:value-type="float">
            <text:p>2.244761631</text:p>
          </table:table-cell>
          <table:table-cell office:value-type="float" office:value="4186" calcext:value-type="float">
            <text:p>4186</text:p>
          </table:table-cell>
          <table:table-cell office:value-type="float" office:value="4.430051127" calcext:value-type="float">
            <text:p>4.430051127</text:p>
          </table:table-cell>
          <table:table-cell office:value-type="float" office:value="247757" calcext:value-type="float">
            <text:p>247757</text:p>
          </table:table-cell>
          <table:table-cell office:value-type="float" office:value="5.053805324" calcext:value-type="float">
            <text:p>5.053805324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982221" calcext:value-type="float">
            <text:p>121982221</text:p>
          </table:table-cell>
          <table:table-cell office:value-type="float" office:value="2.293720476" calcext:value-type="float">
            <text:p>2.293720476</text:p>
          </table:table-cell>
          <table:table-cell office:value-type="float" office:value="10" calcext:value-type="float">
            <text:p>10</text:p>
          </table:table-cell>
          <table:table-cell office:value-type="float" office:value="4.89666234" calcext:value-type="float">
            <text:p>4.89666234</text:p>
          </table:table-cell>
          <table:table-cell office:value-type="float" office:value="0" calcext:value-type="float">
            <text:p>0</text:p>
          </table:table-cell>
          <table:table-cell office:value-type="float" office:value="7.267941223" calcext:value-type="float">
            <text:p>7.26794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497514" calcext:value-type="float">
            <text:p>121497514</text:p>
          </table:table-cell>
          <table:table-cell office:value-type="float" office:value="2.205320632" calcext:value-type="float">
            <text:p>2.205320632</text:p>
          </table:table-cell>
          <table:table-cell office:value-type="float" office:value="4186" calcext:value-type="float">
            <text:p>4186</text:p>
          </table:table-cell>
          <table:table-cell office:value-type="float" office:value="4.672546582" calcext:value-type="float">
            <text:p>4.672546582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904244266" calcext:value-type="float">
            <text:p>4.904244266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497514" calcext:value-type="float">
            <text:p>121497514</text:p>
          </table:table-cell>
          <table:table-cell office:value-type="float" office:value="2.243441994" calcext:value-type="float">
            <text:p>2.243441994</text:p>
          </table:table-cell>
          <table:table-cell office:value-type="float" office:value="10" calcext:value-type="float">
            <text:p>10</text:p>
          </table:table-cell>
          <table:table-cell office:value-type="float" office:value="4.980343441" calcext:value-type="float">
            <text:p>4.980343441</text:p>
          </table:table-cell>
          <table:table-cell office:value-type="float" office:value="0" calcext:value-type="float">
            <text:p>0</text:p>
          </table:table-cell>
          <table:table-cell office:value-type="float" office:value="6.98831128" calcext:value-type="float">
            <text:p>6.9883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2565652" calcext:value-type="float">
            <text:p>122565652</text:p>
          </table:table-cell>
          <table:table-cell office:value-type="float" office:value="2.233019158" calcext:value-type="float">
            <text:p>2.233019158</text:p>
          </table:table-cell>
          <table:table-cell office:value-type="float" office:value="4186" calcext:value-type="float">
            <text:p>4186</text:p>
          </table:table-cell>
          <table:table-cell office:value-type="float" office:value="4.368989222" calcext:value-type="float">
            <text:p>4.368989222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820150381" calcext:value-type="float">
            <text:p>4.820150381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2565652" calcext:value-type="float">
            <text:p>122565652</text:p>
          </table:table-cell>
          <table:table-cell office:value-type="float" office:value="2.247439666" calcext:value-type="float">
            <text:p>2.247439666</text:p>
          </table:table-cell>
          <table:table-cell office:value-type="float" office:value="10" calcext:value-type="float">
            <text:p>10</text:p>
          </table:table-cell>
          <table:table-cell office:value-type="float" office:value="4.711768719" calcext:value-type="float">
            <text:p>4.711768719</text:p>
          </table:table-cell>
          <table:table-cell office:value-type="float" office:value="0" calcext:value-type="float">
            <text:p>0</text:p>
          </table:table-cell>
          <table:table-cell office:value-type="float" office:value="6.952923634" calcext:value-type="float">
            <text:p>6.95292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3575261" calcext:value-type="float">
            <text:p>123575261</text:p>
          </table:table-cell>
          <table:table-cell office:value-type="float" office:value="2.212783014" calcext:value-type="float">
            <text:p>2.212783014</text:p>
          </table:table-cell>
          <table:table-cell office:value-type="float" office:value="4186" calcext:value-type="float">
            <text:p>4186</text:p>
          </table:table-cell>
          <table:table-cell office:value-type="float" office:value="4.375137271" calcext:value-type="float">
            <text:p>4.375137271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831245195" calcext:value-type="float">
            <text:p>4.831245195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3575261" calcext:value-type="float">
            <text:p>123575261</text:p>
          </table:table-cell>
          <table:table-cell office:value-type="float" office:value="2.255248264" calcext:value-type="float">
            <text:p>2.255248264</text:p>
          </table:table-cell>
          <table:table-cell office:value-type="float" office:value="10" calcext:value-type="float">
            <text:p>10</text:p>
          </table:table-cell>
          <table:table-cell office:value-type="float" office:value="4.711188025" calcext:value-type="float">
            <text:p>4.711188025</text:p>
          </table:table-cell>
          <table:table-cell office:value-type="float" office:value="0" calcext:value-type="float">
            <text:p>0</text:p>
          </table:table-cell>
          <table:table-cell office:value-type="float" office:value="7.105650687" calcext:value-type="float">
            <text:p>7.105650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9407910" calcext:value-type="float">
            <text:p>109407910</text:p>
          </table:table-cell>
          <table:table-cell office:value-type="float" office:value="2.416661119" calcext:value-type="float">
            <text:p>2.416661119</text:p>
          </table:table-cell>
          <table:table-cell office:value-type="float" office:value="4186" calcext:value-type="float">
            <text:p>4186</text:p>
          </table:table-cell>
          <table:table-cell office:value-type="float" office:value="4.362418391" calcext:value-type="float">
            <text:p>4.362418391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924867266" calcext:value-type="float">
            <text:p>4.924867266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9407910" calcext:value-type="float">
            <text:p>109407910</text:p>
          </table:table-cell>
          <table:table-cell office:value-type="float" office:value="2.260008257" calcext:value-type="float">
            <text:p>2.260008257</text:p>
          </table:table-cell>
          <table:table-cell office:value-type="float" office:value="10" calcext:value-type="float">
            <text:p>10</text:p>
          </table:table-cell>
          <table:table-cell office:value-type="float" office:value="4.831158567" calcext:value-type="float">
            <text:p>4.831158567</text:p>
          </table:table-cell>
          <table:table-cell office:value-type="float" office:value="0" calcext:value-type="float">
            <text:p>0</text:p>
          </table:table-cell>
          <table:table-cell office:value-type="float" office:value="6.929125405" calcext:value-type="float">
            <text:p>6.929125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373948" calcext:value-type="float">
            <text:p>1002373948</text:p>
          </table:table-cell>
          <table:table-cell office:value-type="float" office:value="24.247518573" calcext:value-type="float">
            <text:p>24.247518573</text:p>
          </table:table-cell>
          <table:table-cell office:value-type="float" office:value="26349" calcext:value-type="float">
            <text:p>26349</text:p>
          </table:table-cell>
          <table:table-cell office:value-type="float" office:value="47.509783458" calcext:value-type="float">
            <text:p>47.50978345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224530361" calcext:value-type="float">
            <text:p>54.22453036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373948" calcext:value-type="float">
            <text:p>1002373948</text:p>
          </table:table-cell>
          <table:table-cell office:value-type="float" office:value="23.838482765" calcext:value-type="float">
            <text:p>23.838482765</text:p>
          </table:table-cell>
          <table:table-cell office:value-type="float" office:value="41" calcext:value-type="float">
            <text:p>41</text:p>
          </table:table-cell>
          <table:table-cell office:value-type="float" office:value="50.349695649" calcext:value-type="float">
            <text:p>50.349695649</text:p>
          </table:table-cell>
          <table:table-cell office:value-type="float" office:value="2" calcext:value-type="float">
            <text:p>2</text:p>
          </table:table-cell>
          <table:table-cell office:value-type="float" office:value="72.309249274" calcext:value-type="float">
            <text:p>72.309249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350582" calcext:value-type="float">
            <text:p>1006350582</text:p>
          </table:table-cell>
          <table:table-cell office:value-type="float" office:value="23.900077923" calcext:value-type="float">
            <text:p>23.900077923</text:p>
          </table:table-cell>
          <table:table-cell office:value-type="float" office:value="26349" calcext:value-type="float">
            <text:p>26349</text:p>
          </table:table-cell>
          <table:table-cell office:value-type="float" office:value="47.107142208" calcext:value-type="float">
            <text:p>47.10714220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082294062" calcext:value-type="float">
            <text:p>54.08229406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350582" calcext:value-type="float">
            <text:p>1006350582</text:p>
          </table:table-cell>
          <table:table-cell office:value-type="float" office:value="23.840099573" calcext:value-type="float">
            <text:p>23.840099573</text:p>
          </table:table-cell>
          <table:table-cell office:value-type="float" office:value="41" calcext:value-type="float">
            <text:p>41</text:p>
          </table:table-cell>
          <table:table-cell office:value-type="float" office:value="50.55784464" calcext:value-type="float">
            <text:p>50.55784464</text:p>
          </table:table-cell>
          <table:table-cell office:value-type="float" office:value="2" calcext:value-type="float">
            <text:p>2</text:p>
          </table:table-cell>
          <table:table-cell office:value-type="float" office:value="72.190158401" calcext:value-type="float">
            <text:p>72.190158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915868" calcext:value-type="float">
            <text:p>1011915868</text:p>
          </table:table-cell>
          <table:table-cell office:value-type="float" office:value="23.8759326" calcext:value-type="float">
            <text:p>23.8759326</text:p>
          </table:table-cell>
          <table:table-cell office:value-type="float" office:value="26349" calcext:value-type="float">
            <text:p>26349</text:p>
          </table:table-cell>
          <table:table-cell office:value-type="float" office:value="46.468505667" calcext:value-type="float">
            <text:p>46.46850566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227149047" calcext:value-type="float">
            <text:p>54.227149047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915868" calcext:value-type="float">
            <text:p>1011915868</text:p>
          </table:table-cell>
          <table:table-cell office:value-type="float" office:value="23.832060789" calcext:value-type="float">
            <text:p>23.832060789</text:p>
          </table:table-cell>
          <table:table-cell office:value-type="float" office:value="41" calcext:value-type="float">
            <text:p>41</text:p>
          </table:table-cell>
          <table:table-cell office:value-type="float" office:value="50.706817018" calcext:value-type="float">
            <text:p>50.706817018</text:p>
          </table:table-cell>
          <table:table-cell office:value-type="float" office:value="2" calcext:value-type="float">
            <text:p>2</text:p>
          </table:table-cell>
          <table:table-cell office:value-type="float" office:value="72.727081027" calcext:value-type="float">
            <text:p>72.72708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570372" calcext:value-type="float">
            <text:p>1014570372</text:p>
          </table:table-cell>
          <table:table-cell office:value-type="float" office:value="23.955566036" calcext:value-type="float">
            <text:p>23.955566036</text:p>
          </table:table-cell>
          <table:table-cell office:value-type="float" office:value="26349" calcext:value-type="float">
            <text:p>26349</text:p>
          </table:table-cell>
          <table:table-cell office:value-type="float" office:value="46.704731442" calcext:value-type="float">
            <text:p>46.70473144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425203509" calcext:value-type="float">
            <text:p>54.425203509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570372" calcext:value-type="float">
            <text:p>1014570372</text:p>
          </table:table-cell>
          <table:table-cell office:value-type="float" office:value="24.340245356" calcext:value-type="float">
            <text:p>24.340245356</text:p>
          </table:table-cell>
          <table:table-cell office:value-type="float" office:value="41" calcext:value-type="float">
            <text:p>41</text:p>
          </table:table-cell>
          <table:table-cell office:value-type="float" office:value="50.412594923" calcext:value-type="float">
            <text:p>50.412594923</text:p>
          </table:table-cell>
          <table:table-cell office:value-type="float" office:value="2" calcext:value-type="float">
            <text:p>2</text:p>
          </table:table-cell>
          <table:table-cell office:value-type="float" office:value="72.42152252" calcext:value-type="float">
            <text:p>72.42152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428826" calcext:value-type="float">
            <text:p>1014428826</text:p>
          </table:table-cell>
          <table:table-cell office:value-type="float" office:value="23.921434512" calcext:value-type="float">
            <text:p>23.921434512</text:p>
          </table:table-cell>
          <table:table-cell office:value-type="float" office:value="26349" calcext:value-type="float">
            <text:p>26349</text:p>
          </table:table-cell>
          <table:table-cell office:value-type="float" office:value="46.401895361" calcext:value-type="float">
            <text:p>46.40189536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513616828" calcext:value-type="float">
            <text:p>54.51361682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428826" calcext:value-type="float">
            <text:p>1014428826</text:p>
          </table:table-cell>
          <table:table-cell office:value-type="float" office:value="23.893888209" calcext:value-type="float">
            <text:p>23.893888209</text:p>
          </table:table-cell>
          <table:table-cell office:value-type="float" office:value="41" calcext:value-type="float">
            <text:p>41</text:p>
          </table:table-cell>
          <table:table-cell office:value-type="float" office:value="50.546702278" calcext:value-type="float">
            <text:p>50.546702278</text:p>
          </table:table-cell>
          <table:table-cell office:value-type="float" office:value="2" calcext:value-type="float">
            <text:p>2</text:p>
          </table:table-cell>
          <table:table-cell office:value-type="float" office:value="72.141089678" calcext:value-type="float">
            <text:p>72.141089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39123656" calcext:value-type="float">
            <text:p>13339123656</text:p>
          </table:table-cell>
          <table:table-cell office:value-type="float" office:value="225.258541889" calcext:value-type="float">
            <text:p>225.25854188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4.46575676" calcext:value-type="float">
            <text:p>444.4657567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1.616940526" calcext:value-type="float">
            <text:p>481.61694052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39123656" calcext:value-type="float">
            <text:p>13339123656</text:p>
          </table:table-cell>
          <table:table-cell office:value-type="float" office:value="151.664722392" calcext:value-type="float">
            <text:p>151.664722392</text:p>
          </table:table-cell>
          <table:table-cell office:value-type="float" office:value="520" calcext:value-type="float">
            <text:p>520</text:p>
          </table:table-cell>
          <table:table-cell office:value-type="float" office:value="454.169715276" calcext:value-type="float">
            <text:p>454.169715276</text:p>
          </table:table-cell>
          <table:table-cell office:value-type="float" office:value="13" calcext:value-type="float">
            <text:p>13</text:p>
          </table:table-cell>
          <table:table-cell office:value-type="float" office:value="696.879047514" calcext:value-type="float">
            <text:p>696.8790475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40092394" calcext:value-type="float">
            <text:p>13340092394</text:p>
          </table:table-cell>
          <table:table-cell office:value-type="float" office:value="224.918485256" calcext:value-type="float">
            <text:p>224.918485256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2.940186028" calcext:value-type="float">
            <text:p>442.94018602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1.647478448" calcext:value-type="float">
            <text:p>481.647478448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40092394" calcext:value-type="float">
            <text:p>13340092394</text:p>
          </table:table-cell>
          <table:table-cell office:value-type="float" office:value="152.067197806" calcext:value-type="float">
            <text:p>152.067197806</text:p>
          </table:table-cell>
          <table:table-cell office:value-type="float" office:value="520" calcext:value-type="float">
            <text:p>520</text:p>
          </table:table-cell>
          <table:table-cell office:value-type="float" office:value="452.775627234" calcext:value-type="float">
            <text:p>452.775627234</text:p>
          </table:table-cell>
          <table:table-cell office:value-type="float" office:value="13" calcext:value-type="float">
            <text:p>13</text:p>
          </table:table-cell>
          <table:table-cell office:value-type="float" office:value="696.999263619" calcext:value-type="float">
            <text:p>696.9992636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03183449" calcext:value-type="float">
            <text:p>13603183449</text:p>
          </table:table-cell>
          <table:table-cell office:value-type="float" office:value="225.894320464" calcext:value-type="float">
            <text:p>225.89432046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2.847859537" calcext:value-type="float">
            <text:p>442.84785953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0.667940874" calcext:value-type="float">
            <text:p>480.667940874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03183449" calcext:value-type="float">
            <text:p>13603183449</text:p>
          </table:table-cell>
          <table:table-cell office:value-type="float" office:value="151.762917395" calcext:value-type="float">
            <text:p>151.762917395</text:p>
          </table:table-cell>
          <table:table-cell office:value-type="float" office:value="520" calcext:value-type="float">
            <text:p>520</text:p>
          </table:table-cell>
          <table:table-cell office:value-type="float" office:value="453.122284212" calcext:value-type="float">
            <text:p>453.122284212</text:p>
          </table:table-cell>
          <table:table-cell office:value-type="float" office:value="13" calcext:value-type="float">
            <text:p>13</text:p>
          </table:table-cell>
          <table:table-cell office:value-type="float" office:value="694.543484977" calcext:value-type="float">
            <text:p>694.5434849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36943289" calcext:value-type="float">
            <text:p>13636943289</text:p>
          </table:table-cell>
          <table:table-cell office:value-type="float" office:value="225.05538775" calcext:value-type="float">
            <text:p>225.0553877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4.293281575" calcext:value-type="float">
            <text:p>444.29328157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0.407842441" calcext:value-type="float">
            <text:p>480.407842441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36943289" calcext:value-type="float">
            <text:p>13636943289</text:p>
          </table:table-cell>
          <table:table-cell office:value-type="float" office:value="152.290981259" calcext:value-type="float">
            <text:p>152.290981259</text:p>
          </table:table-cell>
          <table:table-cell office:value-type="float" office:value="520" calcext:value-type="float">
            <text:p>520</text:p>
          </table:table-cell>
          <table:table-cell office:value-type="float" office:value="453.682399517" calcext:value-type="float">
            <text:p>453.682399517</text:p>
          </table:table-cell>
          <table:table-cell office:value-type="float" office:value="13" calcext:value-type="float">
            <text:p>13</text:p>
          </table:table-cell>
          <table:table-cell office:value-type="float" office:value="694.64780307" calcext:value-type="float">
            <text:p>694.647803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15352881" calcext:value-type="float">
            <text:p>13515352881</text:p>
          </table:table-cell>
          <table:table-cell office:value-type="float" office:value="224.790558663" calcext:value-type="float">
            <text:p>224.79055866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3.617054439" calcext:value-type="float">
            <text:p>443.61705443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79.821329776" calcext:value-type="float">
            <text:p>479.82132977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15352881" calcext:value-type="float">
            <text:p>13515352881</text:p>
          </table:table-cell>
          <table:table-cell office:value-type="float" office:value="152.339007444" calcext:value-type="float">
            <text:p>152.339007444</text:p>
          </table:table-cell>
          <table:table-cell office:value-type="float" office:value="520" calcext:value-type="float">
            <text:p>520</text:p>
          </table:table-cell>
          <table:table-cell office:value-type="float" office:value="453.307319956" calcext:value-type="float">
            <text:p>453.307319956</text:p>
          </table:table-cell>
          <table:table-cell office:value-type="float" office:value="13" calcext:value-type="float">
            <text:p>13</text:p>
          </table:table-cell>
          <table:table-cell office:value-type="float" office:value="694.317815798" calcext:value-type="float">
            <text:p>694.3178157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958441" calcext:value-type="float">
            <text:p>1958441</text:p>
          </table:table-cell>
          <table:table-cell office:value-type="float" office:value="0.010912949" calcext:value-type="float">
            <text:p>0.010912949</text:p>
          </table:table-cell>
          <table:table-cell office:value-type="float" office:value="3" calcext:value-type="float">
            <text:p>3</text:p>
          </table:table-cell>
          <table:table-cell office:value-type="float" office:value="0.008630727" calcext:value-type="float">
            <text:p>0.008630727</text:p>
          </table:table-cell>
          <table:table-cell office:value-type="float" office:value="2477" calcext:value-type="float">
            <text:p>2477</text:p>
          </table:table-cell>
          <table:table-cell office:value-type="float" office:value="0.011224643" calcext:value-type="float">
            <text:p>0.01122464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958441" calcext:value-type="float">
            <text:p>1958441</text:p>
          </table:table-cell>
          <table:table-cell office:value-type="float" office:value="0.002561643" calcext:value-type="float">
            <text:p>0.002561643</text:p>
          </table:table-cell>
          <table:table-cell office:value-type="float" office:value="1" calcext:value-type="float">
            <text:p>1</text:p>
          </table:table-cell>
          <table:table-cell office:value-type="float" office:value="0.000777836" calcext:value-type="float">
            <text:p>0.000777836</text:p>
          </table:table-cell>
          <table:table-cell office:value-type="float" office:value="0" calcext:value-type="float">
            <text:p>0</text:p>
          </table:table-cell>
          <table:table-cell office:value-type="float" office:value="0.000702578" calcext:value-type="float">
            <text:p>0.00070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886326" calcext:value-type="float">
            <text:p>886326</text:p>
          </table:table-cell>
          <table:table-cell office:value-type="float" office:value="0.00283697" calcext:value-type="float">
            <text:p>0.00283697</text:p>
          </table:table-cell>
          <table:table-cell office:value-type="float" office:value="3" calcext:value-type="float">
            <text:p>3</text:p>
          </table:table-cell>
          <table:table-cell office:value-type="float" office:value="0.006623228" calcext:value-type="float">
            <text:p>0.006623228</text:p>
          </table:table-cell>
          <table:table-cell office:value-type="float" office:value="2477" calcext:value-type="float">
            <text:p>2477</text:p>
          </table:table-cell>
          <table:table-cell office:value-type="float" office:value="0.005559438" calcext:value-type="float">
            <text:p>0.00555943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886326" calcext:value-type="float">
            <text:p>886326</text:p>
          </table:table-cell>
          <table:table-cell office:value-type="float" office:value="0.003819487" calcext:value-type="float">
            <text:p>0.003819487</text:p>
          </table:table-cell>
          <table:table-cell office:value-type="float" office:value="1" calcext:value-type="float">
            <text:p>1</text:p>
          </table:table-cell>
          <table:table-cell office:value-type="float" office:value="0.00073324" calcext:value-type="float">
            <text:p>0.00073324</text:p>
          </table:table-cell>
          <table:table-cell office:value-type="float" office:value="0" calcext:value-type="float">
            <text:p>0</text:p>
          </table:table-cell>
          <table:table-cell office:value-type="float" office:value="0.000669842" calcext:value-type="float">
            <text:p>0.000669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444620" calcext:value-type="float">
            <text:p>1444620</text:p>
          </table:table-cell>
          <table:table-cell office:value-type="float" office:value="0.002762771" calcext:value-type="float">
            <text:p>0.002762771</text:p>
          </table:table-cell>
          <table:table-cell office:value-type="float" office:value="3" calcext:value-type="float">
            <text:p>3</text:p>
          </table:table-cell>
          <table:table-cell office:value-type="float" office:value="0.007137806" calcext:value-type="float">
            <text:p>0.007137806</text:p>
          </table:table-cell>
          <table:table-cell office:value-type="float" office:value="2477" calcext:value-type="float">
            <text:p>2477</text:p>
          </table:table-cell>
          <table:table-cell office:value-type="float" office:value="0.006106907" calcext:value-type="float">
            <text:p>0.00610690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444620" calcext:value-type="float">
            <text:p>1444620</text:p>
          </table:table-cell>
          <table:table-cell office:value-type="float" office:value="0.000834147" calcext:value-type="float">
            <text:p>0.000834147</text:p>
          </table:table-cell>
          <table:table-cell office:value-type="float" office:value="1" calcext:value-type="float">
            <text:p>1</text:p>
          </table:table-cell>
          <table:table-cell office:value-type="float" office:value="0.000671887" calcext:value-type="float">
            <text:p>0.000671887</text:p>
          </table:table-cell>
          <table:table-cell office:value-type="float" office:value="0" calcext:value-type="float">
            <text:p>0</text:p>
          </table:table-cell>
          <table:table-cell office:value-type="float" office:value="0.000632656" calcext:value-type="float">
            <text:p>0.00063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874380" calcext:value-type="float">
            <text:p>874380</text:p>
          </table:table-cell>
          <table:table-cell office:value-type="float" office:value="0.002772763" calcext:value-type="float">
            <text:p>0.002772763</text:p>
          </table:table-cell>
          <table:table-cell office:value-type="float" office:value="3" calcext:value-type="float">
            <text:p>3</text:p>
          </table:table-cell>
          <table:table-cell office:value-type="float" office:value="0.008727317" calcext:value-type="float">
            <text:p>0.008727317</text:p>
          </table:table-cell>
          <table:table-cell office:value-type="float" office:value="2477" calcext:value-type="float">
            <text:p>2477</text:p>
          </table:table-cell>
          <table:table-cell office:value-type="float" office:value="0.005791864" calcext:value-type="float">
            <text:p>0.00579186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874380" calcext:value-type="float">
            <text:p>874380</text:p>
          </table:table-cell>
          <table:table-cell office:value-type="float" office:value="0.000692516" calcext:value-type="float">
            <text:p>0.000692516</text:p>
          </table:table-cell>
          <table:table-cell office:value-type="float" office:value="1" calcext:value-type="float">
            <text:p>1</text:p>
          </table:table-cell>
          <table:table-cell office:value-type="float" office:value="0.000665847" calcext:value-type="float">
            <text:p>0.000665847</text:p>
          </table:table-cell>
          <table:table-cell office:value-type="float" office:value="0" calcext:value-type="float">
            <text:p>0</text:p>
          </table:table-cell>
          <table:table-cell office:value-type="float" office:value="0.000593229" calcext:value-type="float">
            <text:p>0.00059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1628" calcext:value-type="float">
            <text:p>121628</text:p>
          </table:table-cell>
          <table:table-cell office:value-type="float" office:value="0.00254552" calcext:value-type="float">
            <text:p>0.00254552</text:p>
          </table:table-cell>
          <table:table-cell office:value-type="float" office:value="3" calcext:value-type="float">
            <text:p>3</text:p>
          </table:table-cell>
          <table:table-cell office:value-type="float" office:value="0.00665761" calcext:value-type="float">
            <text:p>0.00665761</text:p>
          </table:table-cell>
          <table:table-cell office:value-type="float" office:value="2477" calcext:value-type="float">
            <text:p>2477</text:p>
          </table:table-cell>
          <table:table-cell office:value-type="float" office:value="0.005493978" calcext:value-type="float">
            <text:p>0.00549397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1628" calcext:value-type="float">
            <text:p>121628</text:p>
          </table:table-cell>
          <table:table-cell office:value-type="float" office:value="0.000725185" calcext:value-type="float">
            <text:p>0.000725185</text:p>
          </table:table-cell>
          <table:table-cell office:value-type="float" office:value="1" calcext:value-type="float">
            <text:p>1</text:p>
          </table:table-cell>
          <table:table-cell office:value-type="float" office:value="0.000654622" calcext:value-type="float">
            <text:p>0.000654622</text:p>
          </table:table-cell>
          <table:table-cell office:value-type="float" office:value="0" calcext:value-type="float">
            <text:p>0</text:p>
          </table:table-cell>
          <table:table-cell office:value-type="float" office:value="0.000590869" calcext:value-type="float">
            <text:p>0.000590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61457" calcext:value-type="float">
            <text:p>2061457</text:p>
          </table:table-cell>
          <table:table-cell office:value-type="float" office:value="0.007755725" calcext:value-type="float">
            <text:p>0.007755725</text:p>
          </table:table-cell>
          <table:table-cell office:value-type="float" office:value="48" calcext:value-type="float">
            <text:p>48</text:p>
          </table:table-cell>
          <table:table-cell office:value-type="float" office:value="0.014200713" calcext:value-type="float">
            <text:p>0.014200713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5628405" calcext:value-type="float">
            <text:p>0.02562840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61457" calcext:value-type="float">
            <text:p>2061457</text:p>
          </table:table-cell>
          <table:table-cell office:value-type="float" office:value="0.003580733" calcext:value-type="float">
            <text:p>0.003580733</text:p>
          </table:table-cell>
          <table:table-cell office:value-type="float" office:value="2" calcext:value-type="float">
            <text:p>2</text:p>
          </table:table-cell>
          <table:table-cell office:value-type="float" office:value="0.003344833" calcext:value-type="float">
            <text:p>0.003344833</text:p>
          </table:table-cell>
          <table:table-cell office:value-type="float" office:value="0" calcext:value-type="float">
            <text:p>0</text:p>
          </table:table-cell>
          <table:table-cell office:value-type="float" office:value="0.002995693" calcext:value-type="float">
            <text:p>0.002995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40806" calcext:value-type="float">
            <text:p>2040806</text:p>
          </table:table-cell>
          <table:table-cell office:value-type="float" office:value="0.003390797" calcext:value-type="float">
            <text:p>0.003390797</text:p>
          </table:table-cell>
          <table:table-cell office:value-type="float" office:value="48" calcext:value-type="float">
            <text:p>48</text:p>
          </table:table-cell>
          <table:table-cell office:value-type="float" office:value="0.013878424" calcext:value-type="float">
            <text:p>0.013878424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190893" calcext:value-type="float">
            <text:p>0.02619089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40806" calcext:value-type="float">
            <text:p>2040806</text:p>
          </table:table-cell>
          <table:table-cell office:value-type="float" office:value="0.003585808" calcext:value-type="float">
            <text:p>0.003585808</text:p>
          </table:table-cell>
          <table:table-cell office:value-type="float" office:value="2" calcext:value-type="float">
            <text:p>2</text:p>
          </table:table-cell>
          <table:table-cell office:value-type="float" office:value="0.003256747" calcext:value-type="float">
            <text:p>0.003256747</text:p>
          </table:table-cell>
          <table:table-cell office:value-type="float" office:value="0" calcext:value-type="float">
            <text:p>0</text:p>
          </table:table-cell>
          <table:table-cell office:value-type="float" office:value="0.002956488" calcext:value-type="float">
            <text:p>0.00295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74673" calcext:value-type="float">
            <text:p>2074673</text:p>
          </table:table-cell>
          <table:table-cell office:value-type="float" office:value="0.003429963" calcext:value-type="float">
            <text:p>0.003429963</text:p>
          </table:table-cell>
          <table:table-cell office:value-type="float" office:value="48" calcext:value-type="float">
            <text:p>48</text:p>
          </table:table-cell>
          <table:table-cell office:value-type="float" office:value="0.014074585" calcext:value-type="float">
            <text:p>0.014074585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154863" calcext:value-type="float">
            <text:p>0.02615486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74673" calcext:value-type="float">
            <text:p>2074673</text:p>
          </table:table-cell>
          <table:table-cell office:value-type="float" office:value="0.003479553" calcext:value-type="float">
            <text:p>0.003479553</text:p>
          </table:table-cell>
          <table:table-cell office:value-type="float" office:value="2" calcext:value-type="float">
            <text:p>2</text:p>
          </table:table-cell>
          <table:table-cell office:value-type="float" office:value="0.003277005" calcext:value-type="float">
            <text:p>0.003277005</text:p>
          </table:table-cell>
          <table:table-cell office:value-type="float" office:value="0" calcext:value-type="float">
            <text:p>0</text:p>
          </table:table-cell>
          <table:table-cell office:value-type="float" office:value="0.002855261" calcext:value-type="float">
            <text:p>0.00285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77249" calcext:value-type="float">
            <text:p>2077249</text:p>
          </table:table-cell>
          <table:table-cell office:value-type="float" office:value="0.003308967" calcext:value-type="float">
            <text:p>0.003308967</text:p>
          </table:table-cell>
          <table:table-cell office:value-type="float" office:value="48" calcext:value-type="float">
            <text:p>48</text:p>
          </table:table-cell>
          <table:table-cell office:value-type="float" office:value="0.013792737" calcext:value-type="float">
            <text:p>0.013792737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090174" calcext:value-type="float">
            <text:p>0.026090174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77249" calcext:value-type="float">
            <text:p>2077249</text:p>
          </table:table-cell>
          <table:table-cell office:value-type="float" office:value="0.00381364" calcext:value-type="float">
            <text:p>0.00381364</text:p>
          </table:table-cell>
          <table:table-cell office:value-type="float" office:value="2" calcext:value-type="float">
            <text:p>2</text:p>
          </table:table-cell>
          <table:table-cell office:value-type="float" office:value="0.003150103" calcext:value-type="float">
            <text:p>0.003150103</text:p>
          </table:table-cell>
          <table:table-cell office:value-type="float" office:value="0" calcext:value-type="float">
            <text:p>0</text:p>
          </table:table-cell>
          <table:table-cell office:value-type="float" office:value="0.002942242" calcext:value-type="float">
            <text:p>0.00294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980970" calcext:value-type="float">
            <text:p>1980970</text:p>
          </table:table-cell>
          <table:table-cell office:value-type="float" office:value="0.003352577" calcext:value-type="float">
            <text:p>0.003352577</text:p>
          </table:table-cell>
          <table:table-cell office:value-type="float" office:value="48" calcext:value-type="float">
            <text:p>48</text:p>
          </table:table-cell>
          <table:table-cell office:value-type="float" office:value="0.014122579" calcext:value-type="float">
            <text:p>0.014122579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05559" calcext:value-type="float">
            <text:p>0.0260555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980970" calcext:value-type="float">
            <text:p>1980970</text:p>
          </table:table-cell>
          <table:table-cell office:value-type="float" office:value="0.003245026" calcext:value-type="float">
            <text:p>0.003245026</text:p>
          </table:table-cell>
          <table:table-cell office:value-type="float" office:value="2" calcext:value-type="float">
            <text:p>2</text:p>
          </table:table-cell>
          <table:table-cell office:value-type="float" office:value="0.003180007" calcext:value-type="float">
            <text:p>0.003180007</text:p>
          </table:table-cell>
          <table:table-cell office:value-type="float" office:value="0" calcext:value-type="float">
            <text:p>0</text:p>
          </table:table-cell>
          <table:table-cell office:value-type="float" office:value="0.00296156" calcext:value-type="float">
            <text:p>0.0029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548073" calcext:value-type="float">
            <text:p>23548073</text:p>
          </table:table-cell>
          <table:table-cell office:value-type="float" office:value="0.033252412" calcext:value-type="float">
            <text:p>0.033252412</text:p>
          </table:table-cell>
          <table:table-cell office:value-type="float" office:value="4186" calcext:value-type="float">
            <text:p>4186</text:p>
          </table:table-cell>
          <table:table-cell office:value-type="float" office:value="0.095721309" calcext:value-type="float">
            <text:p>0.095721309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0120743" calcext:value-type="float">
            <text:p>0.58012074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548073" calcext:value-type="float">
            <text:p>23548073</text:p>
          </table:table-cell>
          <table:table-cell office:value-type="float" office:value="0.006451032" calcext:value-type="float">
            <text:p>0.006451032</text:p>
          </table:table-cell>
          <table:table-cell office:value-type="float" office:value="10" calcext:value-type="float">
            <text:p>10</text:p>
          </table:table-cell>
          <table:table-cell office:value-type="float" office:value="0.004145035" calcext:value-type="float">
            <text:p>0.004145035</text:p>
          </table:table-cell>
          <table:table-cell office:value-type="float" office:value="0" calcext:value-type="float">
            <text:p>0</text:p>
          </table:table-cell>
          <table:table-cell office:value-type="float" office:value="0.004042807" calcext:value-type="float">
            <text:p>0.00404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87999" calcext:value-type="float">
            <text:p>23687999</text:p>
          </table:table-cell>
          <table:table-cell office:value-type="float" office:value="0.032868101" calcext:value-type="float">
            <text:p>0.032868101</text:p>
          </table:table-cell>
          <table:table-cell office:value-type="float" office:value="4186" calcext:value-type="float">
            <text:p>4186</text:p>
          </table:table-cell>
          <table:table-cell office:value-type="float" office:value="0.093368196" calcext:value-type="float">
            <text:p>0.093368196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2353352" calcext:value-type="float">
            <text:p>0.582353352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87999" calcext:value-type="float">
            <text:p>23687999</text:p>
          </table:table-cell>
          <table:table-cell office:value-type="float" office:value="0.005985456" calcext:value-type="float">
            <text:p>0.005985456</text:p>
          </table:table-cell>
          <table:table-cell office:value-type="float" office:value="10" calcext:value-type="float">
            <text:p>10</text:p>
          </table:table-cell>
          <table:table-cell office:value-type="float" office:value="0.003870822" calcext:value-type="float">
            <text:p>0.003870822</text:p>
          </table:table-cell>
          <table:table-cell office:value-type="float" office:value="0" calcext:value-type="float">
            <text:p>0</text:p>
          </table:table-cell>
          <table:table-cell office:value-type="float" office:value="0.004204131" calcext:value-type="float">
            <text:p>0.00420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5672746" calcext:value-type="float">
            <text:p>25672746</text:p>
          </table:table-cell>
          <table:table-cell office:value-type="float" office:value="0.028883992" calcext:value-type="float">
            <text:p>0.028883992</text:p>
          </table:table-cell>
          <table:table-cell office:value-type="float" office:value="4186" calcext:value-type="float">
            <text:p>4186</text:p>
          </table:table-cell>
          <table:table-cell office:value-type="float" office:value="0.093453759" calcext:value-type="float">
            <text:p>0.093453759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7941803" calcext:value-type="float">
            <text:p>0.5794180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5672746" calcext:value-type="float">
            <text:p>25672746</text:p>
          </table:table-cell>
          <table:table-cell office:value-type="float" office:value="0.006150453" calcext:value-type="float">
            <text:p>0.006150453</text:p>
          </table:table-cell>
          <table:table-cell office:value-type="float" office:value="10" calcext:value-type="float">
            <text:p>10</text:p>
          </table:table-cell>
          <table:table-cell office:value-type="float" office:value="0.00398268" calcext:value-type="float">
            <text:p>0.00398268</text:p>
          </table:table-cell>
          <table:table-cell office:value-type="float" office:value="0" calcext:value-type="float">
            <text:p>0</text:p>
          </table:table-cell>
          <table:table-cell office:value-type="float" office:value="0.003940642" calcext:value-type="float">
            <text:p>0.00394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76218" calcext:value-type="float">
            <text:p>23676218</text:p>
          </table:table-cell>
          <table:table-cell office:value-type="float" office:value="0.023211153" calcext:value-type="float">
            <text:p>0.023211153</text:p>
          </table:table-cell>
          <table:table-cell office:value-type="float" office:value="4186" calcext:value-type="float">
            <text:p>4186</text:p>
          </table:table-cell>
          <table:table-cell office:value-type="float" office:value="0.0937234" calcext:value-type="float">
            <text:p>0.0937234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78580022" calcext:value-type="float">
            <text:p>0.578580022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76218" calcext:value-type="float">
            <text:p>23676218</text:p>
          </table:table-cell>
          <table:table-cell office:value-type="float" office:value="0.006054263" calcext:value-type="float">
            <text:p>0.006054263</text:p>
          </table:table-cell>
          <table:table-cell office:value-type="float" office:value="10" calcext:value-type="float">
            <text:p>10</text:p>
          </table:table-cell>
          <table:table-cell office:value-type="float" office:value="0.0040935" calcext:value-type="float">
            <text:p>0.0040935</text:p>
          </table:table-cell>
          <table:table-cell office:value-type="float" office:value="0" calcext:value-type="float">
            <text:p>0</text:p>
          </table:table-cell>
          <table:table-cell office:value-type="float" office:value="0.003967348" calcext:value-type="float">
            <text:p>0.003967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0447658" calcext:value-type="float">
            <text:p>20447658</text:p>
          </table:table-cell>
          <table:table-cell office:value-type="float" office:value="0.02281523" calcext:value-type="float">
            <text:p>0.02281523</text:p>
          </table:table-cell>
          <table:table-cell office:value-type="float" office:value="4186" calcext:value-type="float">
            <text:p>4186</text:p>
          </table:table-cell>
          <table:table-cell office:value-type="float" office:value="0.095659703" calcext:value-type="float">
            <text:p>0.095659703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3235624" calcext:value-type="float">
            <text:p>0.583235624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0447658" calcext:value-type="float">
            <text:p>20447658</text:p>
          </table:table-cell>
          <table:table-cell office:value-type="float" office:value="0.005951229" calcext:value-type="float">
            <text:p>0.005951229</text:p>
          </table:table-cell>
          <table:table-cell office:value-type="float" office:value="10" calcext:value-type="float">
            <text:p>10</text:p>
          </table:table-cell>
          <table:table-cell office:value-type="float" office:value="0.003984431" calcext:value-type="float">
            <text:p>0.003984431</text:p>
          </table:table-cell>
          <table:table-cell office:value-type="float" office:value="0" calcext:value-type="float">
            <text:p>0</text:p>
          </table:table-cell>
          <table:table-cell office:value-type="float" office:value="0.004131725" calcext:value-type="float">
            <text:p>0.00413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984649" calcext:value-type="float">
            <text:p>214984649</text:p>
          </table:table-cell>
          <table:table-cell office:value-type="float" office:value="0.230736446" calcext:value-type="float">
            <text:p>0.230736446</text:p>
          </table:table-cell>
          <table:table-cell office:value-type="float" office:value="26349" calcext:value-type="float">
            <text:p>26349</text:p>
          </table:table-cell>
          <table:table-cell office:value-type="float" office:value="0.826602282" calcext:value-type="float">
            <text:p>0.82660228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50505382" calcext:value-type="float">
            <text:p>4.65050538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984649" calcext:value-type="float">
            <text:p>214984649</text:p>
          </table:table-cell>
          <table:table-cell office:value-type="float" office:value="0.051203327" calcext:value-type="float">
            <text:p>0.051203327</text:p>
          </table:table-cell>
          <table:table-cell office:value-type="float" office:value="41" calcext:value-type="float">
            <text:p>41</text:p>
          </table:table-cell>
          <table:table-cell office:value-type="float" office:value="0.024872387" calcext:value-type="float">
            <text:p>0.024872387</text:p>
          </table:table-cell>
          <table:table-cell office:value-type="float" office:value="2" calcext:value-type="float">
            <text:p>2</text:p>
          </table:table-cell>
          <table:table-cell office:value-type="float" office:value="0.024014589" calcext:value-type="float">
            <text:p>0.024014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172463" calcext:value-type="float">
            <text:p>214172463</text:p>
          </table:table-cell>
          <table:table-cell office:value-type="float" office:value="0.230121785" calcext:value-type="float">
            <text:p>0.230121785</text:p>
          </table:table-cell>
          <table:table-cell office:value-type="float" office:value="26349" calcext:value-type="float">
            <text:p>26349</text:p>
          </table:table-cell>
          <table:table-cell office:value-type="float" office:value="0.75698968" calcext:value-type="float">
            <text:p>0.7569896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879681855" calcext:value-type="float">
            <text:p>4.879681855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172463" calcext:value-type="float">
            <text:p>214172463</text:p>
          </table:table-cell>
          <table:table-cell office:value-type="float" office:value="0.032870718" calcext:value-type="float">
            <text:p>0.032870718</text:p>
          </table:table-cell>
          <table:table-cell office:value-type="float" office:value="41" calcext:value-type="float">
            <text:p>41</text:p>
          </table:table-cell>
          <table:table-cell office:value-type="float" office:value="0.024653175" calcext:value-type="float">
            <text:p>0.024653175</text:p>
          </table:table-cell>
          <table:table-cell office:value-type="float" office:value="2" calcext:value-type="float">
            <text:p>2</text:p>
          </table:table-cell>
          <table:table-cell office:value-type="float" office:value="0.024003782" calcext:value-type="float">
            <text:p>0.024003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470474" calcext:value-type="float">
            <text:p>160470474</text:p>
          </table:table-cell>
          <table:table-cell office:value-type="float" office:value="0.230762298" calcext:value-type="float">
            <text:p>0.230762298</text:p>
          </table:table-cell>
          <table:table-cell office:value-type="float" office:value="26349" calcext:value-type="float">
            <text:p>26349</text:p>
          </table:table-cell>
          <table:table-cell office:value-type="float" office:value="0.818266269" calcext:value-type="float">
            <text:p>0.81826626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9395432" calcext:value-type="float">
            <text:p>4.6939543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470474" calcext:value-type="float">
            <text:p>160470474</text:p>
          </table:table-cell>
          <table:table-cell office:value-type="float" office:value="0.032803309" calcext:value-type="float">
            <text:p>0.032803309</text:p>
          </table:table-cell>
          <table:table-cell office:value-type="float" office:value="41" calcext:value-type="float">
            <text:p>41</text:p>
          </table:table-cell>
          <table:table-cell office:value-type="float" office:value="0.024427468" calcext:value-type="float">
            <text:p>0.024427468</text:p>
          </table:table-cell>
          <table:table-cell office:value-type="float" office:value="2" calcext:value-type="float">
            <text:p>2</text:p>
          </table:table-cell>
          <table:table-cell office:value-type="float" office:value="0.023941038" calcext:value-type="float">
            <text:p>0.023941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58392" calcext:value-type="float">
            <text:p>123458392</text:p>
          </table:table-cell>
          <table:table-cell office:value-type="float" office:value="0.275428841" calcext:value-type="float">
            <text:p>0.275428841</text:p>
          </table:table-cell>
          <table:table-cell office:value-type="float" office:value="26349" calcext:value-type="float">
            <text:p>26349</text:p>
          </table:table-cell>
          <table:table-cell office:value-type="float" office:value="0.760462947" calcext:value-type="float">
            <text:p>0.76046294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937208058" calcext:value-type="float">
            <text:p>4.93720805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58392" calcext:value-type="float">
            <text:p>123458392</text:p>
          </table:table-cell>
          <table:table-cell office:value-type="float" office:value="0.032640981" calcext:value-type="float">
            <text:p>0.032640981</text:p>
          </table:table-cell>
          <table:table-cell office:value-type="float" office:value="41" calcext:value-type="float">
            <text:p>41</text:p>
          </table:table-cell>
          <table:table-cell office:value-type="float" office:value="0.024227054" calcext:value-type="float">
            <text:p>0.024227054</text:p>
          </table:table-cell>
          <table:table-cell office:value-type="float" office:value="2" calcext:value-type="float">
            <text:p>2</text:p>
          </table:table-cell>
          <table:table-cell office:value-type="float" office:value="0.025432293" calcext:value-type="float">
            <text:p>0.025432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32956" calcext:value-type="float">
            <text:p>124032956</text:p>
          </table:table-cell>
          <table:table-cell office:value-type="float" office:value="0.26514025" calcext:value-type="float">
            <text:p>0.26514025</text:p>
          </table:table-cell>
          <table:table-cell office:value-type="float" office:value="26349" calcext:value-type="float">
            <text:p>26349</text:p>
          </table:table-cell>
          <table:table-cell office:value-type="float" office:value="0.759025847" calcext:value-type="float">
            <text:p>0.75902584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91888731" calcext:value-type="float">
            <text:p>4.69188873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32956" calcext:value-type="float">
            <text:p>124032956</text:p>
          </table:table-cell>
          <table:table-cell office:value-type="float" office:value="0.034588862" calcext:value-type="float">
            <text:p>0.034588862</text:p>
          </table:table-cell>
          <table:table-cell office:value-type="float" office:value="41" calcext:value-type="float">
            <text:p>41</text:p>
          </table:table-cell>
          <table:table-cell office:value-type="float" office:value="0.024352091" calcext:value-type="float">
            <text:p>0.024352091</text:p>
          </table:table-cell>
          <table:table-cell office:value-type="float" office:value="2" calcext:value-type="float">
            <text:p>2</text:p>
          </table:table-cell>
          <table:table-cell office:value-type="float" office:value="0.023668903" calcext:value-type="float">
            <text:p>0.023668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85115572" calcext:value-type="float">
            <text:p>7985115572</text:p>
          </table:table-cell>
          <table:table-cell office:value-type="float" office:value="4.270788073" calcext:value-type="float">
            <text:p>4.27078807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659735625" calcext:value-type="float">
            <text:p>7.65973562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204189295" calcext:value-type="float">
            <text:p>107.204189295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85115572" calcext:value-type="float">
            <text:p>7985115572</text:p>
          </table:table-cell>
          <table:table-cell office:value-type="float" office:value="0.575334536" calcext:value-type="float">
            <text:p>0.575334536</text:p>
          </table:table-cell>
          <table:table-cell office:value-type="float" office:value="520" calcext:value-type="float">
            <text:p>520</text:p>
          </table:table-cell>
          <table:table-cell office:value-type="float" office:value="0.380786672" calcext:value-type="float">
            <text:p>0.380786672</text:p>
          </table:table-cell>
          <table:table-cell office:value-type="float" office:value="13" calcext:value-type="float">
            <text:p>13</text:p>
          </table:table-cell>
          <table:table-cell office:value-type="float" office:value="0.386315475" calcext:value-type="float">
            <text:p>0.3863154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19128428" calcext:value-type="float">
            <text:p>8219128428</text:p>
          </table:table-cell>
          <table:table-cell office:value-type="float" office:value="2.780419797" calcext:value-type="float">
            <text:p>2.780419797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.037289491" calcext:value-type="float">
            <text:p>8.03728949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525039127" calcext:value-type="float">
            <text:p>107.525039127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19128428" calcext:value-type="float">
            <text:p>8219128428</text:p>
          </table:table-cell>
          <table:table-cell office:value-type="float" office:value="0.497450548" calcext:value-type="float">
            <text:p>0.497450548</text:p>
          </table:table-cell>
          <table:table-cell office:value-type="float" office:value="520" calcext:value-type="float">
            <text:p>520</text:p>
          </table:table-cell>
          <table:table-cell office:value-type="float" office:value="0.388526281" calcext:value-type="float">
            <text:p>0.388526281</text:p>
          </table:table-cell>
          <table:table-cell office:value-type="float" office:value="13" calcext:value-type="float">
            <text:p>13</text:p>
          </table:table-cell>
          <table:table-cell office:value-type="float" office:value="0.417810394" calcext:value-type="float">
            <text:p>0.4178103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98164463" calcext:value-type="float">
            <text:p>7998164463</text:p>
          </table:table-cell>
          <table:table-cell office:value-type="float" office:value="3.235184048" calcext:value-type="float">
            <text:p>3.23518404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950916224" calcext:value-type="float">
            <text:p>7.95091622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333505153" calcext:value-type="float">
            <text:p>107.33350515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98164463" calcext:value-type="float">
            <text:p>7998164463</text:p>
          </table:table-cell>
          <table:table-cell office:value-type="float" office:value="0.576506395" calcext:value-type="float">
            <text:p>0.576506395</text:p>
          </table:table-cell>
          <table:table-cell office:value-type="float" office:value="520" calcext:value-type="float">
            <text:p>520</text:p>
          </table:table-cell>
          <table:table-cell office:value-type="float" office:value="0.392064995" calcext:value-type="float">
            <text:p>0.392064995</text:p>
          </table:table-cell>
          <table:table-cell office:value-type="float" office:value="13" calcext:value-type="float">
            <text:p>13</text:p>
          </table:table-cell>
          <table:table-cell office:value-type="float" office:value="0.412365065" calcext:value-type="float">
            <text:p>0.4123650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99928263" calcext:value-type="float">
            <text:p>8199928263</text:p>
          </table:table-cell>
          <table:table-cell office:value-type="float" office:value="3.418742625" calcext:value-type="float">
            <text:p>3.41874262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639292206" calcext:value-type="float">
            <text:p>7.63929220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6.939687074" calcext:value-type="float">
            <text:p>106.939687074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99928263" calcext:value-type="float">
            <text:p>8199928263</text:p>
          </table:table-cell>
          <table:table-cell office:value-type="float" office:value="0.50405812" calcext:value-type="float">
            <text:p>0.50405812</text:p>
          </table:table-cell>
          <table:table-cell office:value-type="float" office:value="520" calcext:value-type="float">
            <text:p>520</text:p>
          </table:table-cell>
          <table:table-cell office:value-type="float" office:value="0.410328603" calcext:value-type="float">
            <text:p>0.410328603</text:p>
          </table:table-cell>
          <table:table-cell office:value-type="float" office:value="13" calcext:value-type="float">
            <text:p>13</text:p>
          </table:table-cell>
          <table:table-cell office:value-type="float" office:value="0.417285854" calcext:value-type="float">
            <text:p>0.417285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4811906" calcext:value-type="float">
            <text:p>8004811906</text:p>
          </table:table-cell>
          <table:table-cell office:value-type="float" office:value="2.935079298" calcext:value-type="float">
            <text:p>2.93507929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882168959" calcext:value-type="float">
            <text:p>7.88216895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234849908" calcext:value-type="float">
            <text:p>107.234849908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4811906" calcext:value-type="float">
            <text:p>8004811906</text:p>
          </table:table-cell>
          <table:table-cell office:value-type="float" office:value="0.513735793" calcext:value-type="float">
            <text:p>0.513735793</text:p>
          </table:table-cell>
          <table:table-cell office:value-type="float" office:value="520" calcext:value-type="float">
            <text:p>520</text:p>
          </table:table-cell>
          <table:table-cell office:value-type="float" office:value="0.362656079" calcext:value-type="float">
            <text:p>0.362656079</text:p>
          </table:table-cell>
          <table:table-cell office:value-type="float" office:value="13" calcext:value-type="float">
            <text:p>13</text:p>
          </table:table-cell>
          <table:table-cell office:value-type="float" office:value="0.399863346" calcext:value-type="float">
            <text:p>0.399863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6254482" calcext:value-type="float">
            <text:p>6254482</text:p>
          </table:table-cell>
          <table:table-cell office:value-type="float" office:value="0.055599841" calcext:value-type="float">
            <text:p>0.055599841</text:p>
          </table:table-cell>
          <table:table-cell office:value-type="float" office:value="3" calcext:value-type="float">
            <text:p>3</text:p>
          </table:table-cell>
          <table:table-cell office:value-type="float" office:value="0.269296835" calcext:value-type="float">
            <text:p>0.269296835</text:p>
          </table:table-cell>
          <table:table-cell office:value-type="float" office:value="2477" calcext:value-type="float">
            <text:p>2477</text:p>
          </table:table-cell>
          <table:table-cell office:value-type="float" office:value="0.110756612" calcext:value-type="float">
            <text:p>0.110756612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6254482" calcext:value-type="float">
            <text:p>6254482</text:p>
          </table:table-cell>
          <table:table-cell office:value-type="float" office:value="0.001731797" calcext:value-type="float">
            <text:p>0.001731797</text:p>
          </table:table-cell>
          <table:table-cell office:value-type="float" office:value="1" calcext:value-type="float">
            <text:p>1</text:p>
          </table:table-cell>
          <table:table-cell office:value-type="float" office:value="0.000689546" calcext:value-type="float">
            <text:p>0.000689546</text:p>
          </table:table-cell>
          <table:table-cell office:value-type="float" office:value="0" calcext:value-type="float">
            <text:p>0</text:p>
          </table:table-cell>
          <table:table-cell office:value-type="float" office:value="0.000705376" calcext:value-type="float">
            <text:p>0.000705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571634" calcext:value-type="float">
            <text:p>1571634</text:p>
          </table:table-cell>
          <table:table-cell office:value-type="float" office:value="0.038018397" calcext:value-type="float">
            <text:p>0.038018397</text:p>
          </table:table-cell>
          <table:table-cell office:value-type="float" office:value="3" calcext:value-type="float">
            <text:p>3</text:p>
          </table:table-cell>
          <table:table-cell office:value-type="float" office:value="0.198862187" calcext:value-type="float">
            <text:p>0.198862187</text:p>
          </table:table-cell>
          <table:table-cell office:value-type="float" office:value="2477" calcext:value-type="float">
            <text:p>2477</text:p>
          </table:table-cell>
          <table:table-cell office:value-type="float" office:value="0.079584043" calcext:value-type="float">
            <text:p>0.07958404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571634" calcext:value-type="float">
            <text:p>1571634</text:p>
          </table:table-cell>
          <table:table-cell office:value-type="float" office:value="0.001496593" calcext:value-type="float">
            <text:p>0.001496593</text:p>
          </table:table-cell>
          <table:table-cell office:value-type="float" office:value="1" calcext:value-type="float">
            <text:p>1</text:p>
          </table:table-cell>
          <table:table-cell office:value-type="float" office:value="0.000585151" calcext:value-type="float">
            <text:p>0.000585151</text:p>
          </table:table-cell>
          <table:table-cell office:value-type="float" office:value="0" calcext:value-type="float">
            <text:p>0</text:p>
          </table:table-cell>
          <table:table-cell office:value-type="float" office:value="0.000540734" calcext:value-type="float">
            <text:p>0.00054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76954" calcext:value-type="float">
            <text:p>1276954</text:p>
          </table:table-cell>
          <table:table-cell office:value-type="float" office:value="0.045151759" calcext:value-type="float">
            <text:p>0.045151759</text:p>
          </table:table-cell>
          <table:table-cell office:value-type="float" office:value="3" calcext:value-type="float">
            <text:p>3</text:p>
          </table:table-cell>
          <table:table-cell office:value-type="float" office:value="0.202939173" calcext:value-type="float">
            <text:p>0.202939173</text:p>
          </table:table-cell>
          <table:table-cell office:value-type="float" office:value="2477" calcext:value-type="float">
            <text:p>2477</text:p>
          </table:table-cell>
          <table:table-cell office:value-type="float" office:value="0.09931934" calcext:value-type="float">
            <text:p>0.0993193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76954" calcext:value-type="float">
            <text:p>1276954</text:p>
          </table:table-cell>
          <table:table-cell office:value-type="float" office:value="0.001349643" calcext:value-type="float">
            <text:p>0.001349643</text:p>
          </table:table-cell>
          <table:table-cell office:value-type="float" office:value="1" calcext:value-type="float">
            <text:p>1</text:p>
          </table:table-cell>
          <table:table-cell office:value-type="float" office:value="0.000555722" calcext:value-type="float">
            <text:p>0.000555722</text:p>
          </table:table-cell>
          <table:table-cell office:value-type="float" office:value="0" calcext:value-type="float">
            <text:p>0</text:p>
          </table:table-cell>
          <table:table-cell office:value-type="float" office:value="0.000554494" calcext:value-type="float">
            <text:p>0.00055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191768" calcext:value-type="float">
            <text:p>1191768</text:p>
          </table:table-cell>
          <table:table-cell office:value-type="float" office:value="0.048493469" calcext:value-type="float">
            <text:p>0.048493469</text:p>
          </table:table-cell>
          <table:table-cell office:value-type="float" office:value="3" calcext:value-type="float">
            <text:p>3</text:p>
          </table:table-cell>
          <table:table-cell office:value-type="float" office:value="0.190253314" calcext:value-type="float">
            <text:p>0.190253314</text:p>
          </table:table-cell>
          <table:table-cell office:value-type="float" office:value="2477" calcext:value-type="float">
            <text:p>2477</text:p>
          </table:table-cell>
          <table:table-cell office:value-type="float" office:value="0.079774588" calcext:value-type="float">
            <text:p>0.07977458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191768" calcext:value-type="float">
            <text:p>1191768</text:p>
          </table:table-cell>
          <table:table-cell office:value-type="float" office:value="0.001220008" calcext:value-type="float">
            <text:p>0.001220008</text:p>
          </table:table-cell>
          <table:table-cell office:value-type="float" office:value="1" calcext:value-type="float">
            <text:p>1</text:p>
          </table:table-cell>
          <table:table-cell office:value-type="float" office:value="0.000517233" calcext:value-type="float">
            <text:p>0.000517233</text:p>
          </table:table-cell>
          <table:table-cell office:value-type="float" office:value="0" calcext:value-type="float">
            <text:p>0</text:p>
          </table:table-cell>
          <table:table-cell office:value-type="float" office:value="0.000707791" calcext:value-type="float">
            <text:p>0.000707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06369" calcext:value-type="float">
            <text:p>1206369</text:p>
          </table:table-cell>
          <table:table-cell office:value-type="float" office:value="0.048139938" calcext:value-type="float">
            <text:p>0.048139938</text:p>
          </table:table-cell>
          <table:table-cell office:value-type="float" office:value="3" calcext:value-type="float">
            <text:p>3</text:p>
          </table:table-cell>
          <table:table-cell office:value-type="float" office:value="0.107644321" calcext:value-type="float">
            <text:p>0.107644321</text:p>
          </table:table-cell>
          <table:table-cell office:value-type="float" office:value="2477" calcext:value-type="float">
            <text:p>2477</text:p>
          </table:table-cell>
          <table:table-cell office:value-type="float" office:value="0.082674135" calcext:value-type="float">
            <text:p>0.08267413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06369" calcext:value-type="float">
            <text:p>1206369</text:p>
          </table:table-cell>
          <table:table-cell office:value-type="float" office:value="0.001324563" calcext:value-type="float">
            <text:p>0.001324563</text:p>
          </table:table-cell>
          <table:table-cell office:value-type="float" office:value="1" calcext:value-type="float">
            <text:p>1</text:p>
          </table:table-cell>
          <table:table-cell office:value-type="float" office:value="0.000578646" calcext:value-type="float">
            <text:p>0.000578646</text:p>
          </table:table-cell>
          <table:table-cell office:value-type="float" office:value="0" calcext:value-type="float">
            <text:p>0</text:p>
          </table:table-cell>
          <table:table-cell office:value-type="float" office:value="0.00056731" calcext:value-type="float">
            <text:p>0.00056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999309" calcext:value-type="float">
            <text:p>2999309</text:p>
          </table:table-cell>
          <table:table-cell office:value-type="float" office:value="0.2269429" calcext:value-type="float">
            <text:p>0.2269429</text:p>
          </table:table-cell>
          <table:table-cell office:value-type="float" office:value="48" calcext:value-type="float">
            <text:p>48</text:p>
          </table:table-cell>
          <table:table-cell office:value-type="float" office:value="0.8754101" calcext:value-type="float">
            <text:p>0.8754101</text:p>
          </table:table-cell>
          <table:table-cell office:value-type="float" office:value="23569" calcext:value-type="float">
            <text:p>23569</text:p>
          </table:table-cell>
          <table:table-cell office:value-type="float" office:value="0.651169109" calcext:value-type="float">
            <text:p>0.65116910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999309" calcext:value-type="float">
            <text:p>2999309</text:p>
          </table:table-cell>
          <table:table-cell office:value-type="float" office:value="0.001804717" calcext:value-type="float">
            <text:p>0.001804717</text:p>
          </table:table-cell>
          <table:table-cell office:value-type="float" office:value="2" calcext:value-type="float">
            <text:p>2</text:p>
          </table:table-cell>
          <table:table-cell office:value-type="float" office:value="0.001234283" calcext:value-type="float">
            <text:p>0.001234283</text:p>
          </table:table-cell>
          <table:table-cell office:value-type="float" office:value="0" calcext:value-type="float">
            <text:p>0</text:p>
          </table:table-cell>
          <table:table-cell office:value-type="float" office:value="0.001115442" calcext:value-type="float">
            <text:p>0.001115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97607" calcext:value-type="float">
            <text:p>2697607</text:p>
          </table:table-cell>
          <table:table-cell office:value-type="float" office:value="0.132490171" calcext:value-type="float">
            <text:p>0.132490171</text:p>
          </table:table-cell>
          <table:table-cell office:value-type="float" office:value="48" calcext:value-type="float">
            <text:p>48</text:p>
          </table:table-cell>
          <table:table-cell office:value-type="float" office:value="0.875606225" calcext:value-type="float">
            <text:p>0.875606225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6643132" calcext:value-type="float">
            <text:p>0.646643132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97607" calcext:value-type="float">
            <text:p>2697607</text:p>
          </table:table-cell>
          <table:table-cell office:value-type="float" office:value="0.001621432" calcext:value-type="float">
            <text:p>0.001621432</text:p>
          </table:table-cell>
          <table:table-cell office:value-type="float" office:value="2" calcext:value-type="float">
            <text:p>2</text:p>
          </table:table-cell>
          <table:table-cell office:value-type="float" office:value="0.00123012" calcext:value-type="float">
            <text:p>0.00123012</text:p>
          </table:table-cell>
          <table:table-cell office:value-type="float" office:value="0" calcext:value-type="float">
            <text:p>0</text:p>
          </table:table-cell>
          <table:table-cell office:value-type="float" office:value="0.001083154" calcext:value-type="float">
            <text:p>0.00108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13422" calcext:value-type="float">
            <text:p>2613422</text:p>
          </table:table-cell>
          <table:table-cell office:value-type="float" office:value="0.118570804" calcext:value-type="float">
            <text:p>0.118570804</text:p>
          </table:table-cell>
          <table:table-cell office:value-type="float" office:value="48" calcext:value-type="float">
            <text:p>48</text:p>
          </table:table-cell>
          <table:table-cell office:value-type="float" office:value="0.871761828" calcext:value-type="float">
            <text:p>0.871761828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7260626" calcext:value-type="float">
            <text:p>0.647260626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13422" calcext:value-type="float">
            <text:p>2613422</text:p>
          </table:table-cell>
          <table:table-cell office:value-type="float" office:value="0.001640627" calcext:value-type="float">
            <text:p>0.001640627</text:p>
          </table:table-cell>
          <table:table-cell office:value-type="float" office:value="2" calcext:value-type="float">
            <text:p>2</text:p>
          </table:table-cell>
          <table:table-cell office:value-type="float" office:value="0.001069494" calcext:value-type="float">
            <text:p>0.001069494</text:p>
          </table:table-cell>
          <table:table-cell office:value-type="float" office:value="0" calcext:value-type="float">
            <text:p>0</text:p>
          </table:table-cell>
          <table:table-cell office:value-type="float" office:value="0.001092519" calcext:value-type="float">
            <text:p>0.00109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581893" calcext:value-type="float">
            <text:p>2581893</text:p>
          </table:table-cell>
          <table:table-cell office:value-type="float" office:value="0.119041983" calcext:value-type="float">
            <text:p>0.119041983</text:p>
          </table:table-cell>
          <table:table-cell office:value-type="float" office:value="48" calcext:value-type="float">
            <text:p>48</text:p>
          </table:table-cell>
          <table:table-cell office:value-type="float" office:value="0.875347141" calcext:value-type="float">
            <text:p>0.875347141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723035" calcext:value-type="float">
            <text:p>0.6472303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581893" calcext:value-type="float">
            <text:p>2581893</text:p>
          </table:table-cell>
          <table:table-cell office:value-type="float" office:value="0.001688908" calcext:value-type="float">
            <text:p>0.001688908</text:p>
          </table:table-cell>
          <table:table-cell office:value-type="float" office:value="2" calcext:value-type="float">
            <text:p>2</text:p>
          </table:table-cell>
          <table:table-cell office:value-type="float" office:value="0.001142292" calcext:value-type="float">
            <text:p>0.001142292</text:p>
          </table:table-cell>
          <table:table-cell office:value-type="float" office:value="0" calcext:value-type="float">
            <text:p>0</text:p>
          </table:table-cell>
          <table:table-cell office:value-type="float" office:value="0.00110662" calcext:value-type="float">
            <text:p>0.0011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40952" calcext:value-type="float">
            <text:p>2640952</text:p>
          </table:table-cell>
          <table:table-cell office:value-type="float" office:value="0.119491201" calcext:value-type="float">
            <text:p>0.119491201</text:p>
          </table:table-cell>
          <table:table-cell office:value-type="float" office:value="48" calcext:value-type="float">
            <text:p>48</text:p>
          </table:table-cell>
          <table:table-cell office:value-type="float" office:value="0.873413567" calcext:value-type="float">
            <text:p>0.873413567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6089002" calcext:value-type="float">
            <text:p>0.646089002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40952" calcext:value-type="float">
            <text:p>2640952</text:p>
          </table:table-cell>
          <table:table-cell office:value-type="float" office:value="0.001633967" calcext:value-type="float">
            <text:p>0.001633967</text:p>
          </table:table-cell>
          <table:table-cell office:value-type="float" office:value="2" calcext:value-type="float">
            <text:p>2</text:p>
          </table:table-cell>
          <table:table-cell office:value-type="float" office:value="0.000998092" calcext:value-type="float">
            <text:p>0.000998092</text:p>
          </table:table-cell>
          <table:table-cell office:value-type="float" office:value="0" calcext:value-type="float">
            <text:p>0</text:p>
          </table:table-cell>
          <table:table-cell office:value-type="float" office:value="0.001087373" calcext:value-type="float">
            <text:p>0.00108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549" calcext:value-type="float">
            <text:p>32500549</text:p>
          </table:table-cell>
          <table:table-cell office:value-type="float" office:value="2.948029413" calcext:value-type="float">
            <text:p>2.948029413</text:p>
          </table:table-cell>
          <table:table-cell office:value-type="float" office:value="4186" calcext:value-type="float">
            <text:p>4186</text:p>
          </table:table-cell>
          <table:table-cell office:value-type="float" office:value="9.471309753" calcext:value-type="float">
            <text:p>9.471309753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911429665" calcext:value-type="float">
            <text:p>7.911429665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549" calcext:value-type="float">
            <text:p>32500549</text:p>
          </table:table-cell>
          <table:table-cell office:value-type="float" office:value="0.00493632" calcext:value-type="float">
            <text:p>0.00493632</text:p>
          </table:table-cell>
          <table:table-cell office:value-type="float" office:value="10" calcext:value-type="float">
            <text:p>10</text:p>
          </table:table-cell>
          <table:table-cell office:value-type="float" office:value="0.000884097" calcext:value-type="float">
            <text:p>0.000884097</text:p>
          </table:table-cell>
          <table:table-cell office:value-type="float" office:value="0" calcext:value-type="float">
            <text:p>0</text:p>
          </table:table-cell>
          <table:table-cell office:value-type="float" office:value="0.000843436" calcext:value-type="float">
            <text:p>0.000843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9613684" calcext:value-type="float">
            <text:p>29613684</text:p>
          </table:table-cell>
          <table:table-cell office:value-type="float" office:value="2.548502617" calcext:value-type="float">
            <text:p>2.548502617</text:p>
          </table:table-cell>
          <table:table-cell office:value-type="float" office:value="4186" calcext:value-type="float">
            <text:p>4186</text:p>
          </table:table-cell>
          <table:table-cell office:value-type="float" office:value="9.247567865" calcext:value-type="float">
            <text:p>9.24756786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50640689" calcext:value-type="float">
            <text:p>7.650640689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9613684" calcext:value-type="float">
            <text:p>29613684</text:p>
          </table:table-cell>
          <table:table-cell office:value-type="float" office:value="0.00256302" calcext:value-type="float">
            <text:p>0.00256302</text:p>
          </table:table-cell>
          <table:table-cell office:value-type="float" office:value="10" calcext:value-type="float">
            <text:p>10</text:p>
          </table:table-cell>
          <table:table-cell office:value-type="float" office:value="0.000878972" calcext:value-type="float">
            <text:p>0.000878972</text:p>
          </table:table-cell>
          <table:table-cell office:value-type="float" office:value="0" calcext:value-type="float">
            <text:p>0</text:p>
          </table:table-cell>
          <table:table-cell office:value-type="float" office:value="0.000927736" calcext:value-type="float">
            <text:p>0.000927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9223684" calcext:value-type="float">
            <text:p>29223684</text:p>
          </table:table-cell>
          <table:table-cell office:value-type="float" office:value="2.533094363" calcext:value-type="float">
            <text:p>2.533094363</text:p>
          </table:table-cell>
          <table:table-cell office:value-type="float" office:value="4186" calcext:value-type="float">
            <text:p>4186</text:p>
          </table:table-cell>
          <table:table-cell office:value-type="float" office:value="9.356766975" calcext:value-type="float">
            <text:p>9.35676697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877366143" calcext:value-type="float">
            <text:p>7.87736614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9223684" calcext:value-type="float">
            <text:p>29223684</text:p>
          </table:table-cell>
          <table:table-cell office:value-type="float" office:value="0.002576527" calcext:value-type="float">
            <text:p>0.002576527</text:p>
          </table:table-cell>
          <table:table-cell office:value-type="float" office:value="10" calcext:value-type="float">
            <text:p>10</text:p>
          </table:table-cell>
          <table:table-cell office:value-type="float" office:value="0.000860706" calcext:value-type="float">
            <text:p>0.000860706</text:p>
          </table:table-cell>
          <table:table-cell office:value-type="float" office:value="0" calcext:value-type="float">
            <text:p>0</text:p>
          </table:table-cell>
          <table:table-cell office:value-type="float" office:value="0.000798315" calcext:value-type="float">
            <text:p>0.000798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68863" calcext:value-type="float">
            <text:p>28668863</text:p>
          </table:table-cell>
          <table:table-cell office:value-type="float" office:value="2.552904007" calcext:value-type="float">
            <text:p>2.552904007</text:p>
          </table:table-cell>
          <table:table-cell office:value-type="float" office:value="4186" calcext:value-type="float">
            <text:p>4186</text:p>
          </table:table-cell>
          <table:table-cell office:value-type="float" office:value="9.344311667" calcext:value-type="float">
            <text:p>9.344311667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84571358" calcext:value-type="float">
            <text:p>7.68457135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68863" calcext:value-type="float">
            <text:p>28668863</text:p>
          </table:table-cell>
          <table:table-cell office:value-type="float" office:value="0.002464756" calcext:value-type="float">
            <text:p>0.002464756</text:p>
          </table:table-cell>
          <table:table-cell office:value-type="float" office:value="10" calcext:value-type="float">
            <text:p>10</text:p>
          </table:table-cell>
          <table:table-cell office:value-type="float" office:value="0.000866205" calcext:value-type="float">
            <text:p>0.000866205</text:p>
          </table:table-cell>
          <table:table-cell office:value-type="float" office:value="0" calcext:value-type="float">
            <text:p>0</text:p>
          </table:table-cell>
          <table:table-cell office:value-type="float" office:value="0.000797593" calcext:value-type="float">
            <text:p>0.00079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77926" calcext:value-type="float">
            <text:p>28677926</text:p>
          </table:table-cell>
          <table:table-cell office:value-type="float" office:value="2.53618131" calcext:value-type="float">
            <text:p>2.53618131</text:p>
          </table:table-cell>
          <table:table-cell office:value-type="float" office:value="4186" calcext:value-type="float">
            <text:p>4186</text:p>
          </table:table-cell>
          <table:table-cell office:value-type="float" office:value="9.337698023" calcext:value-type="float">
            <text:p>9.337698023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41288839" calcext:value-type="float">
            <text:p>7.641288839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77926" calcext:value-type="float">
            <text:p>28677926</text:p>
          </table:table-cell>
          <table:table-cell office:value-type="float" office:value="0.002321472" calcext:value-type="float">
            <text:p>0.002321472</text:p>
          </table:table-cell>
          <table:table-cell office:value-type="float" office:value="10" calcext:value-type="float">
            <text:p>10</text:p>
          </table:table-cell>
          <table:table-cell office:value-type="float" office:value="0.000862289" calcext:value-type="float">
            <text:p>0.000862289</text:p>
          </table:table-cell>
          <table:table-cell office:value-type="float" office:value="0" calcext:value-type="float">
            <text:p>0</text:p>
          </table:table-cell>
          <table:table-cell office:value-type="float" office:value="0.000794447" calcext:value-type="float">
            <text:p>0.000794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166042" calcext:value-type="float">
            <text:p>193166042</text:p>
          </table:table-cell>
          <table:table-cell office:value-type="float" office:value="21.186958651" calcext:value-type="float">
            <text:p>21.186958651</text:p>
          </table:table-cell>
          <table:table-cell office:value-type="float" office:value="26349" calcext:value-type="float">
            <text:p>26349</text:p>
          </table:table-cell>
          <table:table-cell office:value-type="float" office:value="79.90213759" calcext:value-type="float">
            <text:p>79.9021375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146297416" calcext:value-type="float">
            <text:p>62.146297416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166042" calcext:value-type="float">
            <text:p>193166042</text:p>
          </table:table-cell>
          <table:table-cell office:value-type="float" office:value="0.002192626" calcext:value-type="float">
            <text:p>0.002192626</text:p>
          </table:table-cell>
          <table:table-cell office:value-type="float" office:value="41" calcext:value-type="float">
            <text:p>41</text:p>
          </table:table-cell>
          <table:table-cell office:value-type="float" office:value="0.001024984" calcext:value-type="float">
            <text:p>0.001024984</text:p>
          </table:table-cell>
          <table:table-cell office:value-type="float" office:value="2" calcext:value-type="float">
            <text:p>2</text:p>
          </table:table-cell>
          <table:table-cell office:value-type="float" office:value="0.001016084" calcext:value-type="float">
            <text:p>0.001016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745970" calcext:value-type="float">
            <text:p>197745970</text:p>
          </table:table-cell>
          <table:table-cell office:value-type="float" office:value="20.505490916" calcext:value-type="float">
            <text:p>20.50549091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751370981" calcext:value-type="float">
            <text:p>79.75137098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381274257" calcext:value-type="float">
            <text:p>62.381274257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745970" calcext:value-type="float">
            <text:p>197745970</text:p>
          </table:table-cell>
          <table:table-cell office:value-type="float" office:value="0.002248123" calcext:value-type="float">
            <text:p>0.002248123</text:p>
          </table:table-cell>
          <table:table-cell office:value-type="float" office:value="41" calcext:value-type="float">
            <text:p>41</text:p>
          </table:table-cell>
          <table:table-cell office:value-type="float" office:value="0.001037817" calcext:value-type="float">
            <text:p>0.001037817</text:p>
          </table:table-cell>
          <table:table-cell office:value-type="float" office:value="2" calcext:value-type="float">
            <text:p>2</text:p>
          </table:table-cell>
          <table:table-cell office:value-type="float" office:value="0.000839918" calcext:value-type="float">
            <text:p>0.000839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559290" calcext:value-type="float">
            <text:p>193559290</text:p>
          </table:table-cell>
          <table:table-cell office:value-type="float" office:value="20.644364936" calcext:value-type="float">
            <text:p>20.64436493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949906274" calcext:value-type="float">
            <text:p>79.949906274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055979108" calcext:value-type="float">
            <text:p>62.05597910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559290" calcext:value-type="float">
            <text:p>193559290</text:p>
          </table:table-cell>
          <table:table-cell office:value-type="float" office:value="0.001989597" calcext:value-type="float">
            <text:p>0.001989597</text:p>
          </table:table-cell>
          <table:table-cell office:value-type="float" office:value="41" calcext:value-type="float">
            <text:p>41</text:p>
          </table:table-cell>
          <table:table-cell office:value-type="float" office:value="0.001016931" calcext:value-type="float">
            <text:p>0.001016931</text:p>
          </table:table-cell>
          <table:table-cell office:value-type="float" office:value="2" calcext:value-type="float">
            <text:p>2</text:p>
          </table:table-cell>
          <table:table-cell office:value-type="float" office:value="0.000791637" calcext:value-type="float">
            <text:p>0.0007916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6504881" calcext:value-type="float">
            <text:p>216504881</text:p>
          </table:table-cell>
          <table:table-cell office:value-type="float" office:value="20.626449766" calcext:value-type="float">
            <text:p>20.62644976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653333449" calcext:value-type="float">
            <text:p>79.65333344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295956418" calcext:value-type="float">
            <text:p>62.29595641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6504881" calcext:value-type="float">
            <text:p>216504881</text:p>
          </table:table-cell>
          <table:table-cell office:value-type="float" office:value="0.002026787" calcext:value-type="float">
            <text:p>0.002026787</text:p>
          </table:table-cell>
          <table:table-cell office:value-type="float" office:value="41" calcext:value-type="float">
            <text:p>41</text:p>
          </table:table-cell>
          <table:table-cell office:value-type="float" office:value="0.00100918" calcext:value-type="float">
            <text:p>0.00100918</text:p>
          </table:table-cell>
          <table:table-cell office:value-type="float" office:value="2" calcext:value-type="float">
            <text:p>2</text:p>
          </table:table-cell>
          <table:table-cell office:value-type="float" office:value="0.000820443" calcext:value-type="float">
            <text:p>0.000820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536769" calcext:value-type="float">
            <text:p>197536769</text:p>
          </table:table-cell>
          <table:table-cell office:value-type="float" office:value="20.550334853" calcext:value-type="float">
            <text:p>20.550334853</text:p>
          </table:table-cell>
          <table:table-cell office:value-type="float" office:value="26349" calcext:value-type="float">
            <text:p>26349</text:p>
          </table:table-cell>
          <table:table-cell office:value-type="float" office:value="79.770265498" calcext:value-type="float">
            <text:p>79.77026549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421209463" calcext:value-type="float">
            <text:p>62.421209463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536769" calcext:value-type="float">
            <text:p>197536769</text:p>
          </table:table-cell>
          <table:table-cell office:value-type="float" office:value="0.002398943" calcext:value-type="float">
            <text:p>0.002398943</text:p>
          </table:table-cell>
          <table:table-cell office:value-type="float" office:value="41" calcext:value-type="float">
            <text:p>41</text:p>
          </table:table-cell>
          <table:table-cell office:value-type="float" office:value="0.001010878" calcext:value-type="float">
            <text:p>0.001010878</text:p>
          </table:table-cell>
          <table:table-cell office:value-type="float" office:value="2" calcext:value-type="float">
            <text:p>2</text:p>
          </table:table-cell>
          <table:table-cell office:value-type="float" office:value="0.000833336" calcext:value-type="float">
            <text:p>0.000833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1637394" calcext:value-type="float">
            <text:p>2501637394</text:p>
          </table:table-cell>
          <table:table-cell office:value-type="float" office:value="243.242276577" calcext:value-type="float">
            <text:p>243.242276577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1.155150309" calcext:value-type="float">
            <text:p>761.15515030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2.272558386" calcext:value-type="float">
            <text:p>632.27255838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1637394" calcext:value-type="float">
            <text:p>2501637394</text:p>
          </table:table-cell>
          <table:table-cell office:value-type="float" office:value="0.003554407" calcext:value-type="float">
            <text:p>0.003554407</text:p>
          </table:table-cell>
          <table:table-cell office:value-type="float" office:value="520" calcext:value-type="float">
            <text:p>520</text:p>
          </table:table-cell>
          <table:table-cell office:value-type="float" office:value="0.001143858" calcext:value-type="float">
            <text:p>0.001143858</text:p>
          </table:table-cell>
          <table:table-cell office:value-type="float" office:value="13" calcext:value-type="float">
            <text:p>13</text:p>
          </table:table-cell>
          <table:table-cell office:value-type="float" office:value="0.001005934" calcext:value-type="float">
            <text:p>0.0010059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9440421" calcext:value-type="float">
            <text:p>2619440421</text:p>
          </table:table-cell>
          <table:table-cell office:value-type="float" office:value="242.178284071" calcext:value-type="float">
            <text:p>242.17828407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59.682266722" calcext:value-type="float">
            <text:p>759.682266722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0.932400305" calcext:value-type="float">
            <text:p>630.932400305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9440421" calcext:value-type="float">
            <text:p>2619440421</text:p>
          </table:table-cell>
          <table:table-cell office:value-type="float" office:value="0.004405793" calcext:value-type="float">
            <text:p>0.004405793</text:p>
          </table:table-cell>
          <table:table-cell office:value-type="float" office:value="520" calcext:value-type="float">
            <text:p>520</text:p>
          </table:table-cell>
          <table:table-cell office:value-type="float" office:value="0.001126704" calcext:value-type="float">
            <text:p>0.001126704</text:p>
          </table:table-cell>
          <table:table-cell office:value-type="float" office:value="13" calcext:value-type="float">
            <text:p>13</text:p>
          </table:table-cell>
          <table:table-cell office:value-type="float" office:value="0.001723116" calcext:value-type="float">
            <text:p>0.0017231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33739190" calcext:value-type="float">
            <text:p>2633739190</text:p>
          </table:table-cell>
          <table:table-cell office:value-type="float" office:value="241.907312465" calcext:value-type="float">
            <text:p>241.90731246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1.003577211" calcext:value-type="float">
            <text:p>761.00357721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1.653747943" calcext:value-type="float">
            <text:p>631.65374794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33739190" calcext:value-type="float">
            <text:p>2633739190</text:p>
          </table:table-cell>
          <table:table-cell office:value-type="float" office:value="0.003835952" calcext:value-type="float">
            <text:p>0.003835952</text:p>
          </table:table-cell>
          <table:table-cell office:value-type="float" office:value="520" calcext:value-type="float">
            <text:p>520</text:p>
          </table:table-cell>
          <table:table-cell office:value-type="float" office:value="0.001190293" calcext:value-type="float">
            <text:p>0.001190293</text:p>
          </table:table-cell>
          <table:table-cell office:value-type="float" office:value="13" calcext:value-type="float">
            <text:p>13</text:p>
          </table:table-cell>
          <table:table-cell office:value-type="float" office:value="0.002027362" calcext:value-type="float">
            <text:p>0.0020273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00060326" calcext:value-type="float">
            <text:p>2600060326</text:p>
          </table:table-cell>
          <table:table-cell office:value-type="float" office:value="242.198038985" calcext:value-type="float">
            <text:p>242.19803898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59.251993307" calcext:value-type="float">
            <text:p>759.25199330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3.064840342" calcext:value-type="float">
            <text:p>633.064840342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00060326" calcext:value-type="float">
            <text:p>2600060326</text:p>
          </table:table-cell>
          <table:table-cell office:value-type="float" office:value="0.003190604" calcext:value-type="float">
            <text:p>0.003190604</text:p>
          </table:table-cell>
          <table:table-cell office:value-type="float" office:value="520" calcext:value-type="float">
            <text:p>520</text:p>
          </table:table-cell>
          <table:table-cell office:value-type="float" office:value="0.001851999" calcext:value-type="float">
            <text:p>0.001851999</text:p>
          </table:table-cell>
          <table:table-cell office:value-type="float" office:value="13" calcext:value-type="float">
            <text:p>13</text:p>
          </table:table-cell>
          <table:table-cell office:value-type="float" office:value="0.0009339" calcext:value-type="float">
            <text:p>0.00093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37207286" calcext:value-type="float">
            <text:p>3137207286</text:p>
          </table:table-cell>
          <table:table-cell office:value-type="float" office:value="241.926606454" calcext:value-type="float">
            <text:p>241.92660645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0.720425598" calcext:value-type="float">
            <text:p>760.72042559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2.61168783" calcext:value-type="float">
            <text:p>632.6116878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37207286" calcext:value-type="float">
            <text:p>3137207286</text:p>
          </table:table-cell>
          <table:table-cell office:value-type="float" office:value="0.004481065" calcext:value-type="float">
            <text:p>0.004481065</text:p>
          </table:table-cell>
          <table:table-cell office:value-type="float" office:value="520" calcext:value-type="float">
            <text:p>520</text:p>
          </table:table-cell>
          <table:table-cell office:value-type="float" office:value="0.001094395" calcext:value-type="float">
            <text:p>0.001094395</text:p>
          </table:table-cell>
          <table:table-cell office:value-type="float" office:value="13" calcext:value-type="float">
            <text:p>13</text:p>
          </table:table-cell>
          <table:table-cell office:value-type="float" office:value="0.001751044" calcext:value-type="float">
            <text:p>0.001751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52879" calcext:value-type="float">
            <text:p>52879</text:p>
          </table:table-cell>
          <table:table-cell office:value-type="float" office:value="0.145307543" calcext:value-type="float">
            <text:p>0.145307543</text:p>
          </table:table-cell>
          <table:table-cell office:value-type="float" office:value="3" calcext:value-type="float">
            <text:p>3</text:p>
          </table:table-cell>
          <table:table-cell office:value-type="float" office:value="0.111510882" calcext:value-type="float">
            <text:p>0.111510882</text:p>
          </table:table-cell>
          <table:table-cell office:value-type="float" office:value="2477" calcext:value-type="float">
            <text:p>2477</text:p>
          </table:table-cell>
          <table:table-cell office:value-type="float" office:value="0.080549261" calcext:value-type="float">
            <text:p>0.080549261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52879" calcext:value-type="float">
            <text:p>52879</text:p>
          </table:table-cell>
          <table:table-cell office:value-type="float" office:value="0.138213678" calcext:value-type="float">
            <text:p>0.138213678</text:p>
          </table:table-cell>
          <table:table-cell office:value-type="float" office:value="1" calcext:value-type="float">
            <text:p>1</text:p>
          </table:table-cell>
          <table:table-cell office:value-type="float" office:value="0.110742542" calcext:value-type="float">
            <text:p>0.110742542</text:p>
          </table:table-cell>
          <table:table-cell office:value-type="float" office:value="0" calcext:value-type="float">
            <text:p>0</text:p>
          </table:table-cell>
          <table:table-cell office:value-type="float" office:value="0.136240524" calcext:value-type="float">
            <text:p>0.13624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3063" calcext:value-type="float">
            <text:p>123063</text:p>
          </table:table-cell>
          <table:table-cell office:value-type="float" office:value="0.101967016" calcext:value-type="float">
            <text:p>0.101967016</text:p>
          </table:table-cell>
          <table:table-cell office:value-type="float" office:value="3" calcext:value-type="float">
            <text:p>3</text:p>
          </table:table-cell>
          <table:table-cell office:value-type="float" office:value="0.101192071" calcext:value-type="float">
            <text:p>0.101192071</text:p>
          </table:table-cell>
          <table:table-cell office:value-type="float" office:value="2477" calcext:value-type="float">
            <text:p>2477</text:p>
          </table:table-cell>
          <table:table-cell office:value-type="float" office:value="0.080445507" calcext:value-type="float">
            <text:p>0.08044550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3063" calcext:value-type="float">
            <text:p>123063</text:p>
          </table:table-cell>
          <table:table-cell office:value-type="float" office:value="0.095718018" calcext:value-type="float">
            <text:p>0.095718018</text:p>
          </table:table-cell>
          <table:table-cell office:value-type="float" office:value="1" calcext:value-type="float">
            <text:p>1</text:p>
          </table:table-cell>
          <table:table-cell office:value-type="float" office:value="0.083195958" calcext:value-type="float">
            <text:p>0.083195958</text:p>
          </table:table-cell>
          <table:table-cell office:value-type="float" office:value="0" calcext:value-type="float">
            <text:p>0</text:p>
          </table:table-cell>
          <table:table-cell office:value-type="float" office:value="0.121177869" calcext:value-type="float">
            <text:p>0.12117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6823" calcext:value-type="float">
            <text:p>36823</text:p>
          </table:table-cell>
          <table:table-cell office:value-type="float" office:value="0.092333357" calcext:value-type="float">
            <text:p>0.092333357</text:p>
          </table:table-cell>
          <table:table-cell office:value-type="float" office:value="3" calcext:value-type="float">
            <text:p>3</text:p>
          </table:table-cell>
          <table:table-cell office:value-type="float" office:value="0.087149234" calcext:value-type="float">
            <text:p>0.087149234</text:p>
          </table:table-cell>
          <table:table-cell office:value-type="float" office:value="2477" calcext:value-type="float">
            <text:p>2477</text:p>
          </table:table-cell>
          <table:table-cell office:value-type="float" office:value="0.080623514" calcext:value-type="float">
            <text:p>0.08062351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6823" calcext:value-type="float">
            <text:p>36823</text:p>
          </table:table-cell>
          <table:table-cell office:value-type="float" office:value="0.106398246" calcext:value-type="float">
            <text:p>0.106398246</text:p>
          </table:table-cell>
          <table:table-cell office:value-type="float" office:value="1" calcext:value-type="float">
            <text:p>1</text:p>
          </table:table-cell>
          <table:table-cell office:value-type="float" office:value="0.083369843" calcext:value-type="float">
            <text:p>0.083369843</text:p>
          </table:table-cell>
          <table:table-cell office:value-type="float" office:value="0" calcext:value-type="float">
            <text:p>0</text:p>
          </table:table-cell>
          <table:table-cell office:value-type="float" office:value="0.08757804" calcext:value-type="float">
            <text:p>0.08757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55144" calcext:value-type="float">
            <text:p>55144</text:p>
          </table:table-cell>
          <table:table-cell office:value-type="float" office:value="0.091740961" calcext:value-type="float">
            <text:p>0.091740961</text:p>
          </table:table-cell>
          <table:table-cell office:value-type="float" office:value="3" calcext:value-type="float">
            <text:p>3</text:p>
          </table:table-cell>
          <table:table-cell office:value-type="float" office:value="0.082727298" calcext:value-type="float">
            <text:p>0.082727298</text:p>
          </table:table-cell>
          <table:table-cell office:value-type="float" office:value="2477" calcext:value-type="float">
            <text:p>2477</text:p>
          </table:table-cell>
          <table:table-cell office:value-type="float" office:value="0.09615799" calcext:value-type="float">
            <text:p>0.0961579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55144" calcext:value-type="float">
            <text:p>55144</text:p>
          </table:table-cell>
          <table:table-cell office:value-type="float" office:value="0.077974397" calcext:value-type="float">
            <text:p>0.077974397</text:p>
          </table:table-cell>
          <table:table-cell office:value-type="float" office:value="1" calcext:value-type="float">
            <text:p>1</text:p>
          </table:table-cell>
          <table:table-cell office:value-type="float" office:value="0.083484823" calcext:value-type="float">
            <text:p>0.083484823</text:p>
          </table:table-cell>
          <table:table-cell office:value-type="float" office:value="0" calcext:value-type="float">
            <text:p>0</text:p>
          </table:table-cell>
          <table:table-cell office:value-type="float" office:value="0.094686813" calcext:value-type="float">
            <text:p>0.094686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7961" calcext:value-type="float">
            <text:p>37961</text:p>
          </table:table-cell>
          <table:table-cell office:value-type="float" office:value="0.092739231" calcext:value-type="float">
            <text:p>0.092739231</text:p>
          </table:table-cell>
          <table:table-cell office:value-type="float" office:value="3" calcext:value-type="float">
            <text:p>3</text:p>
          </table:table-cell>
          <table:table-cell office:value-type="float" office:value="0.082664013" calcext:value-type="float">
            <text:p>0.082664013</text:p>
          </table:table-cell>
          <table:table-cell office:value-type="float" office:value="2477" calcext:value-type="float">
            <text:p>2477</text:p>
          </table:table-cell>
          <table:table-cell office:value-type="float" office:value="0.080751349" calcext:value-type="float">
            <text:p>0.08075134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7961" calcext:value-type="float">
            <text:p>37961</text:p>
          </table:table-cell>
          <table:table-cell office:value-type="float" office:value="0.092893723" calcext:value-type="float">
            <text:p>0.092893723</text:p>
          </table:table-cell>
          <table:table-cell office:value-type="float" office:value="1" calcext:value-type="float">
            <text:p>1</text:p>
          </table:table-cell>
          <table:table-cell office:value-type="float" office:value="0.086094177" calcext:value-type="float">
            <text:p>0.086094177</text:p>
          </table:table-cell>
          <table:table-cell office:value-type="float" office:value="0" calcext:value-type="float">
            <text:p>0</text:p>
          </table:table-cell>
          <table:table-cell office:value-type="float" office:value="0.082076395" calcext:value-type="float">
            <text:p>0.082076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8176" calcext:value-type="float">
            <text:p>108176</text:p>
          </table:table-cell>
          <table:table-cell office:value-type="float" office:value="0.909838223" calcext:value-type="float">
            <text:p>0.909838223</text:p>
          </table:table-cell>
          <table:table-cell office:value-type="float" office:value="48" calcext:value-type="float">
            <text:p>48</text:p>
          </table:table-cell>
          <table:table-cell office:value-type="float" office:value="0.952906702" calcext:value-type="float">
            <text:p>0.952906702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6916603" calcext:value-type="float">
            <text:p>0.81691660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8176" calcext:value-type="float">
            <text:p>108176</text:p>
          </table:table-cell>
          <table:table-cell office:value-type="float" office:value="0.8307204" calcext:value-type="float">
            <text:p>0.8307204</text:p>
          </table:table-cell>
          <table:table-cell office:value-type="float" office:value="2" calcext:value-type="float">
            <text:p>2</text:p>
          </table:table-cell>
          <table:table-cell office:value-type="float" office:value="0.839996692" calcext:value-type="float">
            <text:p>0.839996692</text:p>
          </table:table-cell>
          <table:table-cell office:value-type="float" office:value="0" calcext:value-type="float">
            <text:p>0</text:p>
          </table:table-cell>
          <table:table-cell office:value-type="float" office:value="0.832057506" calcext:value-type="float">
            <text:p>0.832057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5394" calcext:value-type="float">
            <text:p>105394</text:p>
          </table:table-cell>
          <table:table-cell office:value-type="float" office:value="0.858774949" calcext:value-type="float">
            <text:p>0.858774949</text:p>
          </table:table-cell>
          <table:table-cell office:value-type="float" office:value="48" calcext:value-type="float">
            <text:p>48</text:p>
          </table:table-cell>
          <table:table-cell office:value-type="float" office:value="0.848042384" calcext:value-type="float">
            <text:p>0.848042384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4108937" calcext:value-type="float">
            <text:p>0.814108937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5394" calcext:value-type="float">
            <text:p>105394</text:p>
          </table:table-cell>
          <table:table-cell office:value-type="float" office:value="0.828434183" calcext:value-type="float">
            <text:p>0.828434183</text:p>
          </table:table-cell>
          <table:table-cell office:value-type="float" office:value="2" calcext:value-type="float">
            <text:p>2</text:p>
          </table:table-cell>
          <table:table-cell office:value-type="float" office:value="0.828984722" calcext:value-type="float">
            <text:p>0.828984722</text:p>
          </table:table-cell>
          <table:table-cell office:value-type="float" office:value="0" calcext:value-type="float">
            <text:p>0</text:p>
          </table:table-cell>
          <table:table-cell office:value-type="float" office:value="0.82749652" calcext:value-type="float">
            <text:p>0.82749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21246" calcext:value-type="float">
            <text:p>121246</text:p>
          </table:table-cell>
          <table:table-cell office:value-type="float" office:value="0.870634722" calcext:value-type="float">
            <text:p>0.870634722</text:p>
          </table:table-cell>
          <table:table-cell office:value-type="float" office:value="48" calcext:value-type="float">
            <text:p>48</text:p>
          </table:table-cell>
          <table:table-cell office:value-type="float" office:value="0.827977785" calcext:value-type="float">
            <text:p>0.827977785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685329" calcext:value-type="float">
            <text:p>0.8168532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21246" calcext:value-type="float">
            <text:p>121246</text:p>
          </table:table-cell>
          <table:table-cell office:value-type="float" office:value="0.828083615" calcext:value-type="float">
            <text:p>0.828083615</text:p>
          </table:table-cell>
          <table:table-cell office:value-type="float" office:value="2" calcext:value-type="float">
            <text:p>2</text:p>
          </table:table-cell>
          <table:table-cell office:value-type="float" office:value="0.828987669" calcext:value-type="float">
            <text:p>0.828987669</text:p>
          </table:table-cell>
          <table:table-cell office:value-type="float" office:value="0" calcext:value-type="float">
            <text:p>0</text:p>
          </table:table-cell>
          <table:table-cell office:value-type="float" office:value="0.858720243" calcext:value-type="float">
            <text:p>0.85872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0524" calcext:value-type="float">
            <text:p>150524</text:p>
          </table:table-cell>
          <table:table-cell office:value-type="float" office:value="0.888323931" calcext:value-type="float">
            <text:p>0.888323931</text:p>
          </table:table-cell>
          <table:table-cell office:value-type="float" office:value="48" calcext:value-type="float">
            <text:p>48</text:p>
          </table:table-cell>
          <table:table-cell office:value-type="float" office:value="0.832753189" calcext:value-type="float">
            <text:p>0.832753189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8649133" calcext:value-type="float">
            <text:p>0.81864913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0524" calcext:value-type="float">
            <text:p>150524</text:p>
          </table:table-cell>
          <table:table-cell office:value-type="float" office:value="0.825398766" calcext:value-type="float">
            <text:p>0.825398766</text:p>
          </table:table-cell>
          <table:table-cell office:value-type="float" office:value="2" calcext:value-type="float">
            <text:p>2</text:p>
          </table:table-cell>
          <table:table-cell office:value-type="float" office:value="0.823828494" calcext:value-type="float">
            <text:p>0.823828494</text:p>
          </table:table-cell>
          <table:table-cell office:value-type="float" office:value="0" calcext:value-type="float">
            <text:p>0</text:p>
          </table:table-cell>
          <table:table-cell office:value-type="float" office:value="0.849607135" calcext:value-type="float">
            <text:p>0.849607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3124" calcext:value-type="float">
            <text:p>153124</text:p>
          </table:table-cell>
          <table:table-cell office:value-type="float" office:value="0.874011184" calcext:value-type="float">
            <text:p>0.874011184</text:p>
          </table:table-cell>
          <table:table-cell office:value-type="float" office:value="48" calcext:value-type="float">
            <text:p>48</text:p>
          </table:table-cell>
          <table:table-cell office:value-type="float" office:value="0.839139965" calcext:value-type="float">
            <text:p>0.839139965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751028" calcext:value-type="float">
            <text:p>0.81751028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3124" calcext:value-type="float">
            <text:p>153124</text:p>
          </table:table-cell>
          <table:table-cell office:value-type="float" office:value="0.834531152" calcext:value-type="float">
            <text:p>0.834531152</text:p>
          </table:table-cell>
          <table:table-cell office:value-type="float" office:value="2" calcext:value-type="float">
            <text:p>2</text:p>
          </table:table-cell>
          <table:table-cell office:value-type="float" office:value="0.827892019" calcext:value-type="float">
            <text:p>0.827892019</text:p>
          </table:table-cell>
          <table:table-cell office:value-type="float" office:value="0" calcext:value-type="float">
            <text:p>0</text:p>
          </table:table-cell>
          <table:table-cell office:value-type="float" office:value="0.917927819" calcext:value-type="float">
            <text:p>0.91792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996" calcext:value-type="float">
            <text:p>1101996</text:p>
          </table:table-cell>
          <table:table-cell office:value-type="float" office:value="8.6808656" calcext:value-type="float">
            <text:p>8.6808656</text:p>
          </table:table-cell>
          <table:table-cell office:value-type="float" office:value="4186" calcext:value-type="float">
            <text:p>4186</text:p>
          </table:table-cell>
          <table:table-cell office:value-type="float" office:value="8.455216515" calcext:value-type="float">
            <text:p>8.45521651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189069736" calcext:value-type="float">
            <text:p>7.189069736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996" calcext:value-type="float">
            <text:p>1101996</text:p>
          </table:table-cell>
          <table:table-cell office:value-type="float" office:value="8.451788708" calcext:value-type="float">
            <text:p>8.451788708</text:p>
          </table:table-cell>
          <table:table-cell office:value-type="float" office:value="10" calcext:value-type="float">
            <text:p>10</text:p>
          </table:table-cell>
          <table:table-cell office:value-type="float" office:value="8.588330375" calcext:value-type="float">
            <text:p>8.588330375</text:p>
          </table:table-cell>
          <table:table-cell office:value-type="float" office:value="0" calcext:value-type="float">
            <text:p>0</text:p>
          </table:table-cell>
          <table:table-cell office:value-type="float" office:value="8.527672795" calcext:value-type="float">
            <text:p>8.52767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68679" calcext:value-type="float">
            <text:p>1068679</text:p>
          </table:table-cell>
          <table:table-cell office:value-type="float" office:value="8.621429305" calcext:value-type="float">
            <text:p>8.621429305</text:p>
          </table:table-cell>
          <table:table-cell office:value-type="float" office:value="4186" calcext:value-type="float">
            <text:p>4186</text:p>
          </table:table-cell>
          <table:table-cell office:value-type="float" office:value="8.613966477" calcext:value-type="float">
            <text:p>8.613966477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355095271" calcext:value-type="float">
            <text:p>7.355095271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68679" calcext:value-type="float">
            <text:p>1068679</text:p>
          </table:table-cell>
          <table:table-cell office:value-type="float" office:value="8.553370573" calcext:value-type="float">
            <text:p>8.553370573</text:p>
          </table:table-cell>
          <table:table-cell office:value-type="float" office:value="10" calcext:value-type="float">
            <text:p>10</text:p>
          </table:table-cell>
          <table:table-cell office:value-type="float" office:value="8.76175959" calcext:value-type="float">
            <text:p>8.76175959</text:p>
          </table:table-cell>
          <table:table-cell office:value-type="float" office:value="0" calcext:value-type="float">
            <text:p>0</text:p>
          </table:table-cell>
          <table:table-cell office:value-type="float" office:value="8.645823275" calcext:value-type="float">
            <text:p>8.64582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35632" calcext:value-type="float">
            <text:p>1035632</text:p>
          </table:table-cell>
          <table:table-cell office:value-type="float" office:value="8.815192626" calcext:value-type="float">
            <text:p>8.815192626</text:p>
          </table:table-cell>
          <table:table-cell office:value-type="float" office:value="4186" calcext:value-type="float">
            <text:p>4186</text:p>
          </table:table-cell>
          <table:table-cell office:value-type="float" office:value="8.454551105" calcext:value-type="float">
            <text:p>8.45455110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80038938" calcext:value-type="float">
            <text:p>7.28003893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35632" calcext:value-type="float">
            <text:p>1035632</text:p>
          </table:table-cell>
          <table:table-cell office:value-type="float" office:value="8.376528677" calcext:value-type="float">
            <text:p>8.376528677</text:p>
          </table:table-cell>
          <table:table-cell office:value-type="float" office:value="10" calcext:value-type="float">
            <text:p>10</text:p>
          </table:table-cell>
          <table:table-cell office:value-type="float" office:value="8.413427998" calcext:value-type="float">
            <text:p>8.413427998</text:p>
          </table:table-cell>
          <table:table-cell office:value-type="float" office:value="0" calcext:value-type="float">
            <text:p>0</text:p>
          </table:table-cell>
          <table:table-cell office:value-type="float" office:value="8.501122293" calcext:value-type="float">
            <text:p>8.50112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4861" calcext:value-type="float">
            <text:p>1044861</text:p>
          </table:table-cell>
          <table:table-cell office:value-type="float" office:value="8.637334558" calcext:value-type="float">
            <text:p>8.637334558</text:p>
          </table:table-cell>
          <table:table-cell office:value-type="float" office:value="4186" calcext:value-type="float">
            <text:p>4186</text:p>
          </table:table-cell>
          <table:table-cell office:value-type="float" office:value="8.456015016" calcext:value-type="float">
            <text:p>8.456015016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4966683" calcext:value-type="float">
            <text:p>7.2496668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4861" calcext:value-type="float">
            <text:p>1044861</text:p>
          </table:table-cell>
          <table:table-cell office:value-type="float" office:value="8.402514359" calcext:value-type="float">
            <text:p>8.402514359</text:p>
          </table:table-cell>
          <table:table-cell office:value-type="float" office:value="10" calcext:value-type="float">
            <text:p>10</text:p>
          </table:table-cell>
          <table:table-cell office:value-type="float" office:value="8.520002251" calcext:value-type="float">
            <text:p>8.520002251</text:p>
          </table:table-cell>
          <table:table-cell office:value-type="float" office:value="0" calcext:value-type="float">
            <text:p>0</text:p>
          </table:table-cell>
          <table:table-cell office:value-type="float" office:value="8.553542936" calcext:value-type="float">
            <text:p>8.55354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9501" calcext:value-type="float">
            <text:p>1049501</text:p>
          </table:table-cell>
          <table:table-cell office:value-type="float" office:value="8.855944749" calcext:value-type="float">
            <text:p>8.855944749</text:p>
          </table:table-cell>
          <table:table-cell office:value-type="float" office:value="4186" calcext:value-type="float">
            <text:p>4186</text:p>
          </table:table-cell>
          <table:table-cell office:value-type="float" office:value="8.600266589" calcext:value-type="float">
            <text:p>8.600266589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340259811" calcext:value-type="float">
            <text:p>7.340259811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9501" calcext:value-type="float">
            <text:p>1049501</text:p>
          </table:table-cell>
          <table:table-cell office:value-type="float" office:value="8.562884458" calcext:value-type="float">
            <text:p>8.562884458</text:p>
          </table:table-cell>
          <table:table-cell office:value-type="float" office:value="10" calcext:value-type="float">
            <text:p>10</text:p>
          </table:table-cell>
          <table:table-cell office:value-type="float" office:value="8.430512689" calcext:value-type="float">
            <text:p>8.430512689</text:p>
          </table:table-cell>
          <table:table-cell office:value-type="float" office:value="0" calcext:value-type="float">
            <text:p>0</text:p>
          </table:table-cell>
          <table:table-cell office:value-type="float" office:value="8.442641793" calcext:value-type="float">
            <text:p>8.44264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02674" calcext:value-type="float">
            <text:p>9502674</text:p>
          </table:table-cell>
          <table:table-cell office:value-type="float" office:value="87.047158369" calcext:value-type="float">
            <text:p>87.047158369</text:p>
          </table:table-cell>
          <table:table-cell office:value-type="float" office:value="26349" calcext:value-type="float">
            <text:p>26349</text:p>
          </table:table-cell>
          <table:table-cell office:value-type="float" office:value="85.467802533" calcext:value-type="float">
            <text:p>85.46780253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813263551" calcext:value-type="float">
            <text:p>74.81326355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02674" calcext:value-type="float">
            <text:p>9502674</text:p>
          </table:table-cell>
          <table:table-cell office:value-type="float" office:value="81.556890112" calcext:value-type="float">
            <text:p>81.556890112</text:p>
          </table:table-cell>
          <table:table-cell office:value-type="float" office:value="41" calcext:value-type="float">
            <text:p>41</text:p>
          </table:table-cell>
          <table:table-cell office:value-type="float" office:value="83.379817434" calcext:value-type="float">
            <text:p>83.379817434</text:p>
          </table:table-cell>
          <table:table-cell office:value-type="float" office:value="2" calcext:value-type="float">
            <text:p>2</text:p>
          </table:table-cell>
          <table:table-cell office:value-type="float" office:value="83.83909849" calcext:value-type="float">
            <text:p>83.83909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89968" calcext:value-type="float">
            <text:p>8389968</text:p>
          </table:table-cell>
          <table:table-cell office:value-type="float" office:value="87.112627224" calcext:value-type="float">
            <text:p>87.112627224</text:p>
          </table:table-cell>
          <table:table-cell office:value-type="float" office:value="26349" calcext:value-type="float">
            <text:p>26349</text:p>
          </table:table-cell>
          <table:table-cell office:value-type="float" office:value="85.522027645" calcext:value-type="float">
            <text:p>85.522027645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885096042" calcext:value-type="float">
            <text:p>74.88509604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89968" calcext:value-type="float">
            <text:p>8389968</text:p>
          </table:table-cell>
          <table:table-cell office:value-type="float" office:value="81.662607697" calcext:value-type="float">
            <text:p>81.662607697</text:p>
          </table:table-cell>
          <table:table-cell office:value-type="float" office:value="41" calcext:value-type="float">
            <text:p>41</text:p>
          </table:table-cell>
          <table:table-cell office:value-type="float" office:value="83.685526206" calcext:value-type="float">
            <text:p>83.685526206</text:p>
          </table:table-cell>
          <table:table-cell office:value-type="float" office:value="2" calcext:value-type="float">
            <text:p>2</text:p>
          </table:table-cell>
          <table:table-cell office:value-type="float" office:value="83.254495785" calcext:value-type="float">
            <text:p>83.254495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44628" calcext:value-type="float">
            <text:p>9244628</text:p>
          </table:table-cell>
          <table:table-cell office:value-type="float" office:value="87.115643677" calcext:value-type="float">
            <text:p>87.115643677</text:p>
          </table:table-cell>
          <table:table-cell office:value-type="float" office:value="26349" calcext:value-type="float">
            <text:p>26349</text:p>
          </table:table-cell>
          <table:table-cell office:value-type="float" office:value="85.756206877" calcext:value-type="float">
            <text:p>85.75620687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27395454" calcext:value-type="float">
            <text:p>73.327395454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44628" calcext:value-type="float">
            <text:p>9244628</text:p>
          </table:table-cell>
          <table:table-cell office:value-type="float" office:value="81.783937105" calcext:value-type="float">
            <text:p>81.783937105</text:p>
          </table:table-cell>
          <table:table-cell office:value-type="float" office:value="41" calcext:value-type="float">
            <text:p>41</text:p>
          </table:table-cell>
          <table:table-cell office:value-type="float" office:value="83.405721552" calcext:value-type="float">
            <text:p>83.405721552</text:p>
          </table:table-cell>
          <table:table-cell office:value-type="float" office:value="2" calcext:value-type="float">
            <text:p>2</text:p>
          </table:table-cell>
          <table:table-cell office:value-type="float" office:value="83.468928109" calcext:value-type="float">
            <text:p>83.468928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1303" calcext:value-type="float">
            <text:p>10251303</text:p>
          </table:table-cell>
          <table:table-cell office:value-type="float" office:value="86.885440881" calcext:value-type="float">
            <text:p>86.885440881</text:p>
          </table:table-cell>
          <table:table-cell office:value-type="float" office:value="26349" calcext:value-type="float">
            <text:p>26349</text:p>
          </table:table-cell>
          <table:table-cell office:value-type="float" office:value="85.236704793" calcext:value-type="float">
            <text:p>85.23670479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07197071" calcext:value-type="float">
            <text:p>73.30719707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1303" calcext:value-type="float">
            <text:p>10251303</text:p>
          </table:table-cell>
          <table:table-cell office:value-type="float" office:value="81.806642071" calcext:value-type="float">
            <text:p>81.806642071</text:p>
          </table:table-cell>
          <table:table-cell office:value-type="float" office:value="41" calcext:value-type="float">
            <text:p>41</text:p>
          </table:table-cell>
          <table:table-cell office:value-type="float" office:value="83.634792396" calcext:value-type="float">
            <text:p>83.634792396</text:p>
          </table:table-cell>
          <table:table-cell office:value-type="float" office:value="2" calcext:value-type="float">
            <text:p>2</text:p>
          </table:table-cell>
          <table:table-cell office:value-type="float" office:value="83.148247594" calcext:value-type="float">
            <text:p>83.148247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5538" calcext:value-type="float">
            <text:p>10305538</text:p>
          </table:table-cell>
          <table:table-cell office:value-type="float" office:value="87.200554735" calcext:value-type="float">
            <text:p>87.200554735</text:p>
          </table:table-cell>
          <table:table-cell office:value-type="float" office:value="26349" calcext:value-type="float">
            <text:p>26349</text:p>
          </table:table-cell>
          <table:table-cell office:value-type="float" office:value="85.535437396" calcext:value-type="float">
            <text:p>85.535437396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28436516" calcext:value-type="float">
            <text:p>73.328436516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5538" calcext:value-type="float">
            <text:p>10305538</text:p>
          </table:table-cell>
          <table:table-cell office:value-type="float" office:value="81.922090459" calcext:value-type="float">
            <text:p>81.922090459</text:p>
          </table:table-cell>
          <table:table-cell office:value-type="float" office:value="41" calcext:value-type="float">
            <text:p>41</text:p>
          </table:table-cell>
          <table:table-cell office:value-type="float" office:value="83.758793298" calcext:value-type="float">
            <text:p>83.758793298</text:p>
          </table:table-cell>
          <table:table-cell office:value-type="float" office:value="2" calcext:value-type="float">
            <text:p>2</text:p>
          </table:table-cell>
          <table:table-cell office:value-type="float" office:value="83.329747025" calcext:value-type="float">
            <text:p>83.329747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2119405" calcext:value-type="float">
            <text:p>102119405</text:p>
          </table:table-cell>
          <table:table-cell office:value-type="float" office:value="861.844470365" calcext:value-type="float">
            <text:p>861.84447036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106845826" calcext:value-type="float">
            <text:p>844.10684582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0.481728957" calcext:value-type="float">
            <text:p>690.481728957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2119405" calcext:value-type="float">
            <text:p>102119405</text:p>
          </table:table-cell>
          <table:table-cell office:value-type="float" office:value="606.347754278" calcext:value-type="float">
            <text:p>606.347754278</text:p>
          </table:table-cell>
          <table:table-cell office:value-type="float" office:value="520" calcext:value-type="float">
            <text:p>520</text:p>
          </table:table-cell>
          <table:table-cell office:value-type="float" office:value="822.141053384" calcext:value-type="float">
            <text:p>822.141053384</text:p>
          </table:table-cell>
          <table:table-cell office:value-type="float" office:value="13" calcext:value-type="float">
            <text:p>13</text:p>
          </table:table-cell>
          <table:table-cell office:value-type="float" office:value="817.693119763" calcext:value-type="float">
            <text:p>817.6931197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544442" calcext:value-type="float">
            <text:p>87544442</text:p>
          </table:table-cell>
          <table:table-cell office:value-type="float" office:value="850.851919101" calcext:value-type="float">
            <text:p>850.85191910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1.471704081" calcext:value-type="float">
            <text:p>841.47170408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1.913967384" calcext:value-type="float">
            <text:p>691.913967384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544442" calcext:value-type="float">
            <text:p>87544442</text:p>
          </table:table-cell>
          <table:table-cell office:value-type="float" office:value="606.154392388" calcext:value-type="float">
            <text:p>606.154392388</text:p>
          </table:table-cell>
          <table:table-cell office:value-type="float" office:value="520" calcext:value-type="float">
            <text:p>520</text:p>
          </table:table-cell>
          <table:table-cell office:value-type="float" office:value="821.60483592" calcext:value-type="float">
            <text:p>821.60483592</text:p>
          </table:table-cell>
          <table:table-cell office:value-type="float" office:value="13" calcext:value-type="float">
            <text:p>13</text:p>
          </table:table-cell>
          <table:table-cell office:value-type="float" office:value="817.497104014" calcext:value-type="float">
            <text:p>817.4971040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395597" calcext:value-type="float">
            <text:p>78395597</text:p>
          </table:table-cell>
          <table:table-cell office:value-type="float" office:value="851.645876371" calcext:value-type="float">
            <text:p>851.64587637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3.613260894" calcext:value-type="float">
            <text:p>843.61326089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3.251675249" calcext:value-type="float">
            <text:p>693.251675249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395597" calcext:value-type="float">
            <text:p>78395597</text:p>
          </table:table-cell>
          <table:table-cell office:value-type="float" office:value="606.813341417" calcext:value-type="float">
            <text:p>606.813341417</text:p>
          </table:table-cell>
          <table:table-cell office:value-type="float" office:value="520" calcext:value-type="float">
            <text:p>520</text:p>
          </table:table-cell>
          <table:table-cell office:value-type="float" office:value="821.881048869" calcext:value-type="float">
            <text:p>821.881048869</text:p>
          </table:table-cell>
          <table:table-cell office:value-type="float" office:value="13" calcext:value-type="float">
            <text:p>13</text:p>
          </table:table-cell>
          <table:table-cell office:value-type="float" office:value="820.26642948" calcext:value-type="float">
            <text:p>820.266429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551171" calcext:value-type="float">
            <text:p>77551171</text:p>
          </table:table-cell>
          <table:table-cell office:value-type="float" office:value="850.172114044" calcext:value-type="float">
            <text:p>850.17211404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847330168" calcext:value-type="float">
            <text:p>844.84733016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2.398114967" calcext:value-type="float">
            <text:p>692.398114967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551171" calcext:value-type="float">
            <text:p>77551171</text:p>
          </table:table-cell>
          <table:table-cell office:value-type="float" office:value="606.126873602" calcext:value-type="float">
            <text:p>606.126873602</text:p>
          </table:table-cell>
          <table:table-cell office:value-type="float" office:value="520" calcext:value-type="float">
            <text:p>520</text:p>
          </table:table-cell>
          <table:table-cell office:value-type="float" office:value="821.650188515" calcext:value-type="float">
            <text:p>821.650188515</text:p>
          </table:table-cell>
          <table:table-cell office:value-type="float" office:value="13" calcext:value-type="float">
            <text:p>13</text:p>
          </table:table-cell>
          <table:table-cell office:value-type="float" office:value="819.203046627" calcext:value-type="float">
            <text:p>819.2030466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483013" calcext:value-type="float">
            <text:p>77483013</text:p>
          </table:table-cell>
          <table:table-cell office:value-type="float" office:value="849.236138284" calcext:value-type="float">
            <text:p>849.23613828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324871621" calcext:value-type="float">
            <text:p>844.32487162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0.309611493" calcext:value-type="float">
            <text:p>690.30961149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483013" calcext:value-type="float">
            <text:p>77483013</text:p>
          </table:table-cell>
          <table:table-cell office:value-type="float" office:value="605.945061701" calcext:value-type="float">
            <text:p>605.945061701</text:p>
          </table:table-cell>
          <table:table-cell office:value-type="float" office:value="520" calcext:value-type="float">
            <text:p>520</text:p>
          </table:table-cell>
          <table:table-cell office:value-type="float" office:value="818.152893935" calcext:value-type="float">
            <text:p>818.152893935</text:p>
          </table:table-cell>
          <table:table-cell office:value-type="float" office:value="13" calcext:value-type="float">
            <text:p>13</text:p>
          </table:table-cell>
          <table:table-cell office:value-type="float" office:value="817.756730639" calcext:value-type="float">
            <text:p>817.756730639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311" meta:object-count="0"/>
    <meta:generator>LibreOffice/6.4.7.2$Linux_X86_64 LibreOffice_project/40$Build-2</meta:generator>
  </office:meta>
</office:document-meta>
</file>